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771in" fo:margin-left="0.0063in" fo:margin-right="0.0097in" table:align="margins" style:may-break-between-rows="false" style:writing-mode="lr-tb"/>
    </style:style>
    <style:style style:name="t1.A" style:family="table-column">
      <style:table-column-properties style:column-width="0.8215in" style:rel-column-width="8063*"/>
    </style:style>
    <style:style style:name="t1.B" style:family="table-column">
      <style:table-column-properties style:column-width="0.5097in" style:rel-column-width="5002*"/>
    </style:style>
    <style:style style:name="t1.H" style:family="table-column">
      <style:table-column-properties style:column-width="0.5889in" style:rel-column-width="5779*"/>
    </style:style>
    <style:style style:name="t1.I" style:family="table-column">
      <style:table-column-properties style:column-width="0.8111in" style:rel-column-width="7960*"/>
    </style:style>
    <style:style style:name="t1.J" style:family="table-column">
      <style:table-column-properties style:column-width="0.7in" style:rel-column-width="6870*"/>
    </style:style>
    <style:style style:name="t1.K" style:family="table-column">
      <style:table-column-properties style:column-width="0.6979in" style:rel-column-width="6851*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9" style:family="table-cell">
      <style:table-cell-properties style:vertical-align="middle" fo:padding="0in" fo:border-left="0.0347in solid #000000" fo:border-right="none" fo:border-top="none" fo:border-bottom="0.0347in solid #000000"/>
    </style:style>
    <style:style style:name="t1.B9" style:family="table-cell">
      <style:table-cell-properties style:vertical-align="middle" fo:padding="0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5889in" style:rel-column-width="5779*"/>
    </style:style>
    <style:style style:name="t2.I" style:family="table-column">
      <style:table-column-properties style:column-width="0.8111in" style:rel-column-width="7960*"/>
    </style:style>
    <style:style style:name="t2.J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1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771in" fo:margin-left="0.0063in" fo:margin-right="0.0097in" table:align="margins" style:may-break-between-rows="false" style:writing-mode="lr-tb"/>
    </style:style>
    <style:style style:name="t3.A" style:family="table-column">
      <style:table-column-properties style:column-width="0.8215in" style:rel-column-width="8063*"/>
    </style:style>
    <style:style style:name="t3.B" style:family="table-column">
      <style:table-column-properties style:column-width="0.5097in" style:rel-column-width="5002*"/>
    </style:style>
    <style:style style:name="t3.H" style:family="table-column">
      <style:table-column-properties style:column-width="0.5889in" style:rel-column-width="5779*"/>
    </style:style>
    <style:style style:name="t3.I" style:family="table-column">
      <style:table-column-properties style:column-width="0.8111in" style:rel-column-width="7960*"/>
    </style:style>
    <style:style style:name="t3.J" style:family="table-column">
      <style:table-column-properties style:column-width="0.7in" style:rel-column-width="6870*"/>
    </style:style>
    <style:style style:name="t3.K" style:family="table-column">
      <style:table-column-properties style:column-width="0.6979in" style:rel-column-width="6851*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771in" fo:margin-left="0.0063in" fo:margin-right="0.0097in" table:align="margins" style:may-break-between-rows="false" style:writing-mode="lr-tb"/>
    </style:style>
    <style:style style:name="t4.A" style:family="table-column">
      <style:table-column-properties style:column-width="0.8215in" style:rel-column-width="8063*"/>
    </style:style>
    <style:style style:name="t4.B" style:family="table-column">
      <style:table-column-properties style:column-width="0.5097in" style:rel-column-width="5002*"/>
    </style:style>
    <style:style style:name="t4.H" style:family="table-column">
      <style:table-column-properties style:column-width="0.5889in" style:rel-column-width="5779*"/>
    </style:style>
    <style:style style:name="t4.I" style:family="table-column">
      <style:table-column-properties style:column-width="0.8111in" style:rel-column-width="7960*"/>
    </style:style>
    <style:style style:name="t4.J" style:family="table-column">
      <style:table-column-properties style:column-width="0.7in" style:rel-column-width="6870*"/>
    </style:style>
    <style:style style:name="t4.K" style:family="table-column">
      <style:table-column-properties style:column-width="0.6979in" style:rel-column-width="6851*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771in" fo:margin-left="0.0063in" fo:margin-right="0.0097in" table:align="margins" style:may-break-between-rows="false" style:writing-mode="lr-tb"/>
    </style:style>
    <style:style style:name="t5.A" style:family="table-column">
      <style:table-column-properties style:column-width="0.8215in" style:rel-column-width="8063*"/>
    </style:style>
    <style:style style:name="t5.B" style:family="table-column">
      <style:table-column-properties style:column-width="0.5097in" style:rel-column-width="5002*"/>
    </style:style>
    <style:style style:name="t5.H" style:family="table-column">
      <style:table-column-properties style:column-width="0.5889in" style:rel-column-width="5779*"/>
    </style:style>
    <style:style style:name="t5.I" style:family="table-column">
      <style:table-column-properties style:column-width="0.8111in" style:rel-column-width="7960*"/>
    </style:style>
    <style:style style:name="t5.J" style:family="table-column">
      <style:table-column-properties style:column-width="0.7in" style:rel-column-width="6870*"/>
    </style:style>
    <style:style style:name="t5.K" style:family="table-column">
      <style:table-column-properties style:column-width="0.6979in" style:rel-column-width="6851*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771in" fo:margin-left="0.0063in" fo:margin-right="0.0097in" table:align="margins" style:may-break-between-rows="false" style:writing-mode="lr-tb"/>
    </style:style>
    <style:style style:name="t6.A" style:family="table-column">
      <style:table-column-properties style:column-width="0.8215in" style:rel-column-width="8063*"/>
    </style:style>
    <style:style style:name="t6.B" style:family="table-column">
      <style:table-column-properties style:column-width="0.5097in" style:rel-column-width="5002*"/>
    </style:style>
    <style:style style:name="t6.H" style:family="table-column">
      <style:table-column-properties style:column-width="0.5889in" style:rel-column-width="5779*"/>
    </style:style>
    <style:style style:name="t6.I" style:family="table-column">
      <style:table-column-properties style:column-width="0.8111in" style:rel-column-width="7960*"/>
    </style:style>
    <style:style style:name="t6.J" style:family="table-column">
      <style:table-column-properties style:column-width="0.7in" style:rel-column-width="6870*"/>
    </style:style>
    <style:style style:name="t6.K" style:family="table-column">
      <style:table-column-properties style:column-width="0.6979in" style:rel-column-width="6851*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771in" fo:margin-left="0.0063in" fo:margin-right="0.0097in" table:align="margins" style:may-break-between-rows="false" style:writing-mode="lr-tb"/>
    </style:style>
    <style:style style:name="t7.A" style:family="table-column">
      <style:table-column-properties style:column-width="0.8215in" style:rel-column-width="8063*"/>
    </style:style>
    <style:style style:name="t7.B" style:family="table-column">
      <style:table-column-properties style:column-width="0.5097in" style:rel-column-width="5002*"/>
    </style:style>
    <style:style style:name="t7.H" style:family="table-column">
      <style:table-column-properties style:column-width="0.5889in" style:rel-column-width="5779*"/>
    </style:style>
    <style:style style:name="t7.I" style:family="table-column">
      <style:table-column-properties style:column-width="0.8111in" style:rel-column-width="7960*"/>
    </style:style>
    <style:style style:name="t7.J" style:family="table-column">
      <style:table-column-properties style:column-width="0.7in" style:rel-column-width="6870*"/>
    </style:style>
    <style:style style:name="t7.K" style:family="table-column">
      <style:table-column-properties style:column-width="0.6979in" style:rel-column-width="6851*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771in" fo:margin-left="0.0063in" fo:margin-right="0.0097in" table:align="margins" style:may-break-between-rows="false" style:writing-mode="lr-tb"/>
    </style:style>
    <style:style style:name="t8.A" style:family="table-column">
      <style:table-column-properties style:column-width="0.8215in" style:rel-column-width="8063*"/>
    </style:style>
    <style:style style:name="t8.B" style:family="table-column">
      <style:table-column-properties style:column-width="0.5097in" style:rel-column-width="5002*"/>
    </style:style>
    <style:style style:name="t8.H" style:family="table-column">
      <style:table-column-properties style:column-width="0.5889in" style:rel-column-width="5779*"/>
    </style:style>
    <style:style style:name="t8.I" style:family="table-column">
      <style:table-column-properties style:column-width="0.8111in" style:rel-column-width="7960*"/>
    </style:style>
    <style:style style:name="t8.J" style:family="table-column">
      <style:table-column-properties style:column-width="0.7in" style:rel-column-width="6870*"/>
    </style:style>
    <style:style style:name="t8.K" style:family="table-column">
      <style:table-column-properties style:column-width="0.6979in" style:rel-column-width="6851*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771in" fo:margin-left="0.0063in" fo:margin-right="0.0097in" table:align="margins" style:may-break-between-rows="false" style:writing-mode="lr-tb"/>
    </style:style>
    <style:style style:name="t9.A" style:family="table-column">
      <style:table-column-properties style:column-width="0.8215in" style:rel-column-width="8063*"/>
    </style:style>
    <style:style style:name="t9.B" style:family="table-column">
      <style:table-column-properties style:column-width="0.5097in" style:rel-column-width="5002*"/>
    </style:style>
    <style:style style:name="t9.H" style:family="table-column">
      <style:table-column-properties style:column-width="0.5889in" style:rel-column-width="5779*"/>
    </style:style>
    <style:style style:name="t9.I" style:family="table-column">
      <style:table-column-properties style:column-width="0.8111in" style:rel-column-width="7960*"/>
    </style:style>
    <style:style style:name="t9.J" style:family="table-column">
      <style:table-column-properties style:column-width="0.7in" style:rel-column-width="6870*"/>
    </style:style>
    <style:style style:name="t9.K" style:family="table-column">
      <style:table-column-properties style:column-width="0.6979in" style:rel-column-width="6851*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771in" fo:margin-left="0.0063in" fo:margin-right="0.0097in" table:align="margins" style:may-break-between-rows="false" style:writing-mode="lr-tb"/>
    </style:style>
    <style:style style:name="t10.A" style:family="table-column">
      <style:table-column-properties style:column-width="0.8215in" style:rel-column-width="8063*"/>
    </style:style>
    <style:style style:name="t10.B" style:family="table-column">
      <style:table-column-properties style:column-width="0.5097in" style:rel-column-width="5002*"/>
    </style:style>
    <style:style style:name="t10.H" style:family="table-column">
      <style:table-column-properties style:column-width="0.5889in" style:rel-column-width="5779*"/>
    </style:style>
    <style:style style:name="t10.I" style:family="table-column">
      <style:table-column-properties style:column-width="0.8111in" style:rel-column-width="7960*"/>
    </style:style>
    <style:style style:name="t10.J" style:family="table-column">
      <style:table-column-properties style:column-width="0.7in" style:rel-column-width="6870*"/>
    </style:style>
    <style:style style:name="t10.K" style:family="table-column">
      <style:table-column-properties style:column-width="0.6979in" style:rel-column-width="6851*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1" style:family="table">
      <style:table-properties style:width="6.675in" fo:margin-left="0.0063in" fo:margin-right="0.0118in" table:align="margins" style:may-break-between-rows="false" style:writing-mode="lr-tb"/>
    </style:style>
    <style:style style:name="b1.A" style:family="table-column">
      <style:table-column-properties style:column-width="0.8118in" style:rel-column-width="7970*"/>
    </style:style>
    <style:style style:name="b1.B" style:family="table-column">
      <style:table-column-properties style:column-width="0.6708in" style:rel-column-width="6586*"/>
    </style:style>
    <style:style style:name="b1.C" style:family="table-column">
      <style:table-column-properties style:column-width="0.7417in" style:rel-column-width="7281*"/>
    </style:style>
    <style:style style:name="b1.I" style:family="table-column">
      <style:table-column-properties style:column-width="0.7431in" style:rel-column-width="7293*"/>
    </style:style>
    <style:style style:name="b1.1" style:family="table-row">
      <style:table-row-properties style:min-row-height="0.3063in"/>
    </style:style>
    <style:style style:name="b1.A1" style:family="table-cell">
      <style:table-cell-properties style:vertical-align="bottom" fo:padding="0.0201in" fo:border="none"/>
    </style:style>
    <style:style style:name="b1.2" style:family="table-row">
      <style:table-row-properties style:min-row-height="0.2979in"/>
    </style:style>
    <style:style style:name="b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.3" style:family="table-row">
      <style:table-row-properties style:min-row-height="0.2188in"/>
    </style:style>
    <style:style style:name="b1.C3" style:family="table-cell">
      <style:table-cell-properties fo:padding="0.0201in" fo:border-left="0.0007in solid #000000" fo:border-right="none" fo:border-top="none" fo:border-bottom="0.0007in solid #000000"/>
    </style:style>
    <style:style style:name="b1.4" style:family="table-row">
      <style:table-row-properties style:min-row-height="0.2674in"/>
    </style:style>
    <style:style style:name="b1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.A5" style:family="table-cell">
      <style:table-cell-properties fo:padding="0.0201in" fo:border-left="0.0347in solid #000000" fo:border-right="none" fo:border-top="none" fo:border-bottom="0.0007in solid #000000"/>
    </style:style>
    <style:style style:name="b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.A7" style:family="table-cell">
      <style:table-cell-properties fo:padding="0.0201in" fo:border-left="0.0347in solid #000000" fo:border-right="none" fo:border-top="none" fo:border-bottom="0.0347in solid #000000"/>
    </style:style>
    <style:style style:name="b1.B7" style:family="table-cell">
      <style:table-cell-properties fo:padding="0.0201in" fo:border-left="0.0007in solid #000000" fo:border-right="none" fo:border-top="none" fo:border-bottom="0.0347in solid #000000"/>
    </style:style>
    <style:style style:name="b2" style:family="table">
      <style:table-properties style:width="6.675in" fo:margin-left="0.0063in" fo:margin-right="0.0118in" table:align="margins" style:may-break-between-rows="false" style:writing-mode="lr-tb"/>
    </style:style>
    <style:style style:name="b2.A" style:family="table-column">
      <style:table-column-properties style:column-width="0.8118in" style:rel-column-width="7970*"/>
    </style:style>
    <style:style style:name="b2.B" style:family="table-column">
      <style:table-column-properties style:column-width="0.6708in" style:rel-column-width="6586*"/>
    </style:style>
    <style:style style:name="b2.C" style:family="table-column">
      <style:table-column-properties style:column-width="0.7417in" style:rel-column-width="7281*"/>
    </style:style>
    <style:style style:name="b2.I" style:family="table-column">
      <style:table-column-properties style:column-width="0.7431in" style:rel-column-width="7293*"/>
    </style:style>
    <style:style style:name="b2.1" style:family="table-row">
      <style:table-row-properties style:min-row-height="0.3063in"/>
    </style:style>
    <style:style style:name="b2.A1" style:family="table-cell">
      <style:table-cell-properties style:vertical-align="bottom" fo:padding="0.0201in" fo:border="none"/>
    </style:style>
    <style:style style:name="b2.2" style:family="table-row">
      <style:table-row-properties style:min-row-height="0.2563in"/>
    </style:style>
    <style:style style:name="b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2.3" style:family="table-row">
      <style:table-row-properties style:min-row-height="0.2639in"/>
    </style:style>
    <style:style style:name="b2.C3" style:family="table-cell">
      <style:table-cell-properties fo:padding="0.0201in" fo:border-left="0.0007in solid #000000" fo:border-right="none" fo:border-top="none" fo:border-bottom="0.0007in solid #000000"/>
    </style:style>
    <style:style style:name="b2.4" style:family="table-row">
      <style:table-row-properties style:min-row-height="0.2674in"/>
    </style:style>
    <style:style style:name="b2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2.A5" style:family="table-cell">
      <style:table-cell-properties fo:padding="0.0201in" fo:border-left="0.0347in solid #000000" fo:border-right="none" fo:border-top="none" fo:border-bottom="0.0007in solid #000000"/>
    </style:style>
    <style:style style:name="b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2.A7" style:family="table-cell">
      <style:table-cell-properties fo:padding="0.0201in" fo:border-left="0.0347in solid #000000" fo:border-right="none" fo:border-top="none" fo:border-bottom="0.0347in solid #000000"/>
    </style:style>
    <style:style style:name="b2.B7" style:family="table-cell">
      <style:table-cell-properties fo:padding="0.0201in" fo:border-left="0.0007in solid #000000" fo:border-right="none" fo:border-top="none" fo:border-bottom="0.0347in solid #000000"/>
    </style:style>
    <style:style style:name="b3" style:family="table">
      <style:table-properties style:width="6.675in" fo:margin-left="0.0063in" fo:margin-right="0.0118in" table:align="margins" style:may-break-between-rows="false" style:writing-mode="lr-tb"/>
    </style:style>
    <style:style style:name="b3.A" style:family="table-column">
      <style:table-column-properties style:column-width="0.8125in" style:rel-column-width="7977*"/>
    </style:style>
    <style:style style:name="b3.B" style:family="table-column">
      <style:table-column-properties style:column-width="0.6708in" style:rel-column-width="6586*"/>
    </style:style>
    <style:style style:name="b3.C" style:family="table-column">
      <style:table-column-properties style:column-width="0.7417in" style:rel-column-width="7281*"/>
    </style:style>
    <style:style style:name="b3.I" style:family="table-column">
      <style:table-column-properties style:column-width="0.7424in" style:rel-column-width="7286*"/>
    </style:style>
    <style:style style:name="b3.1" style:family="table-row">
      <style:table-row-properties style:min-row-height="0.3063in"/>
    </style:style>
    <style:style style:name="b3.A1" style:family="table-cell">
      <style:table-cell-properties style:vertical-align="bottom" fo:padding="0.0201in" fo:border="none"/>
    </style:style>
    <style:style style:name="b3.2" style:family="table-row">
      <style:table-row-properties style:min-row-height="0.2563in"/>
    </style:style>
    <style:style style:name="b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3.3" style:family="table-row">
      <style:table-row-properties style:min-row-height="0.2639in"/>
    </style:style>
    <style:style style:name="b3.C3" style:family="table-cell">
      <style:table-cell-properties fo:padding="0.0201in" fo:border-left="0.0007in solid #000000" fo:border-right="none" fo:border-top="none" fo:border-bottom="0.0007in solid #000000"/>
    </style:style>
    <style:style style:name="b3.4" style:family="table-row">
      <style:table-row-properties style:min-row-height="0.2674in"/>
    </style:style>
    <style:style style:name="b3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3.A5" style:family="table-cell">
      <style:table-cell-properties fo:padding="0.0201in" fo:border-left="0.0347in solid #000000" fo:border-right="none" fo:border-top="none" fo:border-bottom="0.0007in solid #000000"/>
    </style:style>
    <style:style style:name="b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3.A7" style:family="table-cell">
      <style:table-cell-properties fo:padding="0.0201in" fo:border-left="0.0347in solid #000000" fo:border-right="none" fo:border-top="none" fo:border-bottom="0.0347in solid #000000"/>
    </style:style>
    <style:style style:name="b3.B7" style:family="table-cell">
      <style:table-cell-properties fo:padding="0.0201in" fo:border-left="0.0007in solid #000000" fo:border-right="none" fo:border-top="none" fo:border-bottom="0.0347in solid #000000"/>
    </style:style>
    <style:style style:name="b4" style:family="table">
      <style:table-properties style:width="6.675in" fo:margin-left="0.0063in" fo:margin-right="0.0118in" table:align="margins" style:may-break-between-rows="false" style:writing-mode="lr-tb"/>
    </style:style>
    <style:style style:name="b4.A" style:family="table-column">
      <style:table-column-properties style:column-width="0.8125in" style:rel-column-width="7977*"/>
    </style:style>
    <style:style style:name="b4.B" style:family="table-column">
      <style:table-column-properties style:column-width="0.6708in" style:rel-column-width="6586*"/>
    </style:style>
    <style:style style:name="b4.C" style:family="table-column">
      <style:table-column-properties style:column-width="0.7417in" style:rel-column-width="7281*"/>
    </style:style>
    <style:style style:name="b4.I" style:family="table-column">
      <style:table-column-properties style:column-width="0.7424in" style:rel-column-width="7286*"/>
    </style:style>
    <style:style style:name="b4.1" style:family="table-row">
      <style:table-row-properties style:min-row-height="0.3063in"/>
    </style:style>
    <style:style style:name="b4.A1" style:family="table-cell">
      <style:table-cell-properties style:vertical-align="bottom" fo:padding="0.0201in" fo:border="none"/>
    </style:style>
    <style:style style:name="b4.2" style:family="table-row">
      <style:table-row-properties style:min-row-height="0.2771in"/>
    </style:style>
    <style:style style:name="b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4.3" style:family="table-row">
      <style:table-row-properties style:min-row-height="0.2639in"/>
    </style:style>
    <style:style style:name="b4.C3" style:family="table-cell">
      <style:table-cell-properties fo:padding="0.0201in" fo:border-left="0.0007in solid #000000" fo:border-right="none" fo:border-top="none" fo:border-bottom="0.0007in solid #000000"/>
    </style:style>
    <style:style style:name="b4.4" style:family="table-row">
      <style:table-row-properties style:min-row-height="0.2674in"/>
    </style:style>
    <style:style style:name="b4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4.A5" style:family="table-cell">
      <style:table-cell-properties fo:padding="0.0201in" fo:border-left="0.0347in solid #000000" fo:border-right="none" fo:border-top="none" fo:border-bottom="0.0007in solid #000000"/>
    </style:style>
    <style:style style:name="b4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4.A7" style:family="table-cell">
      <style:table-cell-properties fo:padding="0.0201in" fo:border-left="0.0347in solid #000000" fo:border-right="none" fo:border-top="none" fo:border-bottom="0.0347in solid #000000"/>
    </style:style>
    <style:style style:name="b4.B7" style:family="table-cell">
      <style:table-cell-properties fo:padding="0.0201in" fo:border-left="0.0007in solid #000000" fo:border-right="none" fo:border-top="none" fo:border-bottom="0.0347in solid #000000"/>
    </style:style>
    <style:style style:name="b5" style:family="table">
      <style:table-properties style:width="6.675in" fo:margin-left="0.0063in" fo:margin-right="0.0118in" table:align="margins" style:may-break-between-rows="false" style:writing-mode="lr-tb"/>
    </style:style>
    <style:style style:name="b5.A" style:family="table-column">
      <style:table-column-properties style:column-width="0.8125in" style:rel-column-width="7977*"/>
    </style:style>
    <style:style style:name="b5.B" style:family="table-column">
      <style:table-column-properties style:column-width="0.6708in" style:rel-column-width="6586*"/>
    </style:style>
    <style:style style:name="b5.C" style:family="table-column">
      <style:table-column-properties style:column-width="0.7417in" style:rel-column-width="7281*"/>
    </style:style>
    <style:style style:name="b5.I" style:family="table-column">
      <style:table-column-properties style:column-width="0.7424in" style:rel-column-width="7286*"/>
    </style:style>
    <style:style style:name="b5.1" style:family="table-row">
      <style:table-row-properties style:min-row-height="0.3063in"/>
    </style:style>
    <style:style style:name="b5.A1" style:family="table-cell">
      <style:table-cell-properties style:vertical-align="bottom" fo:padding="0.0201in" fo:border="none"/>
    </style:style>
    <style:style style:name="b5.2" style:family="table-row">
      <style:table-row-properties style:min-row-height="0.2563in"/>
    </style:style>
    <style:style style:name="b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5.3" style:family="table-row">
      <style:table-row-properties style:min-row-height="0.2639in"/>
    </style:style>
    <style:style style:name="b5.C3" style:family="table-cell">
      <style:table-cell-properties fo:padding="0.0201in" fo:border-left="0.0007in solid #000000" fo:border-right="none" fo:border-top="none" fo:border-bottom="0.0007in solid #000000"/>
    </style:style>
    <style:style style:name="b5.4" style:family="table-row">
      <style:table-row-properties style:min-row-height="0.2674in"/>
    </style:style>
    <style:style style:name="b5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5.A5" style:family="table-cell">
      <style:table-cell-properties fo:padding="0.0201in" fo:border-left="0.0347in solid #000000" fo:border-right="none" fo:border-top="none" fo:border-bottom="0.0007in solid #000000"/>
    </style:style>
    <style:style style:name="b5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5.A7" style:family="table-cell">
      <style:table-cell-properties fo:padding="0.0201in" fo:border-left="0.0347in solid #000000" fo:border-right="none" fo:border-top="none" fo:border-bottom="0.0347in solid #000000"/>
    </style:style>
    <style:style style:name="b5.B7" style:family="table-cell">
      <style:table-cell-properties fo:padding="0.0201in" fo:border-left="0.0007in solid #000000" fo:border-right="none" fo:border-top="none" fo:border-bottom="0.0347in solid #000000"/>
    </style:style>
    <style:style style:name="b6" style:family="table">
      <style:table-properties style:width="6.675in" fo:margin-left="0.0063in" fo:margin-right="0.0118in" table:align="margins" style:may-break-between-rows="false" style:writing-mode="lr-tb"/>
    </style:style>
    <style:style style:name="b6.A" style:family="table-column">
      <style:table-column-properties style:column-width="0.8125in" style:rel-column-width="7977*"/>
    </style:style>
    <style:style style:name="b6.B" style:family="table-column">
      <style:table-column-properties style:column-width="0.6708in" style:rel-column-width="6586*"/>
    </style:style>
    <style:style style:name="b6.C" style:family="table-column">
      <style:table-column-properties style:column-width="0.7417in" style:rel-column-width="7281*"/>
    </style:style>
    <style:style style:name="b6.I" style:family="table-column">
      <style:table-column-properties style:column-width="0.7424in" style:rel-column-width="7286*"/>
    </style:style>
    <style:style style:name="b6.1" style:family="table-row">
      <style:table-row-properties style:min-row-height="0.3063in"/>
    </style:style>
    <style:style style:name="b6.A1" style:family="table-cell">
      <style:table-cell-properties style:vertical-align="bottom" fo:padding="0.0201in" fo:border="none"/>
    </style:style>
    <style:style style:name="b6.2" style:family="table-row">
      <style:table-row-properties style:min-row-height="0.2458in"/>
    </style:style>
    <style:style style:name="b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6.3" style:family="table-row">
      <style:table-row-properties style:min-row-height="0.2639in"/>
    </style:style>
    <style:style style:name="b6.C3" style:family="table-cell">
      <style:table-cell-properties fo:padding="0.0201in" fo:border-left="0.0007in solid #000000" fo:border-right="none" fo:border-top="none" fo:border-bottom="0.0007in solid #000000"/>
    </style:style>
    <style:style style:name="b6.4" style:family="table-row">
      <style:table-row-properties style:min-row-height="0.2674in"/>
    </style:style>
    <style:style style:name="b6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6.A5" style:family="table-cell">
      <style:table-cell-properties fo:padding="0.0201in" fo:border-left="0.0347in solid #000000" fo:border-right="none" fo:border-top="none" fo:border-bottom="0.0007in solid #000000"/>
    </style:style>
    <style:style style:name="b6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6.A7" style:family="table-cell">
      <style:table-cell-properties fo:padding="0.0201in" fo:border-left="0.0347in solid #000000" fo:border-right="none" fo:border-top="none" fo:border-bottom="0.0347in solid #000000"/>
    </style:style>
    <style:style style:name="b6.B7" style:family="table-cell">
      <style:table-cell-properties fo:padding="0.0201in" fo:border-left="0.0007in solid #000000" fo:border-right="none" fo:border-top="none" fo:border-bottom="0.0347in solid #000000"/>
    </style:style>
    <style:style style:name="b7" style:family="table">
      <style:table-properties style:width="6.675in" fo:margin-left="0.0063in" fo:margin-right="0.0118in" table:align="margins" style:may-break-between-rows="false" style:writing-mode="lr-tb"/>
    </style:style>
    <style:style style:name="b7.A" style:family="table-column">
      <style:table-column-properties style:column-width="0.8125in" style:rel-column-width="7977*"/>
    </style:style>
    <style:style style:name="b7.B" style:family="table-column">
      <style:table-column-properties style:column-width="0.6708in" style:rel-column-width="6586*"/>
    </style:style>
    <style:style style:name="b7.C" style:family="table-column">
      <style:table-column-properties style:column-width="0.7417in" style:rel-column-width="7281*"/>
    </style:style>
    <style:style style:name="b7.I" style:family="table-column">
      <style:table-column-properties style:column-width="0.7424in" style:rel-column-width="7286*"/>
    </style:style>
    <style:style style:name="b7.1" style:family="table-row">
      <style:table-row-properties style:min-row-height="0.3063in"/>
    </style:style>
    <style:style style:name="b7.A1" style:family="table-cell">
      <style:table-cell-properties style:vertical-align="bottom" fo:padding="0.0201in" fo:border="none"/>
    </style:style>
    <style:style style:name="b7.2" style:family="table-row">
      <style:table-row-properties style:min-row-height="0.2458in"/>
    </style:style>
    <style:style style:name="b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7.3" style:family="table-row">
      <style:table-row-properties style:min-row-height="0.2639in"/>
    </style:style>
    <style:style style:name="b7.C3" style:family="table-cell">
      <style:table-cell-properties fo:padding="0.0201in" fo:border-left="0.0007in solid #000000" fo:border-right="none" fo:border-top="none" fo:border-bottom="0.0007in solid #000000"/>
    </style:style>
    <style:style style:name="b7.4" style:family="table-row">
      <style:table-row-properties style:min-row-height="0.2674in"/>
    </style:style>
    <style:style style:name="b7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7.A5" style:family="table-cell">
      <style:table-cell-properties fo:padding="0.0201in" fo:border-left="0.0347in solid #000000" fo:border-right="none" fo:border-top="none" fo:border-bottom="0.0007in solid #000000"/>
    </style:style>
    <style:style style:name="b7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7.A7" style:family="table-cell">
      <style:table-cell-properties fo:padding="0.0201in" fo:border-left="0.0347in solid #000000" fo:border-right="none" fo:border-top="none" fo:border-bottom="0.0347in solid #000000"/>
    </style:style>
    <style:style style:name="b7.B7" style:family="table-cell">
      <style:table-cell-properties fo:padding="0.0201in" fo:border-left="0.0007in solid #000000" fo:border-right="none" fo:border-top="none" fo:border-bottom="0.0347in solid #000000"/>
    </style:style>
    <style:style style:name="b8" style:family="table">
      <style:table-properties style:width="6.675in" fo:margin-left="0.0063in" fo:margin-right="0.0118in" table:align="margins" style:may-break-between-rows="false" style:writing-mode="lr-tb"/>
    </style:style>
    <style:style style:name="b8.A" style:family="table-column">
      <style:table-column-properties style:column-width="0.8125in" style:rel-column-width="7977*"/>
    </style:style>
    <style:style style:name="b8.B" style:family="table-column">
      <style:table-column-properties style:column-width="0.6708in" style:rel-column-width="6586*"/>
    </style:style>
    <style:style style:name="b8.C" style:family="table-column">
      <style:table-column-properties style:column-width="0.7417in" style:rel-column-width="7281*"/>
    </style:style>
    <style:style style:name="b8.I" style:family="table-column">
      <style:table-column-properties style:column-width="0.7424in" style:rel-column-width="7286*"/>
    </style:style>
    <style:style style:name="b8.1" style:family="table-row">
      <style:table-row-properties style:min-row-height="0.3063in"/>
    </style:style>
    <style:style style:name="b8.A1" style:family="table-cell">
      <style:table-cell-properties style:vertical-align="bottom" fo:padding="0.0201in" fo:border="none"/>
    </style:style>
    <style:style style:name="b8.2" style:family="table-row">
      <style:table-row-properties style:min-row-height="0.2354in"/>
    </style:style>
    <style:style style:name="b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8.3" style:family="table-row">
      <style:table-row-properties style:min-row-height="0.2639in"/>
    </style:style>
    <style:style style:name="b8.C3" style:family="table-cell">
      <style:table-cell-properties fo:padding="0.0201in" fo:border-left="0.0007in solid #000000" fo:border-right="none" fo:border-top="none" fo:border-bottom="0.0007in solid #000000"/>
    </style:style>
    <style:style style:name="b8.4" style:family="table-row">
      <style:table-row-properties style:min-row-height="0.2674in"/>
    </style:style>
    <style:style style:name="b8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8.A5" style:family="table-cell">
      <style:table-cell-properties fo:padding="0.0201in" fo:border-left="0.0347in solid #000000" fo:border-right="none" fo:border-top="none" fo:border-bottom="0.0007in solid #000000"/>
    </style:style>
    <style:style style:name="b8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8.A7" style:family="table-cell">
      <style:table-cell-properties fo:padding="0.0201in" fo:border-left="0.0347in solid #000000" fo:border-right="none" fo:border-top="none" fo:border-bottom="0.0347in solid #000000"/>
    </style:style>
    <style:style style:name="b8.B7" style:family="table-cell">
      <style:table-cell-properties fo:padding="0.0201in" fo:border-left="0.0007in solid #000000" fo:border-right="none" fo:border-top="none" fo:border-bottom="0.0347in solid #000000"/>
    </style:style>
    <style:style style:name="b9" style:family="table">
      <style:table-properties style:width="6.675in" fo:margin-left="0.0063in" fo:margin-right="0.0118in" table:align="margins" style:may-break-between-rows="false" style:writing-mode="lr-tb"/>
    </style:style>
    <style:style style:name="b9.A" style:family="table-column">
      <style:table-column-properties style:column-width="0.8125in" style:rel-column-width="7977*"/>
    </style:style>
    <style:style style:name="b9.B" style:family="table-column">
      <style:table-column-properties style:column-width="0.6708in" style:rel-column-width="6586*"/>
    </style:style>
    <style:style style:name="b9.C" style:family="table-column">
      <style:table-column-properties style:column-width="0.7417in" style:rel-column-width="7281*"/>
    </style:style>
    <style:style style:name="b9.I" style:family="table-column">
      <style:table-column-properties style:column-width="0.7424in" style:rel-column-width="7286*"/>
    </style:style>
    <style:style style:name="b9.1" style:family="table-row">
      <style:table-row-properties style:min-row-height="0.3063in"/>
    </style:style>
    <style:style style:name="b9.A1" style:family="table-cell">
      <style:table-cell-properties style:vertical-align="bottom" fo:padding="0.0201in" fo:border="none"/>
    </style:style>
    <style:style style:name="b9.2" style:family="table-row">
      <style:table-row-properties style:min-row-height="0.2458in"/>
    </style:style>
    <style:style style:name="b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9.3" style:family="table-row">
      <style:table-row-properties style:min-row-height="0.2639in"/>
    </style:style>
    <style:style style:name="b9.C3" style:family="table-cell">
      <style:table-cell-properties fo:padding="0.0201in" fo:border-left="0.0007in solid #000000" fo:border-right="none" fo:border-top="none" fo:border-bottom="0.0007in solid #000000"/>
    </style:style>
    <style:style style:name="b9.4" style:family="table-row">
      <style:table-row-properties style:min-row-height="0.2674in"/>
    </style:style>
    <style:style style:name="b9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9.A5" style:family="table-cell">
      <style:table-cell-properties fo:padding="0.0201in" fo:border-left="0.0347in solid #000000" fo:border-right="none" fo:border-top="none" fo:border-bottom="0.0007in solid #000000"/>
    </style:style>
    <style:style style:name="b9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9.A7" style:family="table-cell">
      <style:table-cell-properties fo:padding="0.0201in" fo:border-left="0.0347in solid #000000" fo:border-right="none" fo:border-top="none" fo:border-bottom="0.0347in solid #000000"/>
    </style:style>
    <style:style style:name="b9.B7" style:family="table-cell">
      <style:table-cell-properties fo:padding="0.0201in" fo:border-left="0.0007in solid #000000" fo:border-right="none" fo:border-top="none" fo:border-bottom="0.0347in solid #000000"/>
    </style:style>
    <style:style style:name="b10" style:family="table">
      <style:table-properties style:width="6.675in" fo:margin-left="0.0063in" fo:margin-right="0.0118in" table:align="margins" style:may-break-between-rows="false" style:writing-mode="lr-tb"/>
    </style:style>
    <style:style style:name="b10.A" style:family="table-column">
      <style:table-column-properties style:column-width="0.8125in" style:rel-column-width="7977*"/>
    </style:style>
    <style:style style:name="b10.B" style:family="table-column">
      <style:table-column-properties style:column-width="0.6708in" style:rel-column-width="6586*"/>
    </style:style>
    <style:style style:name="b10.C" style:family="table-column">
      <style:table-column-properties style:column-width="0.7417in" style:rel-column-width="7281*"/>
    </style:style>
    <style:style style:name="b10.I" style:family="table-column">
      <style:table-column-properties style:column-width="0.7424in" style:rel-column-width="7286*"/>
    </style:style>
    <style:style style:name="b10.1" style:family="table-row">
      <style:table-row-properties style:min-row-height="0.3063in"/>
    </style:style>
    <style:style style:name="b10.A1" style:family="table-cell">
      <style:table-cell-properties style:vertical-align="bottom" fo:padding="0.0201in" fo:border="none"/>
    </style:style>
    <style:style style:name="b10.2" style:family="table-row">
      <style:table-row-properties style:min-row-height="0.2458in"/>
    </style:style>
    <style:style style:name="b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10.3" style:family="table-row">
      <style:table-row-properties style:min-row-height="0.2639in"/>
    </style:style>
    <style:style style:name="b10.C3" style:family="table-cell">
      <style:table-cell-properties fo:padding="0.0201in" fo:border-left="0.0007in solid #000000" fo:border-right="none" fo:border-top="none" fo:border-bottom="0.0007in solid #000000"/>
    </style:style>
    <style:style style:name="b10.4" style:family="table-row">
      <style:table-row-properties style:min-row-height="0.2674in"/>
    </style:style>
    <style:style style:name="b10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10.A5" style:family="table-cell">
      <style:table-cell-properties fo:padding="0.0201in" fo:border-left="0.0347in solid #000000" fo:border-right="none" fo:border-top="none" fo:border-bottom="0.0007in solid #000000"/>
    </style:style>
    <style:style style:name="b10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10.A7" style:family="table-cell">
      <style:table-cell-properties fo:padding="0.0201in" fo:border-left="0.0347in solid #000000" fo:border-right="none" fo:border-top="none" fo:border-bottom="0.0347in solid #000000"/>
    </style:style>
    <style:style style:name="b10.B7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Таблица2" style:family="table">
      <style:table-properties style:width="6.675in" fo:margin-left="0.0063in" fo:margin-right="0.0118in" table:align="margins" style:may-break-between-rows="false" style:writing-mode="lr-tb"/>
    </style:style>
    <style:style style:name="Таблица2.A" style:family="table-column">
      <style:table-column-properties style:column-width="0.8125in" style:rel-column-width="7977*"/>
    </style:style>
    <style:style style:name="Таблица2.B" style:family="table-column">
      <style:table-column-properties style:column-width="0.6708in" style:rel-column-width="6586*"/>
    </style:style>
    <style:style style:name="Таблица2.C" style:family="table-column">
      <style:table-column-properties style:column-width="0.7417in" style:rel-column-width="7281*"/>
    </style:style>
    <style:style style:name="Таблица2.I" style:family="table-column">
      <style:table-column-properties style:column-width="0.7424in" style:rel-column-width="7286*"/>
    </style:style>
    <style:style style:name="Таблица2.1" style:family="table-row">
      <style:table-row-properties style:min-row-height="0.3063in"/>
    </style:style>
    <style:style style:name="Таблица2.A1" style:family="table-cell">
      <style:table-cell-properties style:vertical-align="bottom" fo:padding="0.0201in" fo:border="none"/>
    </style:style>
    <style:style style:name="Таблица2.2" style:family="table-row">
      <style:table-row-properties style:min-row-height="0.2458in"/>
    </style:style>
    <style:style style:name="Таблица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Таблица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Таблица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Таблица2.3" style:family="table-row">
      <style:table-row-properties style:min-row-height="0.2639in"/>
    </style:style>
    <style:style style:name="Таблица2.C3" style:family="table-cell">
      <style:table-cell-properties fo:padding="0.0201in" fo:border-left="0.0007in solid #000000" fo:border-right="none" fo:border-top="none" fo:border-bottom="0.0007in solid #000000"/>
    </style:style>
    <style:style style:name="Таблица2.4" style:family="table-row">
      <style:table-row-properties style:min-row-height="0.2674in"/>
    </style:style>
    <style:style style:name="Таблица2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Таблица2.A5" style:family="table-cell">
      <style:table-cell-properties fo:padding="0.0201in" fo:border-left="0.0347in solid #000000" fo:border-right="none" fo:border-top="none" fo:border-bottom="0.0007in solid #000000"/>
    </style:style>
    <style:style style:name="Таблица2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2.A8" style:family="table-cell">
      <style:table-cell-properties fo:padding="0.0201in" fo:border-left="0.0347in solid #000000" fo:border-right="none" fo:border-top="none" fo:border-bottom="0.0347in solid #000000"/>
    </style:style>
    <style:style style:name="Таблица2.B8" style:family="table-cell">
      <style:table-cell-properties fo:padding="0.0201in" fo:border-left="0.0007in solid #000000" fo:border-right="none" fo:border-top="none" fo:border-bottom="0.0347in solid #000000"/>
    </style:style>
    <style:style style:name="Таблица3" style:family="table">
      <style:table-properties style:width="6.675in" fo:margin-left="0.0063in" fo:margin-right="0.0118in" table:align="margins" style:may-break-between-rows="false" style:writing-mode="lr-tb"/>
    </style:style>
    <style:style style:name="Таблица3.A" style:family="table-column">
      <style:table-column-properties style:column-width="0.8125in" style:rel-column-width="7977*"/>
    </style:style>
    <style:style style:name="Таблица3.B" style:family="table-column">
      <style:table-column-properties style:column-width="0.6708in" style:rel-column-width="6586*"/>
    </style:style>
    <style:style style:name="Таблица3.C" style:family="table-column">
      <style:table-column-properties style:column-width="0.7417in" style:rel-column-width="7281*"/>
    </style:style>
    <style:style style:name="Таблица3.I" style:family="table-column">
      <style:table-column-properties style:column-width="0.7424in" style:rel-column-width="7286*"/>
    </style:style>
    <style:style style:name="Таблица3.1" style:family="table-row">
      <style:table-row-properties style:min-row-height="0.3063in"/>
    </style:style>
    <style:style style:name="Таблица3.A1" style:family="table-cell">
      <style:table-cell-properties style:vertical-align="bottom" fo:padding="0.0201in" fo:border="none"/>
    </style:style>
    <style:style style:name="Таблица3.2" style:family="table-row">
      <style:table-row-properties style:min-row-height="0.2458in"/>
    </style:style>
    <style:style style:name="Таблица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Таблица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Таблица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Таблица3.3" style:family="table-row">
      <style:table-row-properties style:min-row-height="0.2639in"/>
    </style:style>
    <style:style style:name="Таблица3.C3" style:family="table-cell">
      <style:table-cell-properties fo:padding="0.0201in" fo:border-left="0.0007in solid #000000" fo:border-right="none" fo:border-top="none" fo:border-bottom="0.0007in solid #000000"/>
    </style:style>
    <style:style style:name="Таблица3.4" style:family="table-row">
      <style:table-row-properties style:min-row-height="0.2674in"/>
    </style:style>
    <style:style style:name="Таблица3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Таблица3.A5" style:family="table-cell">
      <style:table-cell-properties fo:padding="0.0201in" fo:border-left="0.0347in solid #000000" fo:border-right="none" fo:border-top="none" fo:border-bottom="0.0007in solid #000000"/>
    </style:style>
    <style:style style:name="Таблица3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3.A8" style:family="table-cell">
      <style:table-cell-properties fo:padding="0.0201in" fo:border-left="0.0347in solid #000000" fo:border-right="none" fo:border-top="none" fo:border-bottom="0.0347in solid #000000"/>
    </style:style>
    <style:style style:name="Таблица3.B8" style:family="table-cell">
      <style:table-cell-properties fo:padding="0.0201in" fo:border-left="0.0007in solid #000000" fo:border-right="none" fo:border-top="none" fo:border-bottom="0.0347in solid #000000"/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text-autospace="none"/>
      <style:text-properties fo:font-size="10pt" fo:language="en" fo:country="US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6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8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9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text-autospace="none"/>
      <style:text-properties style:font-name="Times New Roman" fo:font-size="10pt" style:font-size-asian="10pt" style:font-size-complex="10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9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30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31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3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en" fo:country="US" style:font-size-asian="10pt" style:font-size-complex="10pt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7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38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9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2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3" style:family="paragraph" style:parent-style-name="Text_20_body">
      <style:paragraph-properties fo:text-align="center" style:justify-single-word="false"/>
    </style:style>
    <style:style style:name="P44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45" style:family="paragraph" style:parent-style-name="Text_20_body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46" style:family="paragraph" style:parent-style-name="Text_20_body">
      <style:paragraph-properties fo:margin-left="0in" fo:margin-right="0in" fo:text-align="center" style:justify-single-word="false" fo:text-indent="0.4925in" style:auto-text-indent="false"/>
    </style:style>
    <style:style style:name="P47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8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4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5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52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53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54" style:family="paragraph" style:parent-style-name="Standard">
      <style:paragraph-properties fo:margin-left="0in" fo:margin-right="0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5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56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58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59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6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6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62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/>
    </style:style>
    <style:style style:name="T18" style:family="text">
      <style:text-properties style:text-position="super 58%" style:font-name="Times New Roman1" fo:font-style="italic" style:font-style-asian="italic" style:font-style-complex="italic"/>
    </style:style>
    <style:style style:name="T19" style:family="text">
      <style:text-properties style:text-position="super 58%" style:font-size-complex="10pt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style:text-position="sub 58%"/>
    </style:style>
    <style:style style:name="T22" style:family="text">
      <style:text-properties style:text-position="sub 58%" fo:language="en" fo:country="US"/>
    </style:style>
    <style:style style:name="T23" style:family="text">
      <style:text-properties style:text-position="sub 58%" fo:language="en" fo:country="US" fo:font-style="italic" style:font-style-asian="italic" style:font-style-complex="italic"/>
    </style:style>
    <style:style style:name="T24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5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6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7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28" style:family="text">
      <style:text-properties fo:language="ru" fo:country="RU"/>
    </style:style>
    <style:style style:name="T29" style:family="text">
      <style:text-properties style:font-name="Times New Roman1"/>
    </style:style>
    <style:style style:name="T30" style:family="text">
      <style:text-properties style:font-name="Times New Roman1" fo:font-style="italic" style:font-style-asian="italic" style:font-style-complex="italic"/>
    </style:style>
    <style:style style:name="T31" style:family="text">
      <style:text-properties style:font-name="Times New Roman1" fo:language="ru" fo:country="RU" fo:font-style="italic" style:font-style-asian="italic" style:font-style-complex="italic"/>
    </style:style>
    <style:style style:name="T32" style:family="text">
      <style:text-properties style:font-name="Times New Roman1" fo:language="en" fo:country="US"/>
    </style:style>
    <style:style style:name="T33" style:family="text">
      <style:text-properties style:font-name="Times New Roman1" fo:language="en" fo:country="US" fo:font-style="normal" style:font-style-asian="normal" style:font-style-complex="normal"/>
    </style:style>
    <style:style style:name="T34" style:family="text">
      <style:text-properties style:font-name="Times New Roman" fo:language="en" fo:country="US" fo:background-color="transparent"/>
    </style:style>
    <style:style style:name="T35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6" style:family="text">
      <style:text-properties style:font-name-complex="Arial"/>
    </style:style>
    <style:style style:name="T37" style:family="text">
      <style:text-properties style:text-position="0% 100%" fo:language="en" fo:country="US" fo:font-style="normal" style:font-style-asian="normal" style:font-style-complex="normal"/>
    </style:style>
    <style:style style:name="T38" style:family="text">
      <style:text-properties style:text-position="0% 100%" style:font-name="Times New Roman" fo:font-size="12pt" fo:font-style="italic" style:font-size-asian="12pt" style:font-style-asian="italic" style:font-name-complex="Symbol" style:font-size-complex="12pt" style:font-style-complex="italic"/>
    </style:style>
    <style:style style:name="T39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" style:font-size-complex="12pt" style:font-style-complex="italic"/>
    </style:style>
    <style:style style:name="T4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1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style:font-name="Symbol" style:font-name-complex="Symbol"/>
    </style:style>
    <style:style style:name="T44" style:family="text">
      <style:text-properties style:font-name="Arial1" style:font-name-asian="Times New Roman" style:font-name-complex="Arial1" style:font-weight-complex="bold"/>
    </style:style>
    <style:style style:name="T45" style:family="text">
      <style:text-properties style:font-weight-complex="bold"/>
    </style:style>
    <style:style style:name="T46" style:family="text">
      <style:text-properties style:font-name-complex="Symbol"/>
    </style:style>
    <style:style style:name="T47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4">CALIBRATION CERTIFICATE</text:p>
      <text:p text:style-name="P38"><text:span text:style-name="T4">Type: </text:span><text:span text:style-name="T3">Radiation monitor AT6130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40">/</text:span><text:span text:style-name="T16">N</text:span><text:span text:style-name="T40">: </text:span><text:span text:style-name="T16"><text:s text:c="2"/></text:span><text:span text:style-name="T41">$allSerial</text:span></text:p>
      <text:p text:style-name="P10"/>
      <text:p text:style-name="P3">Measurement limits: </text:p>
      <text:p text:style-name="Standard"><text:span text:style-name="T9">from 0.1 </text:span><text:span text:style-name="T35">µ</text:span><text:span text:style-name="T9">Sv/h to 10 mSv/h, </text:span></text:p>
      <text:p text:style-name="P4">from 0 cps to 5<text:span text:style-name="T43"></text:span>10<text:span text:style-name="T17">3</text:span> cps</text:p>
      <text:p text:style-name="P7"/>
      <text:p text:style-name="P4"><text:span text:style-name="T42">Measurement error: </text:span><text:span text:style-name="T44">±</text:span><text:span text:style-name="T45">20</text:span> %</text:p>
      <text:p text:style-name="P18"/>
      <text:p text:style-name="P3">Operating conditions:</text:p>
      <text:list xml:id="list921129448827724955" text:style-name="L1">
        <text:list-item>
          <text:p text:style-name="P50"><text:span text:style-name="T15">Air temperature<text:tab/></text:span><text:span text:style-name="T36"><text:tab/><text:tab/><text:tab/>+</text:span><text:span text:style-name="T15">$temp</text:span><text:span text:style-name="T36"> °</text:span><text:span text:style-name="T15">C</text:span></text:p>
        </text:list-item>
        <text:list-item>
          <text:p text:style-name="P50"><text:span text:style-name="T15">Atmospheric pressure<text:tab/></text:span><text:span text:style-name="T15"><text:tab/><text:tab/><text:tab/>98,5 kPa</text:span></text:p>
        </text:list-item>
        <text:list-item>
          <text:p text:style-name="P50"><text:span text:style-name="T15">Relative humidity<text:tab/><text:tab/></text:span><text:span text:style-name="T15"><text:tab/><text:tab/>$vlag %</text:span></text:p>
        </text:list-item>
        <text:list-item>
          <text:p text:style-name="P51">Gamma radiation background<text:tab/><text:tab/><text:tab/>$bground <text:s/>nSv/h</text:p>
        </text:list-item>
      </text:list>
      <text:p text:style-name="Standard"><text:span text:style-name="Знак_20_примечания"><text:span text:style-name="T47"/></text:span></text:p>
      <text:p text:style-name="P37"><text:span text:style-name="Знак_20_примечания"><text:span text:style-name="T11">$facility_6130e_13+11+b</text:span></text:span></text:p>
      <text:p text:style-name="P12"/>
      <text:p text:style-name="P8">Calibration data</text:p>
      <text:p text:style-name="P11"/>
      <text:p text:style-name="P5">Gamma radiation, <text:span text:style-name="T19">137</text:span>Cs</text:p>
      <table:table table:name="t1" table:style-name="t1">
        <table:table-column table:style-name="t1.A"/>
        <table:table-column table:style-name="t1.B" table:number-columns-repeated="6"/>
        <table:table-column table:style-name="t1.H"/>
        <table:table-column table:style-name="t1.I"/>
        <table:table-column table:style-name="t1.J"/>
        <table:table-column table:style-name="t1.K"/>
        <table:table-row table:style-name="t1.1">
          <table:table-cell table:style-name="t1.A1" table:number-columns-spanned="11" office:value-type="string">
            <text:p text:style-name="P19"><text:span text:style-name="T1">Radiation monitor AT6130</text:span><text:span text:style-name="T28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4"><text:span text:style-name="T13">Dose rate at check point</text:span> <text:span text:style-name="T30">Ḣ</text:span><text:span text:style-name="T23">oi</text:span><text:span text:style-name="T37">(10)</text:span></text:p>
          </table:table-cell>
          <table:table-cell table:style-name="t1.B2" table:number-rows-spanned="3" office:value-type="string">
            <text:p text:style-name="P20">Radia-tion source <text:s/>number</text:p>
          </table:table-cell>
          <table:table-cell table:style-name="t1.B2" table:number-rows-spanned="3" office:value-type="string">
            <text:p text:style-name="P23"><text:span text:style-name="T13">Distan-ce to source</text:span>, </text:p>
            <text:p text:style-name="P25">R, сm</text:p>
          </table:table-cell>
          <table:table-cell table:style-name="t1.B2" table:number-columns-spanned="5" office:value-type="string">
            <text:p text:style-name="P31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3"><text:span text:style-name="T34">Relative gamma radiation <text:s/>measurement</text:span> <text:span text:style-name="T13">error</text:span><text:span text:style-name="T5">, </text:span><text:span text:style-name="T31">θ</text:span><text:span text:style-name="T24">пр</text:span><text:span text:style-name="T25">i</text:span><text:span text:style-name="T28">,</text:span> %</text:p>
          </table:table-cell>
          <table:table-cell table:style-name="t1.B2" table:number-rows-spanned="3" office:value-type="string">
            <text:p text:style-name="P28"><text:span text:style-name="T13">Confidence limit of the intrinsic <text:s/>relative error</text:span> <text:span text:style-name="T33">Δ</text:span><text:span text:style-name="T26">i</text:span><text:span text:style-name="T13">,</text:span> % </text:p>
          </table:table-cell>
          <table:table-cell table:style-name="t1.K2" table:number-rows-spanned="3" office:value-type="string">
            <text:p text:style-name="P26"><text:span text:style-name="T13">Limits of intrinsic relative error</text:span>, 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1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.D3" table:number-columns-spanned="3" office:value-type="string">
            <text:p text:style-name="P31"><text:span text:style-name="T13">Measured value</text:span> <text:span text:style-name="T30">Ḣ</text:span><text:span text:style-name="T18">*</text:span><text:span text:style-name="T23">i</text:span><text:span text:style-name="T37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1"><text:span text:style-name="T13">Average value</text:span>, <text:span text:style-name="T14">H</text:span><text:span text:style-name="T23">i</text:span><text:span text:style-name="T3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2"><text:span text:style-name="T20">H</text:span><text:span text:style-name="T21">1</text:span></text:p>
          </table:table-cell>
          <table:table-cell table:style-name="t1.D3" office:value-type="string">
            <text:p text:style-name="P31"><text:span text:style-name="T14">H</text:span><text:span text:style-name="T21">2</text:span></text:p>
          </table:table-cell>
          <table:table-cell table:style-name="t1.D3" office:value-type="string">
            <text:p text:style-name="P31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5">0,7 µSv/h</text:p>
          </table:table-cell>
          <table:table-cell table:style-name="t1.B5" office:value-type="string">
            <text:p text:style-name="P22">$1-30</text:p>
          </table:table-cell>
          <table:table-cell table:style-name="t1.B5" office:value-type="string">
            <text:p text:style-name="P22">$1-40</text:p>
          </table:table-cell>
          <table:table-cell table:style-name="t1.B5" office:value-type="string">
            <text:p text:style-name="P22">$1-50</text:p>
          </table:table-cell>
          <table:table-cell table:style-name="t1.B5" office:value-type="string">
            <text:p text:style-name="P22">$1-60</text:p>
          </table:table-cell>
          <table:table-cell table:style-name="t1.B5" office:value-type="string">
            <text:p text:style-name="P22">$1-70</text:p>
          </table:table-cell>
          <table:table-cell table:style-name="t1.B5" office:value-type="string">
            <text:p text:style-name="P22">$1-80</text:p>
          </table:table-cell>
          <table:table-cell table:style-name="t1.B5" office:value-type="string">
            <text:p text:style-name="P22">$1-00</text:p>
          </table:table-cell>
          <table:table-cell table:style-name="t1.B5" office:value-type="string">
            <text:p text:style-name="P22">$1-10</text:p>
          </table:table-cell>
          <table:table-cell table:style-name="t1.B5" office:value-type="string">
            <text:p text:style-name="P22">$1-20</text:p>
          </table:table-cell>
          <table:table-cell table:style-name="t1.K5" table:number-rows-spanned="5" office:value-type="string">
            <text:p text:style-name="P21">±<text:span text:style-name="T28">20</text:span></text:p>
          </table:table-cell>
        </table:table-row>
        <table:table-row>
          <table:table-cell table:style-name="t1.A5" office:value-type="string">
            <text:p text:style-name="P15">7 µSv/h</text:p>
          </table:table-cell>
          <table:table-cell table:style-name="t1.B5" office:value-type="string">
            <text:p text:style-name="P22">$1-31</text:p>
          </table:table-cell>
          <table:table-cell table:style-name="t1.B5" office:value-type="string">
            <text:p text:style-name="P22">$1-41</text:p>
          </table:table-cell>
          <table:table-cell table:style-name="t1.B5" office:value-type="string">
            <text:p text:style-name="P22">$1-51</text:p>
          </table:table-cell>
          <table:table-cell table:style-name="t1.B5" office:value-type="string">
            <text:p text:style-name="P22">$1-61</text:p>
          </table:table-cell>
          <table:table-cell table:style-name="t1.B5" office:value-type="string">
            <text:p text:style-name="P22">$1-71</text:p>
          </table:table-cell>
          <table:table-cell table:style-name="t1.B5" office:value-type="string">
            <text:p text:style-name="P22">$1-81</text:p>
          </table:table-cell>
          <table:table-cell table:style-name="t1.B5" office:value-type="string">
            <text:p text:style-name="P22">$1-01</text:p>
          </table:table-cell>
          <table:table-cell table:style-name="t1.B5" office:value-type="string">
            <text:p text:style-name="P22">$1-11</text:p>
          </table:table-cell>
          <table:table-cell table:style-name="t1.B5" office:value-type="string">
            <text:p text:style-name="P22">$1-21</text:p>
          </table:table-cell>
          <table:covered-table-cell/>
        </table:table-row>
        <table:table-row>
          <table:table-cell table:style-name="t1.A5" office:value-type="string">
            <text:p text:style-name="P15">70 µSv/h</text:p>
          </table:table-cell>
          <table:table-cell table:style-name="t1.B5" office:value-type="string">
            <text:p text:style-name="P22">$1-32</text:p>
          </table:table-cell>
          <table:table-cell table:style-name="t1.B5" office:value-type="string">
            <text:p text:style-name="P22">$1-42</text:p>
          </table:table-cell>
          <table:table-cell table:style-name="t1.B5" office:value-type="string">
            <text:p text:style-name="P22">$1-52</text:p>
          </table:table-cell>
          <table:table-cell table:style-name="t1.B5" office:value-type="string">
            <text:p text:style-name="P22">$1-62</text:p>
          </table:table-cell>
          <table:table-cell table:style-name="t1.B5" office:value-type="string">
            <text:p text:style-name="P22">$1-72</text:p>
          </table:table-cell>
          <table:table-cell table:style-name="t1.B5" office:value-type="string">
            <text:p text:style-name="P22">$1-82</text:p>
          </table:table-cell>
          <table:table-cell table:style-name="t1.B5" office:value-type="string">
            <text:p text:style-name="P22">$1-02</text:p>
          </table:table-cell>
          <table:table-cell table:style-name="t1.B5" office:value-type="string">
            <text:p text:style-name="P22">$1-12</text:p>
          </table:table-cell>
          <table:table-cell table:style-name="t1.B5" office:value-type="string">
            <text:p text:style-name="P22">$1-22</text:p>
          </table:table-cell>
          <table:covered-table-cell/>
        </table:table-row>
        <table:table-row>
          <table:table-cell table:style-name="t1.A5" office:value-type="string">
            <text:p text:style-name="P15">0.7 mSv/h</text:p>
          </table:table-cell>
          <table:table-cell table:style-name="t1.B5" office:value-type="string">
            <text:p text:style-name="P22">$1-33</text:p>
          </table:table-cell>
          <table:table-cell table:style-name="t1.B5" office:value-type="string">
            <text:p text:style-name="P22">$1-43</text:p>
          </table:table-cell>
          <table:table-cell table:style-name="t1.B5" office:value-type="string">
            <text:p text:style-name="P22">$1-53</text:p>
          </table:table-cell>
          <table:table-cell table:style-name="t1.B5" office:value-type="string">
            <text:p text:style-name="P22">$1-63</text:p>
          </table:table-cell>
          <table:table-cell table:style-name="t1.B5" office:value-type="string">
            <text:p text:style-name="P22">$1-73</text:p>
          </table:table-cell>
          <table:table-cell table:style-name="t1.B5" office:value-type="string">
            <text:p text:style-name="P22">$1-83</text:p>
          </table:table-cell>
          <table:table-cell table:style-name="t1.B5" office:value-type="string">
            <text:p text:style-name="P22">$1-03</text:p>
          </table:table-cell>
          <table:table-cell table:style-name="t1.B5" office:value-type="string">
            <text:p text:style-name="P22">$1-13</text:p>
          </table:table-cell>
          <table:table-cell table:style-name="t1.B5" office:value-type="string">
            <text:p text:style-name="P22">$1-23</text:p>
          </table:table-cell>
          <table:covered-table-cell/>
        </table:table-row>
        <table:table-row>
          <table:table-cell table:style-name="t1.A9" office:value-type="string">
            <text:p text:style-name="P15">7,0 mSv/h</text:p>
          </table:table-cell>
          <table:table-cell table:style-name="t1.B9" office:value-type="string">
            <text:p text:style-name="P22">$1-34</text:p>
          </table:table-cell>
          <table:table-cell table:style-name="t1.B9" office:value-type="string">
            <text:p text:style-name="P22">$1-44</text:p>
          </table:table-cell>
          <table:table-cell table:style-name="t1.B9" office:value-type="string">
            <text:p text:style-name="P22">$1-54</text:p>
          </table:table-cell>
          <table:table-cell table:style-name="t1.B9" office:value-type="string">
            <text:p text:style-name="P22">$1-64</text:p>
          </table:table-cell>
          <table:table-cell table:style-name="t1.B9" office:value-type="string">
            <text:p text:style-name="P22">$1-74</text:p>
          </table:table-cell>
          <table:table-cell table:style-name="t1.B9" office:value-type="string">
            <text:p text:style-name="P22">$1-84</text:p>
          </table:table-cell>
          <table:table-cell table:style-name="t1.B9" office:value-type="string">
            <text:p text:style-name="P22">$1-04</text:p>
          </table:table-cell>
          <table:table-cell table:style-name="t1.B9" office:value-type="string">
            <text:p text:style-name="P22">$1-14</text:p>
          </table:table-cell>
          <table:table-cell table:style-name="t1.B9" office:value-type="string">
            <text:p text:style-name="P22">$1-24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/>
        <table:table-column table:style-name="t2.I"/>
        <table:table-column table:style-name="t2.J"/>
        <table:table-column table:style-name="t2.K"/>
        <table:table-row table:style-name="t2.1">
          <table:table-cell table:style-name="t2.A1" table:number-columns-spanned="11" office:value-type="string">
            <text:p text:style-name="P19"><text:span text:style-name="T1">Radiation monitor AT6130</text:span><text:span text:style-name="T28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4"><text:span text:style-name="T13">Dose rate at check point</text:span> <text:span text:style-name="T30">Ḣ</text:span><text:span text:style-name="T23">oi</text:span><text:span text:style-name="T37">(10)</text:span></text:p>
          </table:table-cell>
          <table:table-cell table:style-name="t2.B2" table:number-rows-spanned="3" office:value-type="string">
            <text:p text:style-name="P20">Radia-tion source <text:s/>number</text:p>
          </table:table-cell>
          <table:table-cell table:style-name="t2.B2" table:number-rows-spanned="3" office:value-type="string">
            <text:p text:style-name="P23"><text:span text:style-name="T13">Distan-ce to source</text:span>, </text:p>
            <text:p text:style-name="P25">R, сm</text:p>
          </table:table-cell>
          <table:table-cell table:style-name="t2.B2" table:number-columns-spanned="5" office:value-type="string">
            <text:p text:style-name="P31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3"><text:span text:style-name="T34">Relative gamma radiation <text:s/>measurement</text:span> <text:span text:style-name="T13">error</text:span><text:span text:style-name="T5">, </text:span><text:span text:style-name="T31">θ</text:span><text:span text:style-name="T24">пр</text:span><text:span text:style-name="T25">i</text:span><text:span text:style-name="T28">,</text:span> %</text:p>
          </table:table-cell>
          <table:table-cell table:style-name="t2.B2" table:number-rows-spanned="3" office:value-type="string">
            <text:p text:style-name="P28"><text:span text:style-name="T13">Confidence limit of the intrinsic <text:s/>relative error</text:span> <text:span text:style-name="T33">Δ</text:span><text:span text:style-name="T26">i</text:span><text:span text:style-name="T13">,</text:span> % </text:p>
          </table:table-cell>
          <table:table-cell table:style-name="t2.K2" table:number-rows-spanned="3" office:value-type="string">
            <text:p text:style-name="P26"><text:span text:style-name="T13">Limits of intrinsic relative error</text:span>, 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39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2.D3" table:number-columns-spanned="3" office:value-type="string">
            <text:p text:style-name="P39"><text:span text:style-name="T13">Measured value</text:span> <text:span text:style-name="T30">Ḣ</text:span><text:span text:style-name="T18">*</text:span><text:span text:style-name="T23">i</text:span><text:span text:style-name="T37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9"><text:span text:style-name="T13">Average value</text:span>, <text:span text:style-name="T14">H</text:span><text:span text:style-name="T23">i</text:span><text:span text:style-name="T3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40"><text:span text:style-name="T20">H</text:span><text:span text:style-name="T21">1</text:span></text:p>
          </table:table-cell>
          <table:table-cell table:style-name="t2.D3" office:value-type="string">
            <text:p text:style-name="P39"><text:span text:style-name="T14">H</text:span><text:span text:style-name="T21">2</text:span></text:p>
          </table:table-cell>
          <table:table-cell table:style-name="t2.D3" office:value-type="string">
            <text:p text:style-name="P39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5">0,7 µSv/h</text:p>
          </table:table-cell>
          <table:table-cell table:style-name="t2.B5" office:value-type="string">
            <text:p text:style-name="P16">$2-30</text:p>
          </table:table-cell>
          <table:table-cell table:style-name="t2.B5" office:value-type="string">
            <text:p text:style-name="P16">$2-40</text:p>
          </table:table-cell>
          <table:table-cell table:style-name="t2.B5" office:value-type="string">
            <text:p text:style-name="P16">$2-50</text:p>
          </table:table-cell>
          <table:table-cell table:style-name="t2.B5" office:value-type="string">
            <text:p text:style-name="P16">$2-60</text:p>
          </table:table-cell>
          <table:table-cell table:style-name="t2.B5" office:value-type="string">
            <text:p text:style-name="P16">$2-70</text:p>
          </table:table-cell>
          <table:table-cell table:style-name="t2.B5" office:value-type="string">
            <text:p text:style-name="P16">$2-80</text:p>
          </table:table-cell>
          <table:table-cell table:style-name="t2.B5" office:value-type="string">
            <text:p text:style-name="P16">$2-00</text:p>
          </table:table-cell>
          <table:table-cell table:style-name="t2.B5" office:value-type="string">
            <text:p text:style-name="P16">$2-10</text:p>
          </table:table-cell>
          <table:table-cell table:style-name="t2.B5" office:value-type="string">
            <text:p text:style-name="P16">$2-20</text:p>
          </table:table-cell>
          <table:table-cell table:style-name="t2.K5" table:number-rows-spanned="5" office:value-type="string">
            <text:p text:style-name="P15">±<text:span text:style-name="T28">20</text:span></text:p>
          </table:table-cell>
        </table:table-row>
        <table:table-row>
          <table:table-cell table:style-name="t2.A5" office:value-type="string">
            <text:p text:style-name="P15">7 µSv/h</text:p>
          </table:table-cell>
          <table:table-cell table:style-name="t2.B5" office:value-type="string">
            <text:p text:style-name="P16">$2-31</text:p>
          </table:table-cell>
          <table:table-cell table:style-name="t2.B5" office:value-type="string">
            <text:p text:style-name="P16">$2-41</text:p>
          </table:table-cell>
          <table:table-cell table:style-name="t2.B5" office:value-type="string">
            <text:p text:style-name="P16">$2-51</text:p>
          </table:table-cell>
          <table:table-cell table:style-name="t2.B5" office:value-type="string">
            <text:p text:style-name="P16">$2-61</text:p>
          </table:table-cell>
          <table:table-cell table:style-name="t2.B5" office:value-type="string">
            <text:p text:style-name="P16">$2-71</text:p>
          </table:table-cell>
          <table:table-cell table:style-name="t2.B5" office:value-type="string">
            <text:p text:style-name="P16">$2-81</text:p>
          </table:table-cell>
          <table:table-cell table:style-name="t2.B5" office:value-type="string">
            <text:p text:style-name="P16">$2-01</text:p>
          </table:table-cell>
          <table:table-cell table:style-name="t2.B5" office:value-type="string">
            <text:p text:style-name="P16">$2-11</text:p>
          </table:table-cell>
          <table:table-cell table:style-name="t2.B5" office:value-type="string">
            <text:p text:style-name="P16">$2-21</text:p>
          </table:table-cell>
          <table:covered-table-cell/>
        </table:table-row>
        <table:table-row>
          <table:table-cell table:style-name="t2.A5" office:value-type="string">
            <text:p text:style-name="P15">70 µSv/h</text:p>
          </table:table-cell>
          <table:table-cell table:style-name="t2.B5" office:value-type="string">
            <text:p text:style-name="P16">$2-32</text:p>
          </table:table-cell>
          <table:table-cell table:style-name="t2.B5" office:value-type="string">
            <text:p text:style-name="P16">$2-42</text:p>
          </table:table-cell>
          <table:table-cell table:style-name="t2.B5" office:value-type="string">
            <text:p text:style-name="P16">$2-52</text:p>
          </table:table-cell>
          <table:table-cell table:style-name="t2.B5" office:value-type="string">
            <text:p text:style-name="P16">$2-62</text:p>
          </table:table-cell>
          <table:table-cell table:style-name="t2.B5" office:value-type="string">
            <text:p text:style-name="P16">$2-72</text:p>
          </table:table-cell>
          <table:table-cell table:style-name="t2.B5" office:value-type="string">
            <text:p text:style-name="P16">$2-82</text:p>
          </table:table-cell>
          <table:table-cell table:style-name="t2.B5" office:value-type="string">
            <text:p text:style-name="P16">$2-02</text:p>
          </table:table-cell>
          <table:table-cell table:style-name="t2.B5" office:value-type="string">
            <text:p text:style-name="P16">$2-12</text:p>
          </table:table-cell>
          <table:table-cell table:style-name="t2.B5" office:value-type="string">
            <text:p text:style-name="P16">$2-22</text:p>
          </table:table-cell>
          <table:covered-table-cell/>
        </table:table-row>
        <table:table-row>
          <table:table-cell table:style-name="t2.A5" office:value-type="string">
            <text:p text:style-name="P15">0.7 mSv/h</text:p>
          </table:table-cell>
          <table:table-cell table:style-name="t2.B5" office:value-type="string">
            <text:p text:style-name="P16">$2-33</text:p>
          </table:table-cell>
          <table:table-cell table:style-name="t2.B5" office:value-type="string">
            <text:p text:style-name="P16">$2-43</text:p>
          </table:table-cell>
          <table:table-cell table:style-name="t2.B5" office:value-type="string">
            <text:p text:style-name="P16">$2-53</text:p>
          </table:table-cell>
          <table:table-cell table:style-name="t2.B5" office:value-type="string">
            <text:p text:style-name="P16">$2-63</text:p>
          </table:table-cell>
          <table:table-cell table:style-name="t2.B5" office:value-type="string">
            <text:p text:style-name="P16">$2-73</text:p>
          </table:table-cell>
          <table:table-cell table:style-name="t2.B5" office:value-type="string">
            <text:p text:style-name="P16">$2-83</text:p>
          </table:table-cell>
          <table:table-cell table:style-name="t2.B5" office:value-type="string">
            <text:p text:style-name="P16">$2-03</text:p>
          </table:table-cell>
          <table:table-cell table:style-name="t2.B5" office:value-type="string">
            <text:p text:style-name="P16">$2-13</text:p>
          </table:table-cell>
          <table:table-cell table:style-name="t2.B5" office:value-type="string">
            <text:p text:style-name="P16">$2-23</text:p>
          </table:table-cell>
          <table:covered-table-cell/>
        </table:table-row>
        <table:table-row>
          <table:table-cell table:style-name="t2.A9" office:value-type="string">
            <text:p text:style-name="P15">7,0 mSv/h</text:p>
          </table:table-cell>
          <table:table-cell table:style-name="t2.B9" office:value-type="string">
            <text:p text:style-name="P16">$2-34</text:p>
          </table:table-cell>
          <table:table-cell table:style-name="t2.B9" office:value-type="string">
            <text:p text:style-name="P16">$2-44</text:p>
          </table:table-cell>
          <table:table-cell table:style-name="t2.B9" office:value-type="string">
            <text:p text:style-name="P16">$2-54</text:p>
          </table:table-cell>
          <table:table-cell table:style-name="t2.B9" office:value-type="string">
            <text:p text:style-name="P16">$2-64</text:p>
          </table:table-cell>
          <table:table-cell table:style-name="t2.B9" office:value-type="string">
            <text:p text:style-name="P16">$2-74</text:p>
          </table:table-cell>
          <table:table-cell table:style-name="t2.B9" office:value-type="string">
            <text:p text:style-name="P16">$2-84</text:p>
          </table:table-cell>
          <table:table-cell table:style-name="t2.B9" office:value-type="string">
            <text:p text:style-name="P16">$2-04</text:p>
          </table:table-cell>
          <table:table-cell table:style-name="t2.B9" office:value-type="string">
            <text:p text:style-name="P16">$2-14</text:p>
          </table:table-cell>
          <table:table-cell table:style-name="t2.B9" office:value-type="string">
            <text:p text:style-name="P16">$2-24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/>
        <table:table-column table:style-name="t3.I"/>
        <table:table-column table:style-name="t3.J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19"><text:span text:style-name="T1">Radiation monitor AT6130</text:span><text:span text:style-name="T28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4"><text:span text:style-name="T13">Dose rate at check point</text:span> <text:span text:style-name="T30">Ḣ</text:span><text:span text:style-name="T23">oi</text:span><text:span text:style-name="T37">(10)</text:span></text:p>
          </table:table-cell>
          <table:table-cell table:style-name="t3.B2" table:number-rows-spanned="3" office:value-type="string">
            <text:p text:style-name="P20">Radia-tion source <text:s/>number</text:p>
          </table:table-cell>
          <table:table-cell table:style-name="t3.B2" table:number-rows-spanned="3" office:value-type="string">
            <text:p text:style-name="P23"><text:span text:style-name="T13">Distan-ce to source</text:span>, </text:p>
            <text:p text:style-name="P25">R, сm</text:p>
          </table:table-cell>
          <table:table-cell table:style-name="t3.B2" table:number-columns-spanned="5" office:value-type="string">
            <text:p text:style-name="P31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3"><text:span text:style-name="T34">Relative gamma radiation <text:s/>measurement</text:span> <text:span text:style-name="T13">error</text:span><text:span text:style-name="T5">, </text:span><text:span text:style-name="T31">θ</text:span><text:span text:style-name="T24">пр</text:span><text:span text:style-name="T25">i</text:span><text:span text:style-name="T28">,</text:span> %</text:p>
          </table:table-cell>
          <table:table-cell table:style-name="t3.B2" table:number-rows-spanned="3" office:value-type="string">
            <text:p text:style-name="P28"><text:span text:style-name="T13">Confidence limit of the intrinsic <text:s/>relative error</text:span> <text:span text:style-name="T33">Δ</text:span><text:span text:style-name="T26">i</text:span><text:span text:style-name="T13">,</text:span> % </text:p>
          </table:table-cell>
          <table:table-cell table:style-name="t3.K2" table:number-rows-spanned="3" office:value-type="string">
            <text:p text:style-name="P26"><text:span text:style-name="T13">Limits of intrinsic relative error</text:span>, 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39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3.D3" table:number-columns-spanned="3" office:value-type="string">
            <text:p text:style-name="P39"><text:span text:style-name="T13">Measured value</text:span> <text:span text:style-name="T30">Ḣ</text:span><text:span text:style-name="T18">*</text:span><text:span text:style-name="T23">i</text:span><text:span text:style-name="T37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9"><text:span text:style-name="T13">Average value</text:span>, <text:span text:style-name="T14">H</text:span><text:span text:style-name="T23">i</text:span><text:span text:style-name="T3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40"><text:span text:style-name="T20">H</text:span><text:span text:style-name="T21">1</text:span></text:p>
          </table:table-cell>
          <table:table-cell table:style-name="t3.D3" office:value-type="string">
            <text:p text:style-name="P39"><text:span text:style-name="T14">H</text:span><text:span text:style-name="T21">2</text:span></text:p>
          </table:table-cell>
          <table:table-cell table:style-name="t3.D3" office:value-type="string">
            <text:p text:style-name="P39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5">0,7 µSv/h</text:p>
          </table:table-cell>
          <table:table-cell table:style-name="t3.B5" office:value-type="string">
            <text:p text:style-name="P16">$3-30</text:p>
          </table:table-cell>
          <table:table-cell table:style-name="t3.B5" office:value-type="string">
            <text:p text:style-name="P16">$3-40</text:p>
          </table:table-cell>
          <table:table-cell table:style-name="t3.B5" office:value-type="string">
            <text:p text:style-name="P16">$3-50</text:p>
          </table:table-cell>
          <table:table-cell table:style-name="t3.B5" office:value-type="string">
            <text:p text:style-name="P16">$3-60</text:p>
          </table:table-cell>
          <table:table-cell table:style-name="t3.B5" office:value-type="string">
            <text:p text:style-name="P16">$3-70</text:p>
          </table:table-cell>
          <table:table-cell table:style-name="t3.B5" office:value-type="string">
            <text:p text:style-name="P16">$3-80</text:p>
          </table:table-cell>
          <table:table-cell table:style-name="t3.B5" office:value-type="string">
            <text:p text:style-name="P16">$3-00</text:p>
          </table:table-cell>
          <table:table-cell table:style-name="t3.B5" office:value-type="string">
            <text:p text:style-name="P16">$3-10</text:p>
          </table:table-cell>
          <table:table-cell table:style-name="t3.B5" office:value-type="string">
            <text:p text:style-name="P16">$3-20</text:p>
          </table:table-cell>
          <table:table-cell table:style-name="t3.K5" table:number-rows-spanned="5" office:value-type="string">
            <text:p text:style-name="P15">±<text:span text:style-name="T28">20</text:span></text:p>
          </table:table-cell>
        </table:table-row>
        <table:table-row>
          <table:table-cell table:style-name="t3.A5" office:value-type="string">
            <text:p text:style-name="P15">7 µSv/h</text:p>
          </table:table-cell>
          <table:table-cell table:style-name="t3.B5" office:value-type="string">
            <text:p text:style-name="P16">$3-31</text:p>
          </table:table-cell>
          <table:table-cell table:style-name="t3.B5" office:value-type="string">
            <text:p text:style-name="P16">$3-41</text:p>
          </table:table-cell>
          <table:table-cell table:style-name="t3.B5" office:value-type="string">
            <text:p text:style-name="P16">$3-51</text:p>
          </table:table-cell>
          <table:table-cell table:style-name="t3.B5" office:value-type="string">
            <text:p text:style-name="P16">$3-61</text:p>
          </table:table-cell>
          <table:table-cell table:style-name="t3.B5" office:value-type="string">
            <text:p text:style-name="P16">$3-71</text:p>
          </table:table-cell>
          <table:table-cell table:style-name="t3.B5" office:value-type="string">
            <text:p text:style-name="P16">$3-81</text:p>
          </table:table-cell>
          <table:table-cell table:style-name="t3.B5" office:value-type="string">
            <text:p text:style-name="P16">$3-01</text:p>
          </table:table-cell>
          <table:table-cell table:style-name="t3.B5" office:value-type="string">
            <text:p text:style-name="P16">$3-11</text:p>
          </table:table-cell>
          <table:table-cell table:style-name="t3.B5" office:value-type="string">
            <text:p text:style-name="P16">$3-21</text:p>
          </table:table-cell>
          <table:covered-table-cell/>
        </table:table-row>
        <table:table-row>
          <table:table-cell table:style-name="t3.A5" office:value-type="string">
            <text:p text:style-name="P15">70 µSv/h</text:p>
          </table:table-cell>
          <table:table-cell table:style-name="t3.B5" office:value-type="string">
            <text:p text:style-name="P16">$3-32</text:p>
          </table:table-cell>
          <table:table-cell table:style-name="t3.B5" office:value-type="string">
            <text:p text:style-name="P16">$3-42</text:p>
          </table:table-cell>
          <table:table-cell table:style-name="t3.B5" office:value-type="string">
            <text:p text:style-name="P16">$3-52</text:p>
          </table:table-cell>
          <table:table-cell table:style-name="t3.B5" office:value-type="string">
            <text:p text:style-name="P16">$3-62</text:p>
          </table:table-cell>
          <table:table-cell table:style-name="t3.B5" office:value-type="string">
            <text:p text:style-name="P16">$3-72</text:p>
          </table:table-cell>
          <table:table-cell table:style-name="t3.B5" office:value-type="string">
            <text:p text:style-name="P16">$3-82</text:p>
          </table:table-cell>
          <table:table-cell table:style-name="t3.B5" office:value-type="string">
            <text:p text:style-name="P16">$3-02</text:p>
          </table:table-cell>
          <table:table-cell table:style-name="t3.B5" office:value-type="string">
            <text:p text:style-name="P16">$3-12</text:p>
          </table:table-cell>
          <table:table-cell table:style-name="t3.B5" office:value-type="string">
            <text:p text:style-name="P16">$3-22</text:p>
          </table:table-cell>
          <table:covered-table-cell/>
        </table:table-row>
        <table:table-row>
          <table:table-cell table:style-name="t3.A5" office:value-type="string">
            <text:p text:style-name="P15">0.7 mSv/h</text:p>
          </table:table-cell>
          <table:table-cell table:style-name="t3.B5" office:value-type="string">
            <text:p text:style-name="P16">$3-33</text:p>
          </table:table-cell>
          <table:table-cell table:style-name="t3.B5" office:value-type="string">
            <text:p text:style-name="P16">$3-43</text:p>
          </table:table-cell>
          <table:table-cell table:style-name="t3.B5" office:value-type="string">
            <text:p text:style-name="P16">$3-53</text:p>
          </table:table-cell>
          <table:table-cell table:style-name="t3.B5" office:value-type="string">
            <text:p text:style-name="P16">$3-63</text:p>
          </table:table-cell>
          <table:table-cell table:style-name="t3.B5" office:value-type="string">
            <text:p text:style-name="P16">$3-73</text:p>
          </table:table-cell>
          <table:table-cell table:style-name="t3.B5" office:value-type="string">
            <text:p text:style-name="P16">$3-83</text:p>
          </table:table-cell>
          <table:table-cell table:style-name="t3.B5" office:value-type="string">
            <text:p text:style-name="P16">$3-03</text:p>
          </table:table-cell>
          <table:table-cell table:style-name="t3.B5" office:value-type="string">
            <text:p text:style-name="P16">$3-13</text:p>
          </table:table-cell>
          <table:table-cell table:style-name="t3.B5" office:value-type="string">
            <text:p text:style-name="P16">$3-23</text:p>
          </table:table-cell>
          <table:covered-table-cell/>
        </table:table-row>
        <table:table-row>
          <table:table-cell table:style-name="t3.A9" office:value-type="string">
            <text:p text:style-name="P15">7,0 mSv/h</text:p>
          </table:table-cell>
          <table:table-cell table:style-name="t3.B9" office:value-type="string">
            <text:p text:style-name="P16">$3-34</text:p>
          </table:table-cell>
          <table:table-cell table:style-name="t3.B9" office:value-type="string">
            <text:p text:style-name="P16">$3-44</text:p>
          </table:table-cell>
          <table:table-cell table:style-name="t3.B9" office:value-type="string">
            <text:p text:style-name="P16">$3-54</text:p>
          </table:table-cell>
          <table:table-cell table:style-name="t3.B9" office:value-type="string">
            <text:p text:style-name="P16">$3-64</text:p>
          </table:table-cell>
          <table:table-cell table:style-name="t3.B9" office:value-type="string">
            <text:p text:style-name="P16">$3-74</text:p>
          </table:table-cell>
          <table:table-cell table:style-name="t3.B9" office:value-type="string">
            <text:p text:style-name="P16">$3-84</text:p>
          </table:table-cell>
          <table:table-cell table:style-name="t3.B9" office:value-type="string">
            <text:p text:style-name="P16">$3-04</text:p>
          </table:table-cell>
          <table:table-cell table:style-name="t3.B9" office:value-type="string">
            <text:p text:style-name="P16">$3-14</text:p>
          </table:table-cell>
          <table:table-cell table:style-name="t3.B9" office:value-type="string">
            <text:p text:style-name="P16">$3-24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/>
        <table:table-column table:style-name="t4.I"/>
        <table:table-column table:style-name="t4.J"/>
        <table:table-column table:style-name="t4.K"/>
        <table:table-row table:style-name="t4.1">
          <table:table-cell table:style-name="t4.A1" table:number-columns-spanned="11" office:value-type="string">
            <text:p text:style-name="P19"><text:span text:style-name="T1">Radiation monitor AT6130</text:span><text:span text:style-name="T28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4"><text:span text:style-name="T13">Dose rate at check point</text:span> <text:span text:style-name="T30">Ḣ</text:span><text:span text:style-name="T23">oi</text:span><text:span text:style-name="T37">(10)</text:span></text:p>
          </table:table-cell>
          <table:table-cell table:style-name="t4.B2" table:number-rows-spanned="3" office:value-type="string">
            <text:p text:style-name="P20">Radia-tion source <text:s/>number</text:p>
          </table:table-cell>
          <table:table-cell table:style-name="t4.B2" table:number-rows-spanned="3" office:value-type="string">
            <text:p text:style-name="P23"><text:span text:style-name="T13">Distan-ce to source</text:span>, </text:p>
            <text:p text:style-name="P25">R, сm</text:p>
          </table:table-cell>
          <table:table-cell table:style-name="t4.B2" table:number-columns-spanned="5" office:value-type="string">
            <text:p text:style-name="P31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3"><text:span text:style-name="T34">Relative gamma radiation <text:s/>measurement</text:span> <text:span text:style-name="T13">error</text:span><text:span text:style-name="T5">, </text:span><text:span text:style-name="T31">θ</text:span><text:span text:style-name="T24">пр</text:span><text:span text:style-name="T25">i</text:span><text:span text:style-name="T28">,</text:span> %</text:p>
          </table:table-cell>
          <table:table-cell table:style-name="t4.B2" table:number-rows-spanned="3" office:value-type="string">
            <text:p text:style-name="P28"><text:span text:style-name="T13">Confidence limit of the intrinsic <text:s/>relative error</text:span> <text:span text:style-name="T33">Δ</text:span><text:span text:style-name="T26">i</text:span><text:span text:style-name="T13">,</text:span> % </text:p>
          </table:table-cell>
          <table:table-cell table:style-name="t4.K2" table:number-rows-spanned="3" office:value-type="string">
            <text:p text:style-name="P26"><text:span text:style-name="T13">Limits of intrinsic relative error</text:span>, 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39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4.D3" table:number-columns-spanned="3" office:value-type="string">
            <text:p text:style-name="P39"><text:span text:style-name="T13">Measured value</text:span> <text:span text:style-name="T30">Ḣ</text:span><text:span text:style-name="T18">*</text:span><text:span text:style-name="T23">i</text:span><text:span text:style-name="T37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9"><text:span text:style-name="T13">Average value</text:span>, <text:span text:style-name="T14">H</text:span><text:span text:style-name="T23">i</text:span><text:span text:style-name="T3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40"><text:span text:style-name="T20">H</text:span><text:span text:style-name="T21">1</text:span></text:p>
          </table:table-cell>
          <table:table-cell table:style-name="t4.D3" office:value-type="string">
            <text:p text:style-name="P39"><text:span text:style-name="T14">H</text:span><text:span text:style-name="T21">2</text:span></text:p>
          </table:table-cell>
          <table:table-cell table:style-name="t4.D3" office:value-type="string">
            <text:p text:style-name="P39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5">0,7 µSv/h</text:p>
          </table:table-cell>
          <table:table-cell table:style-name="t4.B5" office:value-type="string">
            <text:p text:style-name="P16">$4-30</text:p>
          </table:table-cell>
          <table:table-cell table:style-name="t4.B5" office:value-type="string">
            <text:p text:style-name="P16">$4-40</text:p>
          </table:table-cell>
          <table:table-cell table:style-name="t4.B5" office:value-type="string">
            <text:p text:style-name="P16">$4-50</text:p>
          </table:table-cell>
          <table:table-cell table:style-name="t4.B5" office:value-type="string">
            <text:p text:style-name="P16">$4-60</text:p>
          </table:table-cell>
          <table:table-cell table:style-name="t4.B5" office:value-type="string">
            <text:p text:style-name="P16">$4-70</text:p>
          </table:table-cell>
          <table:table-cell table:style-name="t4.B5" office:value-type="string">
            <text:p text:style-name="P16">$4-80</text:p>
          </table:table-cell>
          <table:table-cell table:style-name="t4.B5" office:value-type="string">
            <text:p text:style-name="P16">$4-00</text:p>
          </table:table-cell>
          <table:table-cell table:style-name="t4.B5" office:value-type="string">
            <text:p text:style-name="P16">$4-10</text:p>
          </table:table-cell>
          <table:table-cell table:style-name="t4.B5" office:value-type="string">
            <text:p text:style-name="P16">$4-20</text:p>
          </table:table-cell>
          <table:table-cell table:style-name="t4.K5" table:number-rows-spanned="5" office:value-type="string">
            <text:p text:style-name="P15">±<text:span text:style-name="T28">20</text:span></text:p>
          </table:table-cell>
        </table:table-row>
        <table:table-row>
          <table:table-cell table:style-name="t4.A5" office:value-type="string">
            <text:p text:style-name="P15">7 µSv/h</text:p>
          </table:table-cell>
          <table:table-cell table:style-name="t4.B5" office:value-type="string">
            <text:p text:style-name="P16">$4-31</text:p>
          </table:table-cell>
          <table:table-cell table:style-name="t4.B5" office:value-type="string">
            <text:p text:style-name="P16">$4-41</text:p>
          </table:table-cell>
          <table:table-cell table:style-name="t4.B5" office:value-type="string">
            <text:p text:style-name="P16">$4-51</text:p>
          </table:table-cell>
          <table:table-cell table:style-name="t4.B5" office:value-type="string">
            <text:p text:style-name="P16">$4-61</text:p>
          </table:table-cell>
          <table:table-cell table:style-name="t4.B5" office:value-type="string">
            <text:p text:style-name="P16">$4-71</text:p>
          </table:table-cell>
          <table:table-cell table:style-name="t4.B5" office:value-type="string">
            <text:p text:style-name="P16">$4-81</text:p>
          </table:table-cell>
          <table:table-cell table:style-name="t4.B5" office:value-type="string">
            <text:p text:style-name="P16">$4-01</text:p>
          </table:table-cell>
          <table:table-cell table:style-name="t4.B5" office:value-type="string">
            <text:p text:style-name="P16">$4-11</text:p>
          </table:table-cell>
          <table:table-cell table:style-name="t4.B5" office:value-type="string">
            <text:p text:style-name="P16">$4-21</text:p>
          </table:table-cell>
          <table:covered-table-cell/>
        </table:table-row>
        <table:table-row>
          <table:table-cell table:style-name="t4.A5" office:value-type="string">
            <text:p text:style-name="P15">70 µSv/h</text:p>
          </table:table-cell>
          <table:table-cell table:style-name="t4.B5" office:value-type="string">
            <text:p text:style-name="P16">$4-32</text:p>
          </table:table-cell>
          <table:table-cell table:style-name="t4.B5" office:value-type="string">
            <text:p text:style-name="P16">$4-42</text:p>
          </table:table-cell>
          <table:table-cell table:style-name="t4.B5" office:value-type="string">
            <text:p text:style-name="P16">$4-52</text:p>
          </table:table-cell>
          <table:table-cell table:style-name="t4.B5" office:value-type="string">
            <text:p text:style-name="P16">$4-62</text:p>
          </table:table-cell>
          <table:table-cell table:style-name="t4.B5" office:value-type="string">
            <text:p text:style-name="P16">$4-72</text:p>
          </table:table-cell>
          <table:table-cell table:style-name="t4.B5" office:value-type="string">
            <text:p text:style-name="P16">$4-82</text:p>
          </table:table-cell>
          <table:table-cell table:style-name="t4.B5" office:value-type="string">
            <text:p text:style-name="P16">$4-02</text:p>
          </table:table-cell>
          <table:table-cell table:style-name="t4.B5" office:value-type="string">
            <text:p text:style-name="P16">$4-12</text:p>
          </table:table-cell>
          <table:table-cell table:style-name="t4.B5" office:value-type="string">
            <text:p text:style-name="P16">$4-22</text:p>
          </table:table-cell>
          <table:covered-table-cell/>
        </table:table-row>
        <table:table-row>
          <table:table-cell table:style-name="t4.A5" office:value-type="string">
            <text:p text:style-name="P15">0.7 mSv/h</text:p>
          </table:table-cell>
          <table:table-cell table:style-name="t4.B5" office:value-type="string">
            <text:p text:style-name="P16">$4-33</text:p>
          </table:table-cell>
          <table:table-cell table:style-name="t4.B5" office:value-type="string">
            <text:p text:style-name="P16">$4-43</text:p>
          </table:table-cell>
          <table:table-cell table:style-name="t4.B5" office:value-type="string">
            <text:p text:style-name="P16">$4-53</text:p>
          </table:table-cell>
          <table:table-cell table:style-name="t4.B5" office:value-type="string">
            <text:p text:style-name="P16">$4-63</text:p>
          </table:table-cell>
          <table:table-cell table:style-name="t4.B5" office:value-type="string">
            <text:p text:style-name="P16">$4-73</text:p>
          </table:table-cell>
          <table:table-cell table:style-name="t4.B5" office:value-type="string">
            <text:p text:style-name="P16">$4-83</text:p>
          </table:table-cell>
          <table:table-cell table:style-name="t4.B5" office:value-type="string">
            <text:p text:style-name="P16">$4-03</text:p>
          </table:table-cell>
          <table:table-cell table:style-name="t4.B5" office:value-type="string">
            <text:p text:style-name="P16">$4-13</text:p>
          </table:table-cell>
          <table:table-cell table:style-name="t4.B5" office:value-type="string">
            <text:p text:style-name="P16">$4-23</text:p>
          </table:table-cell>
          <table:covered-table-cell/>
        </table:table-row>
        <table:table-row>
          <table:table-cell table:style-name="t4.A9" office:value-type="string">
            <text:p text:style-name="P15">7,0 mSv/h</text:p>
          </table:table-cell>
          <table:table-cell table:style-name="t4.B9" office:value-type="string">
            <text:p text:style-name="P16">$4-34</text:p>
          </table:table-cell>
          <table:table-cell table:style-name="t4.B9" office:value-type="string">
            <text:p text:style-name="P16">$4-44</text:p>
          </table:table-cell>
          <table:table-cell table:style-name="t4.B9" office:value-type="string">
            <text:p text:style-name="P16">$4-54</text:p>
          </table:table-cell>
          <table:table-cell table:style-name="t4.B9" office:value-type="string">
            <text:p text:style-name="P16">$4-64</text:p>
          </table:table-cell>
          <table:table-cell table:style-name="t4.B9" office:value-type="string">
            <text:p text:style-name="P16">$4-74</text:p>
          </table:table-cell>
          <table:table-cell table:style-name="t4.B9" office:value-type="string">
            <text:p text:style-name="P16">$4-84</text:p>
          </table:table-cell>
          <table:table-cell table:style-name="t4.B9" office:value-type="string">
            <text:p text:style-name="P16">$4-04</text:p>
          </table:table-cell>
          <table:table-cell table:style-name="t4.B9" office:value-type="string">
            <text:p text:style-name="P16">$4-14</text:p>
          </table:table-cell>
          <table:table-cell table:style-name="t4.B9" office:value-type="string">
            <text:p text:style-name="P16">$4-24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/>
        <table:table-column table:style-name="t5.I"/>
        <table:table-column table:style-name="t5.J"/>
        <table:table-column table:style-name="t5.K"/>
        <table:table-row table:style-name="t5.1">
          <table:table-cell table:style-name="t5.A1" table:number-columns-spanned="11" office:value-type="string">
            <text:p text:style-name="P19"><text:span text:style-name="T1">Radiation monitor AT6130</text:span><text:span text:style-name="T28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4"><text:span text:style-name="T13">Dose rate at check point</text:span> <text:span text:style-name="T30">Ḣ</text:span><text:span text:style-name="T23">oi</text:span><text:span text:style-name="T37">(10)</text:span></text:p>
          </table:table-cell>
          <table:table-cell table:style-name="t5.B2" table:number-rows-spanned="3" office:value-type="string">
            <text:p text:style-name="P20">Radia-tion source <text:s/>number</text:p>
          </table:table-cell>
          <table:table-cell table:style-name="t5.B2" table:number-rows-spanned="3" office:value-type="string">
            <text:p text:style-name="P23"><text:span text:style-name="T13">Distan-ce to source</text:span>, </text:p>
            <text:p text:style-name="P25">R, сm</text:p>
          </table:table-cell>
          <table:table-cell table:style-name="t5.B2" table:number-columns-spanned="5" office:value-type="string">
            <text:p text:style-name="P31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3"><text:span text:style-name="T34">Relative gamma radiation <text:s/>measurement</text:span> <text:span text:style-name="T13">error</text:span><text:span text:style-name="T5">, </text:span><text:span text:style-name="T31">θ</text:span><text:span text:style-name="T24">пр</text:span><text:span text:style-name="T25">i</text:span><text:span text:style-name="T28">,</text:span> %</text:p>
          </table:table-cell>
          <table:table-cell table:style-name="t5.B2" table:number-rows-spanned="3" office:value-type="string">
            <text:p text:style-name="P28"><text:span text:style-name="T13">Confidence limit of the intrinsic <text:s/>relative error</text:span> <text:span text:style-name="T33">Δ</text:span><text:span text:style-name="T26">i</text:span><text:span text:style-name="T13">,</text:span> % </text:p>
          </table:table-cell>
          <table:table-cell table:style-name="t5.K2" table:number-rows-spanned="3" office:value-type="string">
            <text:p text:style-name="P26"><text:span text:style-name="T13">Limits of intrinsic relative error</text:span>, 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39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5.D3" table:number-columns-spanned="3" office:value-type="string">
            <text:p text:style-name="P39"><text:span text:style-name="T13">Measured value</text:span> <text:span text:style-name="T30">Ḣ</text:span><text:span text:style-name="T18">*</text:span><text:span text:style-name="T23">i</text:span><text:span text:style-name="T37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9"><text:span text:style-name="T13">Average value</text:span>, <text:span text:style-name="T14">H</text:span><text:span text:style-name="T23">i</text:span><text:span text:style-name="T3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40"><text:span text:style-name="T20">H</text:span><text:span text:style-name="T21">1</text:span></text:p>
          </table:table-cell>
          <table:table-cell table:style-name="t5.D3" office:value-type="string">
            <text:p text:style-name="P39"><text:span text:style-name="T14">H</text:span><text:span text:style-name="T21">2</text:span></text:p>
          </table:table-cell>
          <table:table-cell table:style-name="t5.D3" office:value-type="string">
            <text:p text:style-name="P39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5">0,7 µSv/h</text:p>
          </table:table-cell>
          <table:table-cell table:style-name="t5.B5" office:value-type="string">
            <text:p text:style-name="P16">$5-30</text:p>
          </table:table-cell>
          <table:table-cell table:style-name="t5.B5" office:value-type="string">
            <text:p text:style-name="P16">$5-40</text:p>
          </table:table-cell>
          <table:table-cell table:style-name="t5.B5" office:value-type="string">
            <text:p text:style-name="P16">$5-50</text:p>
          </table:table-cell>
          <table:table-cell table:style-name="t5.B5" office:value-type="string">
            <text:p text:style-name="P16">$5-60</text:p>
          </table:table-cell>
          <table:table-cell table:style-name="t5.B5" office:value-type="string">
            <text:p text:style-name="P16">$5-70</text:p>
          </table:table-cell>
          <table:table-cell table:style-name="t5.B5" office:value-type="string">
            <text:p text:style-name="P16">$5-80</text:p>
          </table:table-cell>
          <table:table-cell table:style-name="t5.B5" office:value-type="string">
            <text:p text:style-name="P16">$5-00</text:p>
          </table:table-cell>
          <table:table-cell table:style-name="t5.B5" office:value-type="string">
            <text:p text:style-name="P16">$5-10</text:p>
          </table:table-cell>
          <table:table-cell table:style-name="t5.B5" office:value-type="string">
            <text:p text:style-name="P16">$5-20</text:p>
          </table:table-cell>
          <table:table-cell table:style-name="t5.K5" table:number-rows-spanned="5" office:value-type="string">
            <text:p text:style-name="P15">±<text:span text:style-name="T28">20</text:span></text:p>
          </table:table-cell>
        </table:table-row>
        <table:table-row>
          <table:table-cell table:style-name="t5.A5" office:value-type="string">
            <text:p text:style-name="P15">7 µSv/h</text:p>
          </table:table-cell>
          <table:table-cell table:style-name="t5.B5" office:value-type="string">
            <text:p text:style-name="P16">$5-31</text:p>
          </table:table-cell>
          <table:table-cell table:style-name="t5.B5" office:value-type="string">
            <text:p text:style-name="P16">$5-41</text:p>
          </table:table-cell>
          <table:table-cell table:style-name="t5.B5" office:value-type="string">
            <text:p text:style-name="P16">$5-51</text:p>
          </table:table-cell>
          <table:table-cell table:style-name="t5.B5" office:value-type="string">
            <text:p text:style-name="P16">$5-61</text:p>
          </table:table-cell>
          <table:table-cell table:style-name="t5.B5" office:value-type="string">
            <text:p text:style-name="P16">$5-71</text:p>
          </table:table-cell>
          <table:table-cell table:style-name="t5.B5" office:value-type="string">
            <text:p text:style-name="P16">$5-81</text:p>
          </table:table-cell>
          <table:table-cell table:style-name="t5.B5" office:value-type="string">
            <text:p text:style-name="P16">$5-01</text:p>
          </table:table-cell>
          <table:table-cell table:style-name="t5.B5" office:value-type="string">
            <text:p text:style-name="P16">$5-11</text:p>
          </table:table-cell>
          <table:table-cell table:style-name="t5.B5" office:value-type="string">
            <text:p text:style-name="P16">$5-21</text:p>
          </table:table-cell>
          <table:covered-table-cell/>
        </table:table-row>
        <table:table-row>
          <table:table-cell table:style-name="t5.A5" office:value-type="string">
            <text:p text:style-name="P15">70 µSv/h</text:p>
          </table:table-cell>
          <table:table-cell table:style-name="t5.B5" office:value-type="string">
            <text:p text:style-name="P16">$5-32</text:p>
          </table:table-cell>
          <table:table-cell table:style-name="t5.B5" office:value-type="string">
            <text:p text:style-name="P16">$5-42</text:p>
          </table:table-cell>
          <table:table-cell table:style-name="t5.B5" office:value-type="string">
            <text:p text:style-name="P16">$5-52</text:p>
          </table:table-cell>
          <table:table-cell table:style-name="t5.B5" office:value-type="string">
            <text:p text:style-name="P16">$5-62</text:p>
          </table:table-cell>
          <table:table-cell table:style-name="t5.B5" office:value-type="string">
            <text:p text:style-name="P16">$5-72</text:p>
          </table:table-cell>
          <table:table-cell table:style-name="t5.B5" office:value-type="string">
            <text:p text:style-name="P16">$5-82</text:p>
          </table:table-cell>
          <table:table-cell table:style-name="t5.B5" office:value-type="string">
            <text:p text:style-name="P16">$5-02</text:p>
          </table:table-cell>
          <table:table-cell table:style-name="t5.B5" office:value-type="string">
            <text:p text:style-name="P16">$5-12</text:p>
          </table:table-cell>
          <table:table-cell table:style-name="t5.B5" office:value-type="string">
            <text:p text:style-name="P16">$5-22</text:p>
          </table:table-cell>
          <table:covered-table-cell/>
        </table:table-row>
        <table:table-row>
          <table:table-cell table:style-name="t5.A5" office:value-type="string">
            <text:p text:style-name="P15">0.7 mSv/h</text:p>
          </table:table-cell>
          <table:table-cell table:style-name="t5.B5" office:value-type="string">
            <text:p text:style-name="P16">$5-33</text:p>
          </table:table-cell>
          <table:table-cell table:style-name="t5.B5" office:value-type="string">
            <text:p text:style-name="P16">$5-43</text:p>
          </table:table-cell>
          <table:table-cell table:style-name="t5.B5" office:value-type="string">
            <text:p text:style-name="P16">$5-53</text:p>
          </table:table-cell>
          <table:table-cell table:style-name="t5.B5" office:value-type="string">
            <text:p text:style-name="P16">$5-63</text:p>
          </table:table-cell>
          <table:table-cell table:style-name="t5.B5" office:value-type="string">
            <text:p text:style-name="P16">$5-73</text:p>
          </table:table-cell>
          <table:table-cell table:style-name="t5.B5" office:value-type="string">
            <text:p text:style-name="P16">$5-83</text:p>
          </table:table-cell>
          <table:table-cell table:style-name="t5.B5" office:value-type="string">
            <text:p text:style-name="P16">$5-03</text:p>
          </table:table-cell>
          <table:table-cell table:style-name="t5.B5" office:value-type="string">
            <text:p text:style-name="P16">$5-13</text:p>
          </table:table-cell>
          <table:table-cell table:style-name="t5.B5" office:value-type="string">
            <text:p text:style-name="P16">$5-23</text:p>
          </table:table-cell>
          <table:covered-table-cell/>
        </table:table-row>
        <table:table-row>
          <table:table-cell table:style-name="t5.A9" office:value-type="string">
            <text:p text:style-name="P15">7,0 mSv/h</text:p>
          </table:table-cell>
          <table:table-cell table:style-name="t5.B9" office:value-type="string">
            <text:p text:style-name="P16">$5-34</text:p>
          </table:table-cell>
          <table:table-cell table:style-name="t5.B9" office:value-type="string">
            <text:p text:style-name="P16">$5-44</text:p>
          </table:table-cell>
          <table:table-cell table:style-name="t5.B9" office:value-type="string">
            <text:p text:style-name="P16">$5-54</text:p>
          </table:table-cell>
          <table:table-cell table:style-name="t5.B9" office:value-type="string">
            <text:p text:style-name="P16">$5-64</text:p>
          </table:table-cell>
          <table:table-cell table:style-name="t5.B9" office:value-type="string">
            <text:p text:style-name="P16">$5-74</text:p>
          </table:table-cell>
          <table:table-cell table:style-name="t5.B9" office:value-type="string">
            <text:p text:style-name="P16">$5-84</text:p>
          </table:table-cell>
          <table:table-cell table:style-name="t5.B9" office:value-type="string">
            <text:p text:style-name="P16">$5-04</text:p>
          </table:table-cell>
          <table:table-cell table:style-name="t5.B9" office:value-type="string">
            <text:p text:style-name="P16">$5-14</text:p>
          </table:table-cell>
          <table:table-cell table:style-name="t5.B9" office:value-type="string">
            <text:p text:style-name="P16">$5-24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/>
        <table:table-column table:style-name="t6.I"/>
        <table:table-column table:style-name="t6.J"/>
        <table:table-column table:style-name="t6.K"/>
        <table:table-row table:style-name="t6.1">
          <table:table-cell table:style-name="t6.A1" table:number-columns-spanned="11" office:value-type="string">
            <text:p text:style-name="P19"><text:span text:style-name="T1">Radiation monitor AT6130</text:span><text:span text:style-name="T28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4"><text:span text:style-name="T13">Dose rate at check point</text:span> <text:span text:style-name="T30">Ḣ</text:span><text:span text:style-name="T23">oi</text:span><text:span text:style-name="T37">(10)</text:span></text:p>
          </table:table-cell>
          <table:table-cell table:style-name="t6.B2" table:number-rows-spanned="3" office:value-type="string">
            <text:p text:style-name="P20">Radia-tion source <text:s/>number</text:p>
          </table:table-cell>
          <table:table-cell table:style-name="t6.B2" table:number-rows-spanned="3" office:value-type="string">
            <text:p text:style-name="P23"><text:span text:style-name="T13">Distan-ce to source</text:span>, </text:p>
            <text:p text:style-name="P25">R, сm</text:p>
          </table:table-cell>
          <table:table-cell table:style-name="t6.B2" table:number-columns-spanned="5" office:value-type="string">
            <text:p text:style-name="P31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3"><text:span text:style-name="T34">Relative gamma radiation <text:s/>measurement</text:span> <text:span text:style-name="T13">error</text:span><text:span text:style-name="T5">, </text:span><text:span text:style-name="T31">θ</text:span><text:span text:style-name="T24">пр</text:span><text:span text:style-name="T25">i</text:span><text:span text:style-name="T28">,</text:span> %</text:p>
          </table:table-cell>
          <table:table-cell table:style-name="t6.B2" table:number-rows-spanned="3" office:value-type="string">
            <text:p text:style-name="P28"><text:span text:style-name="T13">Confidence limit of the intrinsic <text:s/>relative error</text:span> <text:span text:style-name="T33">Δ</text:span><text:span text:style-name="T26">i</text:span><text:span text:style-name="T13">,</text:span> % </text:p>
          </table:table-cell>
          <table:table-cell table:style-name="t6.K2" table:number-rows-spanned="3" office:value-type="string">
            <text:p text:style-name="P26"><text:span text:style-name="T13">Limits of intrinsic relative error</text:span>, 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39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6.D3" table:number-columns-spanned="3" office:value-type="string">
            <text:p text:style-name="P39"><text:span text:style-name="T13">Measured value</text:span> <text:span text:style-name="T30">Ḣ</text:span><text:span text:style-name="T18">*</text:span><text:span text:style-name="T23">i</text:span><text:span text:style-name="T37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9"><text:span text:style-name="T13">Average value</text:span>, <text:span text:style-name="T14">H</text:span><text:span text:style-name="T23">i</text:span><text:span text:style-name="T3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40"><text:span text:style-name="T20">H</text:span><text:span text:style-name="T21">1</text:span></text:p>
          </table:table-cell>
          <table:table-cell table:style-name="t6.D3" office:value-type="string">
            <text:p text:style-name="P39"><text:span text:style-name="T14">H</text:span><text:span text:style-name="T21">2</text:span></text:p>
          </table:table-cell>
          <table:table-cell table:style-name="t6.D3" office:value-type="string">
            <text:p text:style-name="P39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5">0,7 µSv/h</text:p>
          </table:table-cell>
          <table:table-cell table:style-name="t6.B5" office:value-type="string">
            <text:p text:style-name="P16">$6-30</text:p>
          </table:table-cell>
          <table:table-cell table:style-name="t6.B5" office:value-type="string">
            <text:p text:style-name="P16">$6-40</text:p>
          </table:table-cell>
          <table:table-cell table:style-name="t6.B5" office:value-type="string">
            <text:p text:style-name="P16">$6-50</text:p>
          </table:table-cell>
          <table:table-cell table:style-name="t6.B5" office:value-type="string">
            <text:p text:style-name="P16">$6-60</text:p>
          </table:table-cell>
          <table:table-cell table:style-name="t6.B5" office:value-type="string">
            <text:p text:style-name="P16">$6-70</text:p>
          </table:table-cell>
          <table:table-cell table:style-name="t6.B5" office:value-type="string">
            <text:p text:style-name="P16">$6-80</text:p>
          </table:table-cell>
          <table:table-cell table:style-name="t6.B5" office:value-type="string">
            <text:p text:style-name="P16">$6-00</text:p>
          </table:table-cell>
          <table:table-cell table:style-name="t6.B5" office:value-type="string">
            <text:p text:style-name="P16">$6-10</text:p>
          </table:table-cell>
          <table:table-cell table:style-name="t6.B5" office:value-type="string">
            <text:p text:style-name="P16">$6-20</text:p>
          </table:table-cell>
          <table:table-cell table:style-name="t6.K5" table:number-rows-spanned="5" office:value-type="string">
            <text:p text:style-name="P15">±<text:span text:style-name="T28">20</text:span></text:p>
          </table:table-cell>
        </table:table-row>
        <table:table-row>
          <table:table-cell table:style-name="t6.A5" office:value-type="string">
            <text:p text:style-name="P15">7 µSv/h</text:p>
          </table:table-cell>
          <table:table-cell table:style-name="t6.B5" office:value-type="string">
            <text:p text:style-name="P16">$6-31</text:p>
          </table:table-cell>
          <table:table-cell table:style-name="t6.B5" office:value-type="string">
            <text:p text:style-name="P16">$6-41</text:p>
          </table:table-cell>
          <table:table-cell table:style-name="t6.B5" office:value-type="string">
            <text:p text:style-name="P16">$6-51</text:p>
          </table:table-cell>
          <table:table-cell table:style-name="t6.B5" office:value-type="string">
            <text:p text:style-name="P16">$6-61</text:p>
          </table:table-cell>
          <table:table-cell table:style-name="t6.B5" office:value-type="string">
            <text:p text:style-name="P16">$6-71</text:p>
          </table:table-cell>
          <table:table-cell table:style-name="t6.B5" office:value-type="string">
            <text:p text:style-name="P16">$6-81</text:p>
          </table:table-cell>
          <table:table-cell table:style-name="t6.B5" office:value-type="string">
            <text:p text:style-name="P16">$6-01</text:p>
          </table:table-cell>
          <table:table-cell table:style-name="t6.B5" office:value-type="string">
            <text:p text:style-name="P16">$6-11</text:p>
          </table:table-cell>
          <table:table-cell table:style-name="t6.B5" office:value-type="string">
            <text:p text:style-name="P16">$6-21</text:p>
          </table:table-cell>
          <table:covered-table-cell/>
        </table:table-row>
        <table:table-row>
          <table:table-cell table:style-name="t6.A5" office:value-type="string">
            <text:p text:style-name="P15">70 µSv/h</text:p>
          </table:table-cell>
          <table:table-cell table:style-name="t6.B5" office:value-type="string">
            <text:p text:style-name="P16">$6-32</text:p>
          </table:table-cell>
          <table:table-cell table:style-name="t6.B5" office:value-type="string">
            <text:p text:style-name="P16">$6-42</text:p>
          </table:table-cell>
          <table:table-cell table:style-name="t6.B5" office:value-type="string">
            <text:p text:style-name="P16">$6-52</text:p>
          </table:table-cell>
          <table:table-cell table:style-name="t6.B5" office:value-type="string">
            <text:p text:style-name="P16">$6-62</text:p>
          </table:table-cell>
          <table:table-cell table:style-name="t6.B5" office:value-type="string">
            <text:p text:style-name="P16">$6-72</text:p>
          </table:table-cell>
          <table:table-cell table:style-name="t6.B5" office:value-type="string">
            <text:p text:style-name="P16">$6-82</text:p>
          </table:table-cell>
          <table:table-cell table:style-name="t6.B5" office:value-type="string">
            <text:p text:style-name="P16">$6-02</text:p>
          </table:table-cell>
          <table:table-cell table:style-name="t6.B5" office:value-type="string">
            <text:p text:style-name="P16">$6-12</text:p>
          </table:table-cell>
          <table:table-cell table:style-name="t6.B5" office:value-type="string">
            <text:p text:style-name="P16">$6-22</text:p>
          </table:table-cell>
          <table:covered-table-cell/>
        </table:table-row>
        <table:table-row>
          <table:table-cell table:style-name="t6.A5" office:value-type="string">
            <text:p text:style-name="P15">0.7 mSv/h</text:p>
          </table:table-cell>
          <table:table-cell table:style-name="t6.B5" office:value-type="string">
            <text:p text:style-name="P16">$6-33</text:p>
          </table:table-cell>
          <table:table-cell table:style-name="t6.B5" office:value-type="string">
            <text:p text:style-name="P16">$6-43</text:p>
          </table:table-cell>
          <table:table-cell table:style-name="t6.B5" office:value-type="string">
            <text:p text:style-name="P16">$6-53</text:p>
          </table:table-cell>
          <table:table-cell table:style-name="t6.B5" office:value-type="string">
            <text:p text:style-name="P16">$6-63</text:p>
          </table:table-cell>
          <table:table-cell table:style-name="t6.B5" office:value-type="string">
            <text:p text:style-name="P16">$6-73</text:p>
          </table:table-cell>
          <table:table-cell table:style-name="t6.B5" office:value-type="string">
            <text:p text:style-name="P16">$6-83</text:p>
          </table:table-cell>
          <table:table-cell table:style-name="t6.B5" office:value-type="string">
            <text:p text:style-name="P16">$6-03</text:p>
          </table:table-cell>
          <table:table-cell table:style-name="t6.B5" office:value-type="string">
            <text:p text:style-name="P16">$6-13</text:p>
          </table:table-cell>
          <table:table-cell table:style-name="t6.B5" office:value-type="string">
            <text:p text:style-name="P16">$6-23</text:p>
          </table:table-cell>
          <table:covered-table-cell/>
        </table:table-row>
        <table:table-row>
          <table:table-cell table:style-name="t6.A9" office:value-type="string">
            <text:p text:style-name="P15">7,0 mSv/h</text:p>
          </table:table-cell>
          <table:table-cell table:style-name="t6.B9" office:value-type="string">
            <text:p text:style-name="P16">$6-34</text:p>
          </table:table-cell>
          <table:table-cell table:style-name="t6.B9" office:value-type="string">
            <text:p text:style-name="P16">$6-44</text:p>
          </table:table-cell>
          <table:table-cell table:style-name="t6.B9" office:value-type="string">
            <text:p text:style-name="P16">$6-54</text:p>
          </table:table-cell>
          <table:table-cell table:style-name="t6.B9" office:value-type="string">
            <text:p text:style-name="P16">$6-64</text:p>
          </table:table-cell>
          <table:table-cell table:style-name="t6.B9" office:value-type="string">
            <text:p text:style-name="P16">$6-74</text:p>
          </table:table-cell>
          <table:table-cell table:style-name="t6.B9" office:value-type="string">
            <text:p text:style-name="P16">$6-84</text:p>
          </table:table-cell>
          <table:table-cell table:style-name="t6.B9" office:value-type="string">
            <text:p text:style-name="P16">$6-04</text:p>
          </table:table-cell>
          <table:table-cell table:style-name="t6.B9" office:value-type="string">
            <text:p text:style-name="P16">$6-14</text:p>
          </table:table-cell>
          <table:table-cell table:style-name="t6.B9" office:value-type="string">
            <text:p text:style-name="P16">$6-24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/>
        <table:table-column table:style-name="t7.I"/>
        <table:table-column table:style-name="t7.J"/>
        <table:table-column table:style-name="t7.K"/>
        <text:soft-page-break/>
        <table:table-row table:style-name="t7.1">
          <table:table-cell table:style-name="t7.A1" table:number-columns-spanned="11" office:value-type="string">
            <text:p text:style-name="P19"><text:span text:style-name="T1">Radiation monitor AT6130</text:span><text:span text:style-name="T28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4"><text:span text:style-name="T13">Dose rate at check point</text:span> <text:span text:style-name="T30">Ḣ</text:span><text:span text:style-name="T23">oi</text:span><text:span text:style-name="T37">(10)</text:span></text:p>
          </table:table-cell>
          <table:table-cell table:style-name="t7.B2" table:number-rows-spanned="3" office:value-type="string">
            <text:p text:style-name="P20">Radia-tion source <text:s/>number</text:p>
          </table:table-cell>
          <table:table-cell table:style-name="t7.B2" table:number-rows-spanned="3" office:value-type="string">
            <text:p text:style-name="P23"><text:span text:style-name="T13">Distan-ce to source</text:span>, </text:p>
            <text:p text:style-name="P25">R, сm</text:p>
          </table:table-cell>
          <table:table-cell table:style-name="t7.B2" table:number-columns-spanned="5" office:value-type="string">
            <text:p text:style-name="P31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3"><text:span text:style-name="T34">Relative gamma radiation <text:s/>measurement</text:span> <text:span text:style-name="T13">error</text:span><text:span text:style-name="T5">, </text:span><text:span text:style-name="T31">θ</text:span><text:span text:style-name="T24">пр</text:span><text:span text:style-name="T25">i</text:span><text:span text:style-name="T28">,</text:span> %</text:p>
          </table:table-cell>
          <table:table-cell table:style-name="t7.B2" table:number-rows-spanned="3" office:value-type="string">
            <text:p text:style-name="P28"><text:span text:style-name="T13">Confidence limit of the intrinsic <text:s/>relative error</text:span> <text:span text:style-name="T33">Δ</text:span><text:span text:style-name="T26">i</text:span><text:span text:style-name="T13">,</text:span> % </text:p>
          </table:table-cell>
          <table:table-cell table:style-name="t7.K2" table:number-rows-spanned="3" office:value-type="string">
            <text:p text:style-name="P26"><text:span text:style-name="T13">Limits of intrinsic relative error</text:span>, 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39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7.D3" table:number-columns-spanned="3" office:value-type="string">
            <text:p text:style-name="P39"><text:span text:style-name="T13">Measured value</text:span> <text:span text:style-name="T30">Ḣ</text:span><text:span text:style-name="T18">*</text:span><text:span text:style-name="T23">i</text:span><text:span text:style-name="T37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9"><text:span text:style-name="T13">Average value</text:span>, <text:span text:style-name="T14">H</text:span><text:span text:style-name="T23">i</text:span><text:span text:style-name="T3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40"><text:span text:style-name="T20">H</text:span><text:span text:style-name="T21">1</text:span></text:p>
          </table:table-cell>
          <table:table-cell table:style-name="t7.D3" office:value-type="string">
            <text:p text:style-name="P39"><text:span text:style-name="T14">H</text:span><text:span text:style-name="T21">2</text:span></text:p>
          </table:table-cell>
          <table:table-cell table:style-name="t7.D3" office:value-type="string">
            <text:p text:style-name="P39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5">0,7 µSv/h</text:p>
          </table:table-cell>
          <table:table-cell table:style-name="t7.B5" office:value-type="string">
            <text:p text:style-name="P16">$7-30</text:p>
          </table:table-cell>
          <table:table-cell table:style-name="t7.B5" office:value-type="string">
            <text:p text:style-name="P16">$7-40</text:p>
          </table:table-cell>
          <table:table-cell table:style-name="t7.B5" office:value-type="string">
            <text:p text:style-name="P16">$7-50</text:p>
          </table:table-cell>
          <table:table-cell table:style-name="t7.B5" office:value-type="string">
            <text:p text:style-name="P16">$7-60</text:p>
          </table:table-cell>
          <table:table-cell table:style-name="t7.B5" office:value-type="string">
            <text:p text:style-name="P16">$7-70</text:p>
          </table:table-cell>
          <table:table-cell table:style-name="t7.B5" office:value-type="string">
            <text:p text:style-name="P16">$7-80</text:p>
          </table:table-cell>
          <table:table-cell table:style-name="t7.B5" office:value-type="string">
            <text:p text:style-name="P16">$7-00</text:p>
          </table:table-cell>
          <table:table-cell table:style-name="t7.B5" office:value-type="string">
            <text:p text:style-name="P16">$7-10</text:p>
          </table:table-cell>
          <table:table-cell table:style-name="t7.B5" office:value-type="string">
            <text:p text:style-name="P16">$7-20</text:p>
          </table:table-cell>
          <table:table-cell table:style-name="t7.K5" table:number-rows-spanned="5" office:value-type="string">
            <text:p text:style-name="P15">±<text:span text:style-name="T28">20</text:span></text:p>
          </table:table-cell>
        </table:table-row>
        <table:table-row>
          <table:table-cell table:style-name="t7.A5" office:value-type="string">
            <text:p text:style-name="P15">7 µSv/h</text:p>
          </table:table-cell>
          <table:table-cell table:style-name="t7.B5" office:value-type="string">
            <text:p text:style-name="P16">$7-31</text:p>
          </table:table-cell>
          <table:table-cell table:style-name="t7.B5" office:value-type="string">
            <text:p text:style-name="P16">$7-41</text:p>
          </table:table-cell>
          <table:table-cell table:style-name="t7.B5" office:value-type="string">
            <text:p text:style-name="P16">$7-51</text:p>
          </table:table-cell>
          <table:table-cell table:style-name="t7.B5" office:value-type="string">
            <text:p text:style-name="P16">$7-61</text:p>
          </table:table-cell>
          <table:table-cell table:style-name="t7.B5" office:value-type="string">
            <text:p text:style-name="P16">$7-71</text:p>
          </table:table-cell>
          <table:table-cell table:style-name="t7.B5" office:value-type="string">
            <text:p text:style-name="P16">$7-81</text:p>
          </table:table-cell>
          <table:table-cell table:style-name="t7.B5" office:value-type="string">
            <text:p text:style-name="P16">$7-01</text:p>
          </table:table-cell>
          <table:table-cell table:style-name="t7.B5" office:value-type="string">
            <text:p text:style-name="P16">$7-11</text:p>
          </table:table-cell>
          <table:table-cell table:style-name="t7.B5" office:value-type="string">
            <text:p text:style-name="P16">$7-21</text:p>
          </table:table-cell>
          <table:covered-table-cell/>
        </table:table-row>
        <table:table-row>
          <table:table-cell table:style-name="t7.A5" office:value-type="string">
            <text:p text:style-name="P15">70 µSv/h</text:p>
          </table:table-cell>
          <table:table-cell table:style-name="t7.B5" office:value-type="string">
            <text:p text:style-name="P16">$7-32</text:p>
          </table:table-cell>
          <table:table-cell table:style-name="t7.B5" office:value-type="string">
            <text:p text:style-name="P16">$7-42</text:p>
          </table:table-cell>
          <table:table-cell table:style-name="t7.B5" office:value-type="string">
            <text:p text:style-name="P16">$7-52</text:p>
          </table:table-cell>
          <table:table-cell table:style-name="t7.B5" office:value-type="string">
            <text:p text:style-name="P16">$7-62</text:p>
          </table:table-cell>
          <table:table-cell table:style-name="t7.B5" office:value-type="string">
            <text:p text:style-name="P16">$7-72</text:p>
          </table:table-cell>
          <table:table-cell table:style-name="t7.B5" office:value-type="string">
            <text:p text:style-name="P16">$7-82</text:p>
          </table:table-cell>
          <table:table-cell table:style-name="t7.B5" office:value-type="string">
            <text:p text:style-name="P16">$7-02</text:p>
          </table:table-cell>
          <table:table-cell table:style-name="t7.B5" office:value-type="string">
            <text:p text:style-name="P16">$7-12</text:p>
          </table:table-cell>
          <table:table-cell table:style-name="t7.B5" office:value-type="string">
            <text:p text:style-name="P16">$7-22</text:p>
          </table:table-cell>
          <table:covered-table-cell/>
        </table:table-row>
        <table:table-row>
          <table:table-cell table:style-name="t7.A5" office:value-type="string">
            <text:p text:style-name="P15">0.7 mSv/h</text:p>
          </table:table-cell>
          <table:table-cell table:style-name="t7.B5" office:value-type="string">
            <text:p text:style-name="P16">$7-33</text:p>
          </table:table-cell>
          <table:table-cell table:style-name="t7.B5" office:value-type="string">
            <text:p text:style-name="P16">$7-43</text:p>
          </table:table-cell>
          <table:table-cell table:style-name="t7.B5" office:value-type="string">
            <text:p text:style-name="P16">$7-53</text:p>
          </table:table-cell>
          <table:table-cell table:style-name="t7.B5" office:value-type="string">
            <text:p text:style-name="P16">$7-63</text:p>
          </table:table-cell>
          <table:table-cell table:style-name="t7.B5" office:value-type="string">
            <text:p text:style-name="P16">$7-73</text:p>
          </table:table-cell>
          <table:table-cell table:style-name="t7.B5" office:value-type="string">
            <text:p text:style-name="P16">$7-83</text:p>
          </table:table-cell>
          <table:table-cell table:style-name="t7.B5" office:value-type="string">
            <text:p text:style-name="P16">$7-03</text:p>
          </table:table-cell>
          <table:table-cell table:style-name="t7.B5" office:value-type="string">
            <text:p text:style-name="P16">$7-13</text:p>
          </table:table-cell>
          <table:table-cell table:style-name="t7.B5" office:value-type="string">
            <text:p text:style-name="P16">$7-23</text:p>
          </table:table-cell>
          <table:covered-table-cell/>
        </table:table-row>
        <table:table-row>
          <table:table-cell table:style-name="t7.A9" office:value-type="string">
            <text:p text:style-name="P15">7,0 mSv/h</text:p>
          </table:table-cell>
          <table:table-cell table:style-name="t7.B9" office:value-type="string">
            <text:p text:style-name="P16">$7-34</text:p>
          </table:table-cell>
          <table:table-cell table:style-name="t7.B9" office:value-type="string">
            <text:p text:style-name="P16">$7-44</text:p>
          </table:table-cell>
          <table:table-cell table:style-name="t7.B9" office:value-type="string">
            <text:p text:style-name="P16">$7-54</text:p>
          </table:table-cell>
          <table:table-cell table:style-name="t7.B9" office:value-type="string">
            <text:p text:style-name="P16">$7-64</text:p>
          </table:table-cell>
          <table:table-cell table:style-name="t7.B9" office:value-type="string">
            <text:p text:style-name="P16">$7-74</text:p>
          </table:table-cell>
          <table:table-cell table:style-name="t7.B9" office:value-type="string">
            <text:p text:style-name="P16">$7-84</text:p>
          </table:table-cell>
          <table:table-cell table:style-name="t7.B9" office:value-type="string">
            <text:p text:style-name="P16">$7-04</text:p>
          </table:table-cell>
          <table:table-cell table:style-name="t7.B9" office:value-type="string">
            <text:p text:style-name="P16">$7-14</text:p>
          </table:table-cell>
          <table:table-cell table:style-name="t7.B9" office:value-type="string">
            <text:p text:style-name="P16">$7-24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/>
        <table:table-column table:style-name="t8.I"/>
        <table:table-column table:style-name="t8.J"/>
        <table:table-column table:style-name="t8.K"/>
        <table:table-row table:style-name="t8.1">
          <table:table-cell table:style-name="t8.A1" table:number-columns-spanned="11" office:value-type="string">
            <text:p text:style-name="P19"><text:span text:style-name="T1">Radiation monitor AT6130</text:span><text:span text:style-name="T28"> S/</text:span>N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4"><text:span text:style-name="T13">Dose rate at check point</text:span> <text:span text:style-name="T30">Ḣ</text:span><text:span text:style-name="T23">oi</text:span><text:span text:style-name="T37">(10)</text:span></text:p>
          </table:table-cell>
          <table:table-cell table:style-name="t8.B2" table:number-rows-spanned="3" office:value-type="string">
            <text:p text:style-name="P20">Radia-tion source <text:s/>number</text:p>
          </table:table-cell>
          <table:table-cell table:style-name="t8.B2" table:number-rows-spanned="3" office:value-type="string">
            <text:p text:style-name="P23"><text:span text:style-name="T13">Distan-ce to source</text:span>, </text:p>
            <text:p text:style-name="P25">R, сm</text:p>
          </table:table-cell>
          <table:table-cell table:style-name="t8.B2" table:number-columns-spanned="5" office:value-type="string">
            <text:p text:style-name="P31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3"><text:span text:style-name="T34">Relative gamma radiation <text:s/>measurement</text:span> <text:span text:style-name="T13">error</text:span><text:span text:style-name="T5">, </text:span><text:span text:style-name="T31">θ</text:span><text:span text:style-name="T24">пр</text:span><text:span text:style-name="T25">i</text:span><text:span text:style-name="T28">,</text:span> %</text:p>
          </table:table-cell>
          <table:table-cell table:style-name="t8.B2" table:number-rows-spanned="3" office:value-type="string">
            <text:p text:style-name="P28"><text:span text:style-name="T13">Confidence limit of the intrinsic <text:s/>relative error</text:span> <text:span text:style-name="T33">Δ</text:span><text:span text:style-name="T26">i</text:span><text:span text:style-name="T13">,</text:span> % </text:p>
          </table:table-cell>
          <table:table-cell table:style-name="t8.K2" table:number-rows-spanned="3" office:value-type="string">
            <text:p text:style-name="P26"><text:span text:style-name="T13">Limits of intrinsic relative error</text:span>, 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39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8.D3" table:number-columns-spanned="3" office:value-type="string">
            <text:p text:style-name="P39"><text:span text:style-name="T13">Measured value</text:span> <text:span text:style-name="T30">Ḣ</text:span><text:span text:style-name="T18">*</text:span><text:span text:style-name="T23">i</text:span><text:span text:style-name="T37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9"><text:span text:style-name="T13">Average value</text:span>, <text:span text:style-name="T14">H</text:span><text:span text:style-name="T23">i</text:span><text:span text:style-name="T3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40"><text:span text:style-name="T20">H</text:span><text:span text:style-name="T21">1</text:span></text:p>
          </table:table-cell>
          <table:table-cell table:style-name="t8.D3" office:value-type="string">
            <text:p text:style-name="P39"><text:span text:style-name="T14">H</text:span><text:span text:style-name="T21">2</text:span></text:p>
          </table:table-cell>
          <table:table-cell table:style-name="t8.D3" office:value-type="string">
            <text:p text:style-name="P39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5">0,7 µSv/h</text:p>
          </table:table-cell>
          <table:table-cell table:style-name="t8.B5" office:value-type="string">
            <text:p text:style-name="P16">$8-30</text:p>
          </table:table-cell>
          <table:table-cell table:style-name="t8.B5" office:value-type="string">
            <text:p text:style-name="P16">$8-40</text:p>
          </table:table-cell>
          <table:table-cell table:style-name="t8.B5" office:value-type="string">
            <text:p text:style-name="P16">$8-50</text:p>
          </table:table-cell>
          <table:table-cell table:style-name="t8.B5" office:value-type="string">
            <text:p text:style-name="P16">$8-60</text:p>
          </table:table-cell>
          <table:table-cell table:style-name="t8.B5" office:value-type="string">
            <text:p text:style-name="P16">$8-70</text:p>
          </table:table-cell>
          <table:table-cell table:style-name="t8.B5" office:value-type="string">
            <text:p text:style-name="P16">$8-80</text:p>
          </table:table-cell>
          <table:table-cell table:style-name="t8.B5" office:value-type="string">
            <text:p text:style-name="P16">$8-00</text:p>
          </table:table-cell>
          <table:table-cell table:style-name="t8.B5" office:value-type="string">
            <text:p text:style-name="P16">$8-10</text:p>
          </table:table-cell>
          <table:table-cell table:style-name="t8.B5" office:value-type="string">
            <text:p text:style-name="P16">$8-20</text:p>
          </table:table-cell>
          <table:table-cell table:style-name="t8.K5" table:number-rows-spanned="5" office:value-type="string">
            <text:p text:style-name="P15">±<text:span text:style-name="T28">20</text:span></text:p>
          </table:table-cell>
        </table:table-row>
        <table:table-row>
          <table:table-cell table:style-name="t8.A5" office:value-type="string">
            <text:p text:style-name="P15">7 µSv/h</text:p>
          </table:table-cell>
          <table:table-cell table:style-name="t8.B5" office:value-type="string">
            <text:p text:style-name="P16">$8-31</text:p>
          </table:table-cell>
          <table:table-cell table:style-name="t8.B5" office:value-type="string">
            <text:p text:style-name="P16">$8-41</text:p>
          </table:table-cell>
          <table:table-cell table:style-name="t8.B5" office:value-type="string">
            <text:p text:style-name="P16">$8-51</text:p>
          </table:table-cell>
          <table:table-cell table:style-name="t8.B5" office:value-type="string">
            <text:p text:style-name="P16">$8-61</text:p>
          </table:table-cell>
          <table:table-cell table:style-name="t8.B5" office:value-type="string">
            <text:p text:style-name="P16">$8-71</text:p>
          </table:table-cell>
          <table:table-cell table:style-name="t8.B5" office:value-type="string">
            <text:p text:style-name="P16">$8-81</text:p>
          </table:table-cell>
          <table:table-cell table:style-name="t8.B5" office:value-type="string">
            <text:p text:style-name="P16">$8-01</text:p>
          </table:table-cell>
          <table:table-cell table:style-name="t8.B5" office:value-type="string">
            <text:p text:style-name="P16">$8-11</text:p>
          </table:table-cell>
          <table:table-cell table:style-name="t8.B5" office:value-type="string">
            <text:p text:style-name="P16">$8-21</text:p>
          </table:table-cell>
          <table:covered-table-cell/>
        </table:table-row>
        <table:table-row>
          <table:table-cell table:style-name="t8.A5" office:value-type="string">
            <text:p text:style-name="P15">70 µSv/h</text:p>
          </table:table-cell>
          <table:table-cell table:style-name="t8.B5" office:value-type="string">
            <text:p text:style-name="P16">$8-32</text:p>
          </table:table-cell>
          <table:table-cell table:style-name="t8.B5" office:value-type="string">
            <text:p text:style-name="P16">$8-42</text:p>
          </table:table-cell>
          <table:table-cell table:style-name="t8.B5" office:value-type="string">
            <text:p text:style-name="P16">$8-52</text:p>
          </table:table-cell>
          <table:table-cell table:style-name="t8.B5" office:value-type="string">
            <text:p text:style-name="P16">$8-62</text:p>
          </table:table-cell>
          <table:table-cell table:style-name="t8.B5" office:value-type="string">
            <text:p text:style-name="P16">$8-72</text:p>
          </table:table-cell>
          <table:table-cell table:style-name="t8.B5" office:value-type="string">
            <text:p text:style-name="P16">$8-82</text:p>
          </table:table-cell>
          <table:table-cell table:style-name="t8.B5" office:value-type="string">
            <text:p text:style-name="P16">$8-02</text:p>
          </table:table-cell>
          <table:table-cell table:style-name="t8.B5" office:value-type="string">
            <text:p text:style-name="P16">$8-12</text:p>
          </table:table-cell>
          <table:table-cell table:style-name="t8.B5" office:value-type="string">
            <text:p text:style-name="P16">$8-22</text:p>
          </table:table-cell>
          <table:covered-table-cell/>
        </table:table-row>
        <table:table-row>
          <table:table-cell table:style-name="t8.A5" office:value-type="string">
            <text:p text:style-name="P15">0.7 mSv/h</text:p>
          </table:table-cell>
          <table:table-cell table:style-name="t8.B5" office:value-type="string">
            <text:p text:style-name="P16">$8-33</text:p>
          </table:table-cell>
          <table:table-cell table:style-name="t8.B5" office:value-type="string">
            <text:p text:style-name="P16">$8-43</text:p>
          </table:table-cell>
          <table:table-cell table:style-name="t8.B5" office:value-type="string">
            <text:p text:style-name="P16">$8-53</text:p>
          </table:table-cell>
          <table:table-cell table:style-name="t8.B5" office:value-type="string">
            <text:p text:style-name="P16">$8-63</text:p>
          </table:table-cell>
          <table:table-cell table:style-name="t8.B5" office:value-type="string">
            <text:p text:style-name="P16">$8-73</text:p>
          </table:table-cell>
          <table:table-cell table:style-name="t8.B5" office:value-type="string">
            <text:p text:style-name="P16">$8-83</text:p>
          </table:table-cell>
          <table:table-cell table:style-name="t8.B5" office:value-type="string">
            <text:p text:style-name="P16">$8-03</text:p>
          </table:table-cell>
          <table:table-cell table:style-name="t8.B5" office:value-type="string">
            <text:p text:style-name="P16">$8-13</text:p>
          </table:table-cell>
          <table:table-cell table:style-name="t8.B5" office:value-type="string">
            <text:p text:style-name="P16">$8-23</text:p>
          </table:table-cell>
          <table:covered-table-cell/>
        </table:table-row>
        <table:table-row>
          <table:table-cell table:style-name="t8.A9" office:value-type="string">
            <text:p text:style-name="P15">7,0 mSv/h</text:p>
          </table:table-cell>
          <table:table-cell table:style-name="t8.B9" office:value-type="string">
            <text:p text:style-name="P16">$8-34</text:p>
          </table:table-cell>
          <table:table-cell table:style-name="t8.B9" office:value-type="string">
            <text:p text:style-name="P16">$8-44</text:p>
          </table:table-cell>
          <table:table-cell table:style-name="t8.B9" office:value-type="string">
            <text:p text:style-name="P16">$8-54</text:p>
          </table:table-cell>
          <table:table-cell table:style-name="t8.B9" office:value-type="string">
            <text:p text:style-name="P16">$8-64</text:p>
          </table:table-cell>
          <table:table-cell table:style-name="t8.B9" office:value-type="string">
            <text:p text:style-name="P16">$8-74</text:p>
          </table:table-cell>
          <table:table-cell table:style-name="t8.B9" office:value-type="string">
            <text:p text:style-name="P16">$8-84</text:p>
          </table:table-cell>
          <table:table-cell table:style-name="t8.B9" office:value-type="string">
            <text:p text:style-name="P16">$8-04</text:p>
          </table:table-cell>
          <table:table-cell table:style-name="t8.B9" office:value-type="string">
            <text:p text:style-name="P16">$8-14</text:p>
          </table:table-cell>
          <table:table-cell table:style-name="t8.B9" office:value-type="string">
            <text:p text:style-name="P16">$8-24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/>
        <table:table-column table:style-name="t9.I"/>
        <table:table-column table:style-name="t9.J"/>
        <table:table-column table:style-name="t9.K"/>
        <table:table-row table:style-name="t9.1">
          <table:table-cell table:style-name="t9.A1" table:number-columns-spanned="11" office:value-type="string">
            <text:p text:style-name="P19"><text:span text:style-name="T1">Radiation monitor AT6130</text:span><text:span text:style-name="T28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4"><text:span text:style-name="T13">Dose rate at check point</text:span> <text:span text:style-name="T30">Ḣ</text:span><text:span text:style-name="T23">oi</text:span><text:span text:style-name="T37">(10)</text:span></text:p>
          </table:table-cell>
          <table:table-cell table:style-name="t9.B2" table:number-rows-spanned="3" office:value-type="string">
            <text:p text:style-name="P20">Radia-tion source <text:s/>number</text:p>
          </table:table-cell>
          <table:table-cell table:style-name="t9.B2" table:number-rows-spanned="3" office:value-type="string">
            <text:p text:style-name="P23"><text:span text:style-name="T13">Distan-ce to source</text:span>, </text:p>
            <text:p text:style-name="P25">R, сm</text:p>
          </table:table-cell>
          <table:table-cell table:style-name="t9.B2" table:number-columns-spanned="5" office:value-type="string">
            <text:p text:style-name="P31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3"><text:span text:style-name="T34">Relative gamma radiation <text:s/>measurement</text:span> <text:span text:style-name="T13">error</text:span><text:span text:style-name="T5">, </text:span><text:span text:style-name="T31">θ</text:span><text:span text:style-name="T24">пр</text:span><text:span text:style-name="T25">i</text:span><text:span text:style-name="T28">,</text:span> %</text:p>
          </table:table-cell>
          <table:table-cell table:style-name="t9.B2" table:number-rows-spanned="3" office:value-type="string">
            <text:p text:style-name="P28"><text:span text:style-name="T13">Confidence limit of the intrinsic <text:s/>relative error</text:span> <text:span text:style-name="T33">Δ</text:span><text:span text:style-name="T26">i</text:span><text:span text:style-name="T13">,</text:span> % </text:p>
          </table:table-cell>
          <table:table-cell table:style-name="t9.K2" table:number-rows-spanned="3" office:value-type="string">
            <text:p text:style-name="P26"><text:span text:style-name="T13">Limits of intrinsic relative error</text:span>, 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39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9.D3" table:number-columns-spanned="3" office:value-type="string">
            <text:p text:style-name="P39"><text:span text:style-name="T13">Measured value</text:span> <text:span text:style-name="T30">Ḣ</text:span><text:span text:style-name="T18">*</text:span><text:span text:style-name="T23">i</text:span><text:span text:style-name="T37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9"><text:span text:style-name="T13">Average value</text:span>, <text:span text:style-name="T14">H</text:span><text:span text:style-name="T23">i</text:span><text:span text:style-name="T3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40"><text:span text:style-name="T20">H</text:span><text:span text:style-name="T21">1</text:span></text:p>
          </table:table-cell>
          <table:table-cell table:style-name="t9.D3" office:value-type="string">
            <text:p text:style-name="P39"><text:span text:style-name="T14">H</text:span><text:span text:style-name="T21">2</text:span></text:p>
          </table:table-cell>
          <table:table-cell table:style-name="t9.D3" office:value-type="string">
            <text:p text:style-name="P39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5">0,7 µSv/h</text:p>
          </table:table-cell>
          <table:table-cell table:style-name="t9.B5" office:value-type="string">
            <text:p text:style-name="P16">$9-30</text:p>
          </table:table-cell>
          <table:table-cell table:style-name="t9.B5" office:value-type="string">
            <text:p text:style-name="P16">$9-40</text:p>
          </table:table-cell>
          <table:table-cell table:style-name="t9.B5" office:value-type="string">
            <text:p text:style-name="P16">$9-50</text:p>
          </table:table-cell>
          <table:table-cell table:style-name="t9.B5" office:value-type="string">
            <text:p text:style-name="P16">$9-60</text:p>
          </table:table-cell>
          <table:table-cell table:style-name="t9.B5" office:value-type="string">
            <text:p text:style-name="P16">$9-70</text:p>
          </table:table-cell>
          <table:table-cell table:style-name="t9.B5" office:value-type="string">
            <text:p text:style-name="P16">$9-80</text:p>
          </table:table-cell>
          <table:table-cell table:style-name="t9.B5" office:value-type="string">
            <text:p text:style-name="P16">$9-00</text:p>
          </table:table-cell>
          <table:table-cell table:style-name="t9.B5" office:value-type="string">
            <text:p text:style-name="P16">$9-10</text:p>
          </table:table-cell>
          <table:table-cell table:style-name="t9.B5" office:value-type="string">
            <text:p text:style-name="P16">$9-20</text:p>
          </table:table-cell>
          <table:table-cell table:style-name="t9.K5" table:number-rows-spanned="5" office:value-type="string">
            <text:p text:style-name="P15">±<text:span text:style-name="T28">20</text:span></text:p>
          </table:table-cell>
        </table:table-row>
        <table:table-row>
          <table:table-cell table:style-name="t9.A5" office:value-type="string">
            <text:p text:style-name="P15">7 µSv/h</text:p>
          </table:table-cell>
          <table:table-cell table:style-name="t9.B5" office:value-type="string">
            <text:p text:style-name="P16">$9-31</text:p>
          </table:table-cell>
          <table:table-cell table:style-name="t9.B5" office:value-type="string">
            <text:p text:style-name="P16">$9-41</text:p>
          </table:table-cell>
          <table:table-cell table:style-name="t9.B5" office:value-type="string">
            <text:p text:style-name="P16">$9-51</text:p>
          </table:table-cell>
          <table:table-cell table:style-name="t9.B5" office:value-type="string">
            <text:p text:style-name="P16">$9-61</text:p>
          </table:table-cell>
          <table:table-cell table:style-name="t9.B5" office:value-type="string">
            <text:p text:style-name="P16">$9-71</text:p>
          </table:table-cell>
          <table:table-cell table:style-name="t9.B5" office:value-type="string">
            <text:p text:style-name="P16">$9-81</text:p>
          </table:table-cell>
          <table:table-cell table:style-name="t9.B5" office:value-type="string">
            <text:p text:style-name="P16">$9-01</text:p>
          </table:table-cell>
          <table:table-cell table:style-name="t9.B5" office:value-type="string">
            <text:p text:style-name="P16">$9-11</text:p>
          </table:table-cell>
          <table:table-cell table:style-name="t9.B5" office:value-type="string">
            <text:p text:style-name="P16">$9-21</text:p>
          </table:table-cell>
          <table:covered-table-cell/>
        </table:table-row>
        <table:table-row>
          <table:table-cell table:style-name="t9.A5" office:value-type="string">
            <text:p text:style-name="P15">70 µSv/h</text:p>
          </table:table-cell>
          <table:table-cell table:style-name="t9.B5" office:value-type="string">
            <text:p text:style-name="P16">$9-32</text:p>
          </table:table-cell>
          <table:table-cell table:style-name="t9.B5" office:value-type="string">
            <text:p text:style-name="P16">$9-42</text:p>
          </table:table-cell>
          <table:table-cell table:style-name="t9.B5" office:value-type="string">
            <text:p text:style-name="P16">$9-52</text:p>
          </table:table-cell>
          <table:table-cell table:style-name="t9.B5" office:value-type="string">
            <text:p text:style-name="P16">$9-62</text:p>
          </table:table-cell>
          <table:table-cell table:style-name="t9.B5" office:value-type="string">
            <text:p text:style-name="P16">$9-72</text:p>
          </table:table-cell>
          <table:table-cell table:style-name="t9.B5" office:value-type="string">
            <text:p text:style-name="P16">$9-82</text:p>
          </table:table-cell>
          <table:table-cell table:style-name="t9.B5" office:value-type="string">
            <text:p text:style-name="P16">$9-02</text:p>
          </table:table-cell>
          <table:table-cell table:style-name="t9.B5" office:value-type="string">
            <text:p text:style-name="P16">$9-12</text:p>
          </table:table-cell>
          <table:table-cell table:style-name="t9.B5" office:value-type="string">
            <text:p text:style-name="P16">$9-22</text:p>
          </table:table-cell>
          <table:covered-table-cell/>
        </table:table-row>
        <table:table-row>
          <table:table-cell table:style-name="t9.A5" office:value-type="string">
            <text:p text:style-name="P15">0.7 mSv/h</text:p>
          </table:table-cell>
          <table:table-cell table:style-name="t9.B5" office:value-type="string">
            <text:p text:style-name="P16">$9-33</text:p>
          </table:table-cell>
          <table:table-cell table:style-name="t9.B5" office:value-type="string">
            <text:p text:style-name="P16">$9-43</text:p>
          </table:table-cell>
          <table:table-cell table:style-name="t9.B5" office:value-type="string">
            <text:p text:style-name="P16">$9-53</text:p>
          </table:table-cell>
          <table:table-cell table:style-name="t9.B5" office:value-type="string">
            <text:p text:style-name="P16">$9-63</text:p>
          </table:table-cell>
          <table:table-cell table:style-name="t9.B5" office:value-type="string">
            <text:p text:style-name="P16">$9-73</text:p>
          </table:table-cell>
          <table:table-cell table:style-name="t9.B5" office:value-type="string">
            <text:p text:style-name="P16">$9-83</text:p>
          </table:table-cell>
          <table:table-cell table:style-name="t9.B5" office:value-type="string">
            <text:p text:style-name="P16">$9-03</text:p>
          </table:table-cell>
          <table:table-cell table:style-name="t9.B5" office:value-type="string">
            <text:p text:style-name="P16">$9-13</text:p>
          </table:table-cell>
          <table:table-cell table:style-name="t9.B5" office:value-type="string">
            <text:p text:style-name="P16">$9-23</text:p>
          </table:table-cell>
          <table:covered-table-cell/>
        </table:table-row>
        <table:table-row>
          <table:table-cell table:style-name="t9.A9" office:value-type="string">
            <text:p text:style-name="P15">7,0 mSv/h</text:p>
          </table:table-cell>
          <table:table-cell table:style-name="t9.B9" office:value-type="string">
            <text:p text:style-name="P16">$9-34</text:p>
          </table:table-cell>
          <table:table-cell table:style-name="t9.B9" office:value-type="string">
            <text:p text:style-name="P16">$9-44</text:p>
          </table:table-cell>
          <table:table-cell table:style-name="t9.B9" office:value-type="string">
            <text:p text:style-name="P16">$9-54</text:p>
          </table:table-cell>
          <table:table-cell table:style-name="t9.B9" office:value-type="string">
            <text:p text:style-name="P16">$9-64</text:p>
          </table:table-cell>
          <table:table-cell table:style-name="t9.B9" office:value-type="string">
            <text:p text:style-name="P16">$9-74</text:p>
          </table:table-cell>
          <table:table-cell table:style-name="t9.B9" office:value-type="string">
            <text:p text:style-name="P16">$9-84</text:p>
          </table:table-cell>
          <table:table-cell table:style-name="t9.B9" office:value-type="string">
            <text:p text:style-name="P16">$9-04</text:p>
          </table:table-cell>
          <table:table-cell table:style-name="t9.B9" office:value-type="string">
            <text:p text:style-name="P16">$9-14</text:p>
          </table:table-cell>
          <table:table-cell table:style-name="t9.B9" office:value-type="string">
            <text:p text:style-name="P16">$9-24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/>
        <table:table-column table:style-name="t10.I"/>
        <table:table-column table:style-name="t10.J"/>
        <table:table-column table:style-name="t10.K"/>
        <table:table-row table:style-name="t10.1">
          <table:table-cell table:style-name="t10.A1" table:number-columns-spanned="11" office:value-type="string">
            <text:p text:style-name="P19"><text:span text:style-name="T1">Radiation monitor AT6130</text:span><text:span text:style-name="T28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4"><text:span text:style-name="T13">Dose rate at check point</text:span> <text:span text:style-name="T30">Ḣ</text:span><text:span text:style-name="T23">oi</text:span><text:span text:style-name="T37">(10)</text:span></text:p>
          </table:table-cell>
          <table:table-cell table:style-name="t10.B2" table:number-rows-spanned="3" office:value-type="string">
            <text:p text:style-name="P20">Radia-tion source <text:s/>number</text:p>
          </table:table-cell>
          <table:table-cell table:style-name="t10.B2" table:number-rows-spanned="3" office:value-type="string">
            <text:p text:style-name="P23"><text:span text:style-name="T13">Distan-ce to source</text:span>, </text:p>
            <text:p text:style-name="P25">R, сm</text:p>
          </table:table-cell>
          <table:table-cell table:style-name="t10.B2" table:number-columns-spanned="5" office:value-type="string">
            <text:p text:style-name="P31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3"><text:span text:style-name="T34">Relative gamma radiation <text:s/>measurement</text:span> <text:span text:style-name="T13">error</text:span><text:span text:style-name="T5">, </text:span><text:span text:style-name="T31">θ</text:span><text:span text:style-name="T24">пр</text:span><text:span text:style-name="T25">i</text:span><text:span text:style-name="T28">,</text:span> %</text:p>
          </table:table-cell>
          <table:table-cell table:style-name="t10.B2" table:number-rows-spanned="3" office:value-type="string">
            <text:p text:style-name="P28"><text:span text:style-name="T13">Confidence limit of the intrinsic <text:s/>relative error</text:span> <text:span text:style-name="T33">Δ</text:span><text:span text:style-name="T26">i</text:span><text:span text:style-name="T13">,</text:span> % </text:p>
          </table:table-cell>
          <table:table-cell table:style-name="t10.K2" table:number-rows-spanned="3" office:value-type="string">
            <text:p text:style-name="P26"><text:span text:style-name="T13">Limits of intrinsic relative error</text:span>, % </text:p>
            <text:p text:style-name="P27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39"><text:span text:style-name="T13">Back-ground</text:span>, <text:span text:style-name="T14">nSv</text:span><text:span text:style-name="T20">/</text:span><text:span text:style-name="T14">h</text:span></text:p>
          </table:table-cell>
          <table:table-cell table:style-name="t10.D3" table:number-columns-spanned="3" office:value-type="string">
            <text:p text:style-name="P39"><text:span text:style-name="T13">Measured value</text:span> <text:span text:style-name="T30">Ḣ</text:span><text:span text:style-name="T18">*</text:span><text:span text:style-name="T23">i</text:span><text:span text:style-name="T37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9"><text:span text:style-name="T13">Average value</text:span>, <text:span text:style-name="T14">H</text:span><text:span text:style-name="T23">i</text:span><text:span text:style-name="T3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40"><text:span text:style-name="T20">H</text:span><text:span text:style-name="T21">1</text:span></text:p>
          </table:table-cell>
          <table:table-cell table:style-name="t10.D3" office:value-type="string">
            <text:p text:style-name="P39"><text:span text:style-name="T14">H</text:span><text:span text:style-name="T21">2</text:span></text:p>
          </table:table-cell>
          <table:table-cell table:style-name="t10.D3" office:value-type="string">
            <text:p text:style-name="P39"><text:span text:style-name="T14">H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5">0,7 µSv/h</text:p>
          </table:table-cell>
          <table:table-cell table:style-name="t10.B5" office:value-type="string">
            <text:p text:style-name="P16">$10-30</text:p>
          </table:table-cell>
          <table:table-cell table:style-name="t10.B5" office:value-type="string">
            <text:p text:style-name="P16">$10-40</text:p>
          </table:table-cell>
          <table:table-cell table:style-name="t10.B5" office:value-type="string">
            <text:p text:style-name="P16">$10-50</text:p>
          </table:table-cell>
          <table:table-cell table:style-name="t10.B5" office:value-type="string">
            <text:p text:style-name="P16">$10-60</text:p>
          </table:table-cell>
          <table:table-cell table:style-name="t10.B5" office:value-type="string">
            <text:p text:style-name="P16">$10-70</text:p>
          </table:table-cell>
          <table:table-cell table:style-name="t10.B5" office:value-type="string">
            <text:p text:style-name="P16">$10-80</text:p>
          </table:table-cell>
          <table:table-cell table:style-name="t10.B5" office:value-type="string">
            <text:p text:style-name="P16">$10-00</text:p>
          </table:table-cell>
          <table:table-cell table:style-name="t10.B5" office:value-type="string">
            <text:p text:style-name="P16">$10-10</text:p>
          </table:table-cell>
          <table:table-cell table:style-name="t10.B5" office:value-type="string">
            <text:p text:style-name="P16">$10-20</text:p>
          </table:table-cell>
          <table:table-cell table:style-name="t10.K5" table:number-rows-spanned="5" office:value-type="string">
            <text:p text:style-name="P15"><text:span text:style-name="T28">±</text:span><text:span text:style-name="T13">20</text:span></text:p>
          </table:table-cell>
        </table:table-row>
        <table:table-row>
          <table:table-cell table:style-name="t10.A5" office:value-type="string">
            <text:p text:style-name="P15">7 µSv/h</text:p>
          </table:table-cell>
          <table:table-cell table:style-name="t10.B5" office:value-type="string">
            <text:p text:style-name="P16">$10-31</text:p>
          </table:table-cell>
          <table:table-cell table:style-name="t10.B5" office:value-type="string">
            <text:p text:style-name="P16">$10-41</text:p>
          </table:table-cell>
          <table:table-cell table:style-name="t10.B5" office:value-type="string">
            <text:p text:style-name="P16">$10-51</text:p>
          </table:table-cell>
          <table:table-cell table:style-name="t10.B5" office:value-type="string">
            <text:p text:style-name="P16">$10-61</text:p>
          </table:table-cell>
          <table:table-cell table:style-name="t10.B5" office:value-type="string">
            <text:p text:style-name="P16">$10-71</text:p>
          </table:table-cell>
          <table:table-cell table:style-name="t10.B5" office:value-type="string">
            <text:p text:style-name="P16">$10-81</text:p>
          </table:table-cell>
          <table:table-cell table:style-name="t10.B5" office:value-type="string">
            <text:p text:style-name="P16">$10-01</text:p>
          </table:table-cell>
          <table:table-cell table:style-name="t10.B5" office:value-type="string">
            <text:p text:style-name="P16">$10-11</text:p>
          </table:table-cell>
          <table:table-cell table:style-name="t10.B5" office:value-type="string">
            <text:p text:style-name="P16">$10-21</text:p>
          </table:table-cell>
          <table:covered-table-cell/>
        </table:table-row>
        <table:table-row>
          <table:table-cell table:style-name="t10.A5" office:value-type="string">
            <text:p text:style-name="P15">70 µSv/h</text:p>
          </table:table-cell>
          <table:table-cell table:style-name="t10.B5" office:value-type="string">
            <text:p text:style-name="P16">$10-32</text:p>
          </table:table-cell>
          <table:table-cell table:style-name="t10.B5" office:value-type="string">
            <text:p text:style-name="P16">$10-42</text:p>
          </table:table-cell>
          <table:table-cell table:style-name="t10.B5" office:value-type="string">
            <text:p text:style-name="P16">$10-52</text:p>
          </table:table-cell>
          <table:table-cell table:style-name="t10.B5" office:value-type="string">
            <text:p text:style-name="P16">$10-62</text:p>
          </table:table-cell>
          <table:table-cell table:style-name="t10.B5" office:value-type="string">
            <text:p text:style-name="P16">$10-72</text:p>
          </table:table-cell>
          <table:table-cell table:style-name="t10.B5" office:value-type="string">
            <text:p text:style-name="P16">$10-82</text:p>
          </table:table-cell>
          <table:table-cell table:style-name="t10.B5" office:value-type="string">
            <text:p text:style-name="P16">$10-02</text:p>
          </table:table-cell>
          <table:table-cell table:style-name="t10.B5" office:value-type="string">
            <text:p text:style-name="P16">$10-12</text:p>
          </table:table-cell>
          <table:table-cell table:style-name="t10.B5" office:value-type="string">
            <text:p text:style-name="P16">$10-22</text:p>
          </table:table-cell>
          <table:covered-table-cell/>
        </table:table-row>
        <table:table-row>
          <table:table-cell table:style-name="t10.A5" office:value-type="string">
            <text:p text:style-name="P15">0.7 mSv/h</text:p>
          </table:table-cell>
          <table:table-cell table:style-name="t10.B5" office:value-type="string">
            <text:p text:style-name="P16">$10-33</text:p>
          </table:table-cell>
          <table:table-cell table:style-name="t10.B5" office:value-type="string">
            <text:p text:style-name="P16">$10-43</text:p>
          </table:table-cell>
          <table:table-cell table:style-name="t10.B5" office:value-type="string">
            <text:p text:style-name="P16">$10-53</text:p>
          </table:table-cell>
          <table:table-cell table:style-name="t10.B5" office:value-type="string">
            <text:p text:style-name="P16">$10-63</text:p>
          </table:table-cell>
          <table:table-cell table:style-name="t10.B5" office:value-type="string">
            <text:p text:style-name="P16">$10-73</text:p>
          </table:table-cell>
          <table:table-cell table:style-name="t10.B5" office:value-type="string">
            <text:p text:style-name="P16">$10-83</text:p>
          </table:table-cell>
          <table:table-cell table:style-name="t10.B5" office:value-type="string">
            <text:p text:style-name="P16">$10-03</text:p>
          </table:table-cell>
          <table:table-cell table:style-name="t10.B5" office:value-type="string">
            <text:p text:style-name="P16">$10-13</text:p>
          </table:table-cell>
          <table:table-cell table:style-name="t10.B5" office:value-type="string">
            <text:p text:style-name="P16">$10-23</text:p>
          </table:table-cell>
          <table:covered-table-cell/>
        </table:table-row>
        <table:table-row>
          <table:table-cell table:style-name="t10.A9" office:value-type="string">
            <text:p text:style-name="P15">7,0 mSv/h</text:p>
          </table:table-cell>
          <table:table-cell table:style-name="t10.B9" office:value-type="string">
            <text:p text:style-name="P16">$10-34</text:p>
          </table:table-cell>
          <table:table-cell table:style-name="t10.B9" office:value-type="string">
            <text:p text:style-name="P16">$10-44</text:p>
          </table:table-cell>
          <table:table-cell table:style-name="t10.B9" office:value-type="string">
            <text:p text:style-name="P16">$10-54</text:p>
          </table:table-cell>
          <table:table-cell table:style-name="t10.B9" office:value-type="string">
            <text:p text:style-name="P16">$10-64</text:p>
          </table:table-cell>
          <table:table-cell table:style-name="t10.B9" office:value-type="string">
            <text:p text:style-name="P16">$10-74</text:p>
          </table:table-cell>
          <table:table-cell table:style-name="t10.B9" office:value-type="string">
            <text:p text:style-name="P16">$10-84</text:p>
          </table:table-cell>
          <table:table-cell table:style-name="t10.B9" office:value-type="string">
            <text:p text:style-name="P16">$10-04</text:p>
          </table:table-cell>
          <table:table-cell table:style-name="t10.B9" office:value-type="string">
            <text:p text:style-name="P16">$10-14</text:p>
          </table:table-cell>
          <table:table-cell table:style-name="t10.B9" office:value-type="string">
            <text:p text:style-name="P16">$10-24</text:p>
          </table:table-cell>
          <table:covered-table-cell/>
        </table:table-row>
      </table:table>
      <text:p text:style-name="P11"/>
      <text:p text:style-name="P5">Beta radiation, Sr-90+Y-90, area source 160 mm<text:span text:style-name="T19">2</text:span></text:p>
      <table:table table:name="b1" table:style-name="b1">
        <table:table-column table:style-name="b1.A"/>
        <table:table-column table:style-name="b1.B"/>
        <table:table-column table:style-name="b1.C" table:number-columns-repeated="6"/>
        <table:table-column table:style-name="b1.I"/>
        <text:soft-page-break/>
        <table:table-row table:style-name="b1.1">
          <table:table-cell table:style-name="b1.A1" table:number-columns-spanned="9" office:value-type="string">
            <text:p text:style-name="P19"><text:span text:style-name="T1">Radiation monitor AT6130</text:span><text:span text:style-name="T28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.2">
          <table:table-cell table:style-name="b1.A2" table:number-rows-spanned="3" office:value-type="string">
            <text:p text:style-name="P29"><text:span text:style-name="T13">Flux density in test point</text:span> <text:span text:style-name="T46"></text:span><text:span text:style-name="T21">0</text:span><text:span text:style-name="T22">i</text:span>,</text:p>
            <text:p text:style-name="P30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1.B2" table:number-rows-spanned="3" office:value-type="string">
            <text:p text:style-name="P20">Radiation source <text:s/>number</text:p>
          </table:table-cell>
          <table:table-cell table:style-name="b1.B2" table:number-columns-spanned="4" office:value-type="string">
            <text:p text:style-name="P31"><text:span text:style-name="T13">Measured radiation flux density in test point</text:span>, <text:span text:style-name="T39"></text:span><text:span text:style-name="T27">i</text:span></text:p>
          </table:table-cell>
          <table:covered-table-cell/>
          <table:covered-table-cell/>
          <table:covered-table-cell/>
          <table:table-cell table:style-name="b1.B2" table:number-rows-spanned="3" office:value-type="string">
            <text:p text:style-name="P23"><text:span text:style-name="T34">Relative <text:s/>measure-ment</text:span> <text:span text:style-name="T13">error</text:span></text:p>
            <text:p text:style-name="P23"><text:span text:style-name="T31">θ</text:span><text:span text:style-name="T24">пр</text:span><text:span text:style-name="T25">i</text:span><text:span text:style-name="T28">,</text:span> %</text:p>
          </table:table-cell>
          <table:table-cell table:style-name="b1.B2" table:number-rows-spanned="3" office:value-type="string">
            <text:p text:style-name="P28"><text:span text:style-name="T13">Confidence limit of the intrinsic <text:s/>relative error</text:span> <text:span text:style-name="T33">Δ</text:span><text:span text:style-name="T26">i</text:span><text:span text:style-name="T13">,</text:span> % </text:p>
          </table:table-cell>
          <table:table-cell table:style-name="b1.I2" table:number-rows-spanned="3" office:value-type="string">
            <text:p text:style-name="P26"><text:span text:style-name="T13">Limits of intrinsic relative error</text:span>, % </text:p>
            <text:p text:style-name="P27">not above</text:p>
          </table:table-cell>
        </table:table-row>
        <table:table-row table:style-name="b1.3">
          <table:covered-table-cell/>
          <table:covered-table-cell/>
          <table:table-cell table:style-name="b1.C3" table:number-columns-spanned="3" office:value-type="string">
            <text:p text:style-name="P39"><text:span text:style-name="T13">Measured value</text:span> <text:span text:style-name="T39"></text:span><text:span text:style-name="T27">i</text:span></text:p>
          </table:table-cell>
          <table:covered-table-cell/>
          <table:covered-table-cell/>
          <table:table-cell table:style-name="b1.C3" table:number-rows-spanned="2" office:value-type="string">
            <text:p text:style-name="P39"><text:span text:style-name="T13">Average value</text:span>, <text:span text:style-name="T39"></text:span></text:p>
          </table:table-cell>
          <table:covered-table-cell/>
          <table:covered-table-cell/>
          <table:covered-table-cell/>
        </table:table-row>
        <table:table-row table:style-name="b1.4">
          <table:covered-table-cell/>
          <table:covered-table-cell/>
          <table:table-cell table:style-name="b1.C4" office:value-type="string">
            <text:p text:style-name="P40"><text:span text:style-name="T38"></text:span><text:span text:style-name="T21">1</text:span></text:p>
          </table:table-cell>
          <table:table-cell table:style-name="b1.C4" office:value-type="string">
            <text:p text:style-name="P39"><text:span text:style-name="T39"></text:span><text:span text:style-name="T21">2</text:span></text:p>
          </table:table-cell>
          <table:table-cell table:style-name="b1.C4" office:value-type="string">
            <text:p text:style-name="P39"><text:span text:style-name="T39">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.A5" office:value-type="string">
            <text:p text:style-name="P17"><text:span text:style-name="T29">β</text:span>1-90</text:p>
          </table:table-cell>
          <table:table-cell table:style-name="b1.C3" office:value-type="string">
            <text:p text:style-name="P17"><text:span text:style-name="T29">β</text:span>1-30</text:p>
          </table:table-cell>
          <table:table-cell table:style-name="b1.C3" office:value-type="string">
            <text:p text:style-name="P14"><text:span text:style-name="T32">β</text:span>1-60</text:p>
          </table:table-cell>
          <table:table-cell table:style-name="b1.C3" office:value-type="string">
            <text:p text:style-name="P14"><text:span text:style-name="T32">β</text:span>1-70</text:p>
          </table:table-cell>
          <table:table-cell table:style-name="b1.C3" office:value-type="string">
            <text:p text:style-name="P14"><text:span text:style-name="T32">β</text:span>1-80</text:p>
          </table:table-cell>
          <table:table-cell table:style-name="b1.C3" office:value-type="string">
            <text:p text:style-name="P13"><text:span text:style-name="T29">β</text:span>1-00</text:p>
          </table:table-cell>
          <table:table-cell table:style-name="b1.C3" office:value-type="string">
            <text:p text:style-name="P14"><text:span text:style-name="T32">β</text:span>1-10</text:p>
          </table:table-cell>
          <table:table-cell table:style-name="b1.C3" office:value-type="string">
            <text:p text:style-name="P14"><text:span text:style-name="T32">β</text:span>1-20</text:p>
          </table:table-cell>
          <table:table-cell table:style-name="b1.I5" table:number-rows-spanned="3" office:value-type="string">
            <text:p text:style-name="P17">±20</text:p>
          </table:table-cell>
        </table:table-row>
        <table:table-row>
          <table:table-cell table:style-name="b1.A5" office:value-type="string">
            <text:p text:style-name="P17"><text:span text:style-name="T29">β</text:span>1-9<text:span text:style-name="T28">1</text:span></text:p>
          </table:table-cell>
          <table:table-cell table:style-name="b1.C3" office:value-type="string">
            <text:p text:style-name="P17"><text:span text:style-name="T29">β</text:span>1-3<text:span text:style-name="T28">1</text:span></text:p>
          </table:table-cell>
          <table:table-cell table:style-name="b1.C3" office:value-type="string">
            <text:p text:style-name="P14"><text:span text:style-name="T32">β</text:span>1-61</text:p>
          </table:table-cell>
          <table:table-cell table:style-name="b1.C3" office:value-type="string">
            <text:p text:style-name="P14"><text:span text:style-name="T32">β</text:span>1-71</text:p>
          </table:table-cell>
          <table:table-cell table:style-name="b1.C3" office:value-type="string">
            <text:p text:style-name="P14"><text:span text:style-name="T32">β</text:span>1-81</text:p>
          </table:table-cell>
          <table:table-cell table:style-name="b1.C3" office:value-type="string">
            <text:p text:style-name="P13"><text:span text:style-name="T29">β</text:span>1-01</text:p>
          </table:table-cell>
          <table:table-cell table:style-name="b1.C3" office:value-type="string">
            <text:p text:style-name="P14"><text:span text:style-name="T32">β</text:span>1-11</text:p>
          </table:table-cell>
          <table:table-cell table:style-name="b1.C3" office:value-type="string">
            <text:p text:style-name="P14"><text:span text:style-name="T32">β</text:span>1-21</text:p>
          </table:table-cell>
          <table:covered-table-cell/>
        </table:table-row>
        <table:table-row>
          <table:table-cell table:style-name="b1.A7" office:value-type="string">
            <text:p text:style-name="P17"><text:span text:style-name="T29">β</text:span>1-9<text:span text:style-name="T28">2</text:span></text:p>
          </table:table-cell>
          <table:table-cell table:style-name="b1.B7" office:value-type="string">
            <text:p text:style-name="P17"><text:span text:style-name="T29">β</text:span>1-3<text:span text:style-name="T28">2</text:span></text:p>
          </table:table-cell>
          <table:table-cell table:style-name="b1.B7" office:value-type="string">
            <text:p text:style-name="P14"><text:span text:style-name="T32">β</text:span>1-62</text:p>
          </table:table-cell>
          <table:table-cell table:style-name="b1.B7" office:value-type="string">
            <text:p text:style-name="P14"><text:span text:style-name="T32">β</text:span>1-72</text:p>
          </table:table-cell>
          <table:table-cell table:style-name="b1.B7" office:value-type="string">
            <text:p text:style-name="P14"><text:span text:style-name="T32">β</text:span>1-82</text:p>
          </table:table-cell>
          <table:table-cell table:style-name="b1.B7" office:value-type="string">
            <text:p text:style-name="P13"><text:span text:style-name="T29">β</text:span>1-02</text:p>
          </table:table-cell>
          <table:table-cell table:style-name="b1.B7" office:value-type="string">
            <text:p text:style-name="P14"><text:span text:style-name="T32">β</text:span>1-12</text:p>
          </table:table-cell>
          <table:table-cell table:style-name="b1.B7" office:value-type="string">
            <text:p text:style-name="P14"><text:span text:style-name="T32">β</text:span>1-22</text:p>
          </table:table-cell>
          <table:covered-table-cell/>
        </table:table-row>
      </table:table>
      <table:table table:name="b2" table:style-name="b2">
        <table:table-column table:style-name="b2.A"/>
        <table:table-column table:style-name="b2.B"/>
        <table:table-column table:style-name="b2.C" table:number-columns-repeated="6"/>
        <table:table-column table:style-name="b2.I"/>
        <table:table-row table:style-name="b2.1">
          <table:table-cell table:style-name="b2.A1" table:number-columns-spanned="9" office:value-type="string">
            <text:p text:style-name="P19"><text:span text:style-name="T1">Radiation monitor AT6130</text:span><text:span text:style-name="T28"> S/</text:span>N $bd_num2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2.2">
          <table:table-cell table:style-name="b2.A2" table:number-rows-spanned="3" office:value-type="string">
            <text:p text:style-name="P29"><text:span text:style-name="T13">Flux density in test point</text:span> <text:span text:style-name="T46"></text:span><text:span text:style-name="T21">0</text:span><text:span text:style-name="T22">i</text:span>,</text:p>
            <text:p text:style-name="P30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2.B2" table:number-rows-spanned="3" office:value-type="string">
            <text:p text:style-name="P20">Radiation source <text:s/>number</text:p>
          </table:table-cell>
          <table:table-cell table:style-name="b2.B2" table:number-columns-spanned="4" office:value-type="string">
            <text:p text:style-name="P31"><text:span text:style-name="T13">Measured radiation flux density in test point</text:span>, <text:span text:style-name="T39"></text:span><text:span text:style-name="T27">i</text:span></text:p>
          </table:table-cell>
          <table:covered-table-cell/>
          <table:covered-table-cell/>
          <table:covered-table-cell/>
          <table:table-cell table:style-name="b2.B2" table:number-rows-spanned="3" office:value-type="string">
            <text:p text:style-name="P23"><text:span text:style-name="T34">Relative <text:s/>measure-ment</text:span> <text:span text:style-name="T13">error</text:span></text:p>
            <text:p text:style-name="P23"><text:span text:style-name="T31">θ</text:span><text:span text:style-name="T24">пр</text:span><text:span text:style-name="T25">i</text:span><text:span text:style-name="T28">,</text:span> %</text:p>
          </table:table-cell>
          <table:table-cell table:style-name="b2.B2" table:number-rows-spanned="3" office:value-type="string">
            <text:p text:style-name="P28"><text:span text:style-name="T13">Confidence limit of the intrinsic <text:s/>relative error</text:span> <text:span text:style-name="T33">Δ</text:span><text:span text:style-name="T26">i</text:span><text:span text:style-name="T13">,</text:span> % </text:p>
          </table:table-cell>
          <table:table-cell table:style-name="b2.I2" table:number-rows-spanned="3" office:value-type="string">
            <text:p text:style-name="P26"><text:span text:style-name="T13">Limits of intrinsic relative error</text:span>, % </text:p>
            <text:p text:style-name="P27">not above</text:p>
          </table:table-cell>
        </table:table-row>
        <table:table-row table:style-name="b2.3">
          <table:covered-table-cell/>
          <table:covered-table-cell/>
          <table:table-cell table:style-name="b2.C3" table:number-columns-spanned="3" office:value-type="string">
            <text:p text:style-name="P39"><text:span text:style-name="T13">Measured value</text:span> <text:span text:style-name="T39"></text:span><text:span text:style-name="T27">i</text:span></text:p>
          </table:table-cell>
          <table:covered-table-cell/>
          <table:covered-table-cell/>
          <table:table-cell table:style-name="b2.C3" table:number-rows-spanned="2" office:value-type="string">
            <text:p text:style-name="P39"><text:span text:style-name="T13">Average value</text:span>, <text:span text:style-name="T39"></text:span></text:p>
          </table:table-cell>
          <table:covered-table-cell/>
          <table:covered-table-cell/>
          <table:covered-table-cell/>
        </table:table-row>
        <table:table-row table:style-name="b2.4">
          <table:covered-table-cell/>
          <table:covered-table-cell/>
          <table:table-cell table:style-name="b2.C4" office:value-type="string">
            <text:p text:style-name="P40"><text:span text:style-name="T38"></text:span><text:span text:style-name="T21">1</text:span></text:p>
          </table:table-cell>
          <table:table-cell table:style-name="b2.C4" office:value-type="string">
            <text:p text:style-name="P39"><text:span text:style-name="T39"></text:span><text:span text:style-name="T21">2</text:span></text:p>
          </table:table-cell>
          <table:table-cell table:style-name="b2.C4" office:value-type="string">
            <text:p text:style-name="P39"><text:span text:style-name="T39">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2.A5" office:value-type="string">
            <text:p text:style-name="P16">β2-90</text:p>
          </table:table-cell>
          <table:table-cell table:style-name="b2.C3" office:value-type="string">
            <text:p text:style-name="P16">β2-30</text:p>
          </table:table-cell>
          <table:table-cell table:style-name="b2.C3" office:value-type="string">
            <text:p text:style-name="P16">β2-60</text:p>
          </table:table-cell>
          <table:table-cell table:style-name="b2.C3" office:value-type="string">
            <text:p text:style-name="P16">β2-70</text:p>
          </table:table-cell>
          <table:table-cell table:style-name="b2.C3" office:value-type="string">
            <text:p text:style-name="P16">β2-80</text:p>
          </table:table-cell>
          <table:table-cell table:style-name="b2.C3" office:value-type="string">
            <text:p text:style-name="P16">β2-00</text:p>
          </table:table-cell>
          <table:table-cell table:style-name="b2.C3" office:value-type="string">
            <text:p text:style-name="P16">β2-10</text:p>
          </table:table-cell>
          <table:table-cell table:style-name="b2.C3" office:value-type="string">
            <text:p text:style-name="P16">β2-20</text:p>
          </table:table-cell>
          <table:table-cell table:style-name="b2.I5" table:number-rows-spanned="3" office:value-type="string">
            <text:p text:style-name="P17">±20</text:p>
          </table:table-cell>
        </table:table-row>
        <table:table-row>
          <table:table-cell table:style-name="b2.A5" office:value-type="string">
            <text:p text:style-name="P16">β2-91</text:p>
          </table:table-cell>
          <table:table-cell table:style-name="b2.C3" office:value-type="string">
            <text:p text:style-name="P16">β2-31</text:p>
          </table:table-cell>
          <table:table-cell table:style-name="b2.C3" office:value-type="string">
            <text:p text:style-name="P16">β2-61</text:p>
          </table:table-cell>
          <table:table-cell table:style-name="b2.C3" office:value-type="string">
            <text:p text:style-name="P16">β2-71</text:p>
          </table:table-cell>
          <table:table-cell table:style-name="b2.C3" office:value-type="string">
            <text:p text:style-name="P16">β2-81</text:p>
          </table:table-cell>
          <table:table-cell table:style-name="b2.C3" office:value-type="string">
            <text:p text:style-name="P16">β2-01</text:p>
          </table:table-cell>
          <table:table-cell table:style-name="b2.C3" office:value-type="string">
            <text:p text:style-name="P16">β2-11</text:p>
          </table:table-cell>
          <table:table-cell table:style-name="b2.C3" office:value-type="string">
            <text:p text:style-name="P16">β2-21</text:p>
          </table:table-cell>
          <table:covered-table-cell/>
        </table:table-row>
        <table:table-row>
          <table:table-cell table:style-name="b2.A7" office:value-type="string">
            <text:p text:style-name="P16">β2-92</text:p>
          </table:table-cell>
          <table:table-cell table:style-name="b2.B7" office:value-type="string">
            <text:p text:style-name="P16">β2-32</text:p>
          </table:table-cell>
          <table:table-cell table:style-name="b2.B7" office:value-type="string">
            <text:p text:style-name="P16">β2-62</text:p>
          </table:table-cell>
          <table:table-cell table:style-name="b2.B7" office:value-type="string">
            <text:p text:style-name="P16">β2-72</text:p>
          </table:table-cell>
          <table:table-cell table:style-name="b2.B7" office:value-type="string">
            <text:p text:style-name="P16">β2-82</text:p>
          </table:table-cell>
          <table:table-cell table:style-name="b2.B7" office:value-type="string">
            <text:p text:style-name="P16">β2-02</text:p>
          </table:table-cell>
          <table:table-cell table:style-name="b2.B7" office:value-type="string">
            <text:p text:style-name="P16">β2-12</text:p>
          </table:table-cell>
          <table:table-cell table:style-name="b2.B7" office:value-type="string">
            <text:p text:style-name="P16">β2-22</text:p>
          </table:table-cell>
          <table:covered-table-cell/>
        </table:table-row>
      </table:table>
      <table:table table:name="b3" table:style-name="b3">
        <table:table-column table:style-name="b3.A"/>
        <table:table-column table:style-name="b3.B"/>
        <table:table-column table:style-name="b3.C" table:number-columns-repeated="6"/>
        <table:table-column table:style-name="b3.I"/>
        <table:table-row table:style-name="b3.1">
          <table:table-cell table:style-name="b3.A1" table:number-columns-spanned="9" office:value-type="string">
            <text:p text:style-name="P19"><text:span text:style-name="T1">Radiation monitor AT6130</text:span><text:span text:style-name="T28"> S/</text:span>N $bd_num3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3.2">
          <table:table-cell table:style-name="b3.A2" table:number-rows-spanned="3" office:value-type="string">
            <text:p text:style-name="P29"><text:span text:style-name="T13">Flux density in test point</text:span> <text:span text:style-name="T46"></text:span><text:span text:style-name="T21">0</text:span><text:span text:style-name="T22">i</text:span>,</text:p>
            <text:p text:style-name="P30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3.B2" table:number-rows-spanned="3" office:value-type="string">
            <text:p text:style-name="P20">Radiation source <text:s/>number</text:p>
          </table:table-cell>
          <table:table-cell table:style-name="b3.B2" table:number-columns-spanned="4" office:value-type="string">
            <text:p text:style-name="P31"><text:span text:style-name="T13">Measured radiation flux density in test point</text:span>, <text:span text:style-name="T39"></text:span><text:span text:style-name="T27">i</text:span></text:p>
          </table:table-cell>
          <table:covered-table-cell/>
          <table:covered-table-cell/>
          <table:covered-table-cell/>
          <table:table-cell table:style-name="b3.B2" table:number-rows-spanned="3" office:value-type="string">
            <text:p text:style-name="P23"><text:span text:style-name="T34">Relative <text:s/>measure-ment</text:span> <text:span text:style-name="T13">error</text:span></text:p>
            <text:p text:style-name="P23"><text:span text:style-name="T31">θ</text:span><text:span text:style-name="T24">пр</text:span><text:span text:style-name="T25">i</text:span><text:span text:style-name="T28">,</text:span> %</text:p>
          </table:table-cell>
          <table:table-cell table:style-name="b3.B2" table:number-rows-spanned="3" office:value-type="string">
            <text:p text:style-name="P28"><text:span text:style-name="T13">Confidence limit of the intrinsic <text:s/>relative error</text:span> <text:span text:style-name="T33">Δ</text:span><text:span text:style-name="T26">i</text:span><text:span text:style-name="T13">,</text:span> % </text:p>
          </table:table-cell>
          <table:table-cell table:style-name="b3.I2" table:number-rows-spanned="3" office:value-type="string">
            <text:p text:style-name="P26"><text:span text:style-name="T13">Limits of intrinsic relative error</text:span>, % </text:p>
            <text:p text:style-name="P27">not above</text:p>
          </table:table-cell>
        </table:table-row>
        <table:table-row table:style-name="b3.3">
          <table:covered-table-cell/>
          <table:covered-table-cell/>
          <table:table-cell table:style-name="b3.C3" table:number-columns-spanned="3" office:value-type="string">
            <text:p text:style-name="P39"><text:span text:style-name="T13">Measured value</text:span> <text:span text:style-name="T39"></text:span><text:span text:style-name="T27">i</text:span></text:p>
          </table:table-cell>
          <table:covered-table-cell/>
          <table:covered-table-cell/>
          <table:table-cell table:style-name="b3.C3" table:number-rows-spanned="2" office:value-type="string">
            <text:p text:style-name="P39"><text:span text:style-name="T13">Average value</text:span>, <text:span text:style-name="T39"></text:span></text:p>
          </table:table-cell>
          <table:covered-table-cell/>
          <table:covered-table-cell/>
          <table:covered-table-cell/>
        </table:table-row>
        <table:table-row table:style-name="b3.4">
          <table:covered-table-cell/>
          <table:covered-table-cell/>
          <table:table-cell table:style-name="b3.C4" office:value-type="string">
            <text:p text:style-name="P40"><text:span text:style-name="T38"></text:span><text:span text:style-name="T21">1</text:span></text:p>
          </table:table-cell>
          <table:table-cell table:style-name="b3.C4" office:value-type="string">
            <text:p text:style-name="P39"><text:span text:style-name="T39"></text:span><text:span text:style-name="T21">2</text:span></text:p>
          </table:table-cell>
          <table:table-cell table:style-name="b3.C4" office:value-type="string">
            <text:p text:style-name="P39"><text:span text:style-name="T39">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3.A5" office:value-type="string">
            <text:p text:style-name="P16">β3-90</text:p>
          </table:table-cell>
          <table:table-cell table:style-name="b3.C3" office:value-type="string">
            <text:p text:style-name="P16">β3-30</text:p>
          </table:table-cell>
          <table:table-cell table:style-name="b3.C3" office:value-type="string">
            <text:p text:style-name="P16">β3-60</text:p>
          </table:table-cell>
          <table:table-cell table:style-name="b3.C3" office:value-type="string">
            <text:p text:style-name="P16">β3-70</text:p>
          </table:table-cell>
          <table:table-cell table:style-name="b3.C3" office:value-type="string">
            <text:p text:style-name="P16">β3-80</text:p>
          </table:table-cell>
          <table:table-cell table:style-name="b3.C3" office:value-type="string">
            <text:p text:style-name="P16">β3-00</text:p>
          </table:table-cell>
          <table:table-cell table:style-name="b3.C3" office:value-type="string">
            <text:p text:style-name="P16">β3-10</text:p>
          </table:table-cell>
          <table:table-cell table:style-name="b3.C3" office:value-type="string">
            <text:p text:style-name="P16">β3-20</text:p>
          </table:table-cell>
          <table:table-cell table:style-name="b3.I5" table:number-rows-spanned="3" office:value-type="string">
            <text:p text:style-name="P17">±20</text:p>
          </table:table-cell>
        </table:table-row>
        <table:table-row>
          <table:table-cell table:style-name="b3.A5" office:value-type="string">
            <text:p text:style-name="P16">β3-91</text:p>
          </table:table-cell>
          <table:table-cell table:style-name="b3.C3" office:value-type="string">
            <text:p text:style-name="P16">β3-31</text:p>
          </table:table-cell>
          <table:table-cell table:style-name="b3.C3" office:value-type="string">
            <text:p text:style-name="P16">β3-61</text:p>
          </table:table-cell>
          <table:table-cell table:style-name="b3.C3" office:value-type="string">
            <text:p text:style-name="P16">β3-71</text:p>
          </table:table-cell>
          <table:table-cell table:style-name="b3.C3" office:value-type="string">
            <text:p text:style-name="P16">β3-81</text:p>
          </table:table-cell>
          <table:table-cell table:style-name="b3.C3" office:value-type="string">
            <text:p text:style-name="P16">β3-01</text:p>
          </table:table-cell>
          <table:table-cell table:style-name="b3.C3" office:value-type="string">
            <text:p text:style-name="P16">β3-11</text:p>
          </table:table-cell>
          <table:table-cell table:style-name="b3.C3" office:value-type="string">
            <text:p text:style-name="P16">β3-21</text:p>
          </table:table-cell>
          <table:covered-table-cell/>
        </table:table-row>
        <table:table-row>
          <table:table-cell table:style-name="b3.A7" office:value-type="string">
            <text:p text:style-name="P16">β3-92</text:p>
          </table:table-cell>
          <table:table-cell table:style-name="b3.B7" office:value-type="string">
            <text:p text:style-name="P16">β3-32</text:p>
          </table:table-cell>
          <table:table-cell table:style-name="b3.B7" office:value-type="string">
            <text:p text:style-name="P16">β3-62</text:p>
          </table:table-cell>
          <table:table-cell table:style-name="b3.B7" office:value-type="string">
            <text:p text:style-name="P16">β3-72</text:p>
          </table:table-cell>
          <table:table-cell table:style-name="b3.B7" office:value-type="string">
            <text:p text:style-name="P16">β3-82</text:p>
          </table:table-cell>
          <table:table-cell table:style-name="b3.B7" office:value-type="string">
            <text:p text:style-name="P16">β3-02</text:p>
          </table:table-cell>
          <table:table-cell table:style-name="b3.B7" office:value-type="string">
            <text:p text:style-name="P16">β3-12</text:p>
          </table:table-cell>
          <table:table-cell table:style-name="b3.B7" office:value-type="string">
            <text:p text:style-name="P16">β3-22</text:p>
          </table:table-cell>
          <table:covered-table-cell/>
        </table:table-row>
      </table:table>
      <table:table table:name="b4" table:style-name="b4">
        <table:table-column table:style-name="b4.A"/>
        <table:table-column table:style-name="b4.B"/>
        <table:table-column table:style-name="b4.C" table:number-columns-repeated="6"/>
        <table:table-column table:style-name="b4.I"/>
        <table:table-row table:style-name="b4.1">
          <table:table-cell table:style-name="b4.A1" table:number-columns-spanned="9" office:value-type="string">
            <text:p text:style-name="P19"><text:span text:style-name="T1">Radiation monitor AT6130</text:span><text:span text:style-name="T28"> S/</text:span>N $bd_num4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4.2">
          <table:table-cell table:style-name="b4.A2" table:number-rows-spanned="3" office:value-type="string">
            <text:p text:style-name="P29"><text:span text:style-name="T13">Flux density in test point</text:span> <text:span text:style-name="T46"></text:span><text:span text:style-name="T21">0</text:span><text:span text:style-name="T22">i</text:span>,</text:p>
            <text:p text:style-name="P30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4.B2" table:number-rows-spanned="3" office:value-type="string">
            <text:p text:style-name="P20">Radiation source <text:s/>number</text:p>
          </table:table-cell>
          <table:table-cell table:style-name="b4.B2" table:number-columns-spanned="4" office:value-type="string">
            <text:p text:style-name="P31"><text:span text:style-name="T13">Measured radiation flux density in test point</text:span>, <text:span text:style-name="T39"></text:span><text:span text:style-name="T27">i</text:span></text:p>
          </table:table-cell>
          <table:covered-table-cell/>
          <table:covered-table-cell/>
          <table:covered-table-cell/>
          <table:table-cell table:style-name="b4.B2" table:number-rows-spanned="3" office:value-type="string">
            <text:p text:style-name="P23"><text:span text:style-name="T34">Relative <text:s/>measure-ment</text:span> <text:span text:style-name="T13">error</text:span></text:p>
            <text:p text:style-name="P23"><text:span text:style-name="T31">θ</text:span><text:span text:style-name="T24">пр</text:span><text:span text:style-name="T25">i</text:span><text:span text:style-name="T28">,</text:span> %</text:p>
          </table:table-cell>
          <table:table-cell table:style-name="b4.B2" table:number-rows-spanned="3" office:value-type="string">
            <text:p text:style-name="P28"><text:span text:style-name="T13">Confidence limit of the intrinsic <text:s/>relative error</text:span> <text:span text:style-name="T33">Δ</text:span><text:span text:style-name="T26">i</text:span><text:span text:style-name="T13">,</text:span> % </text:p>
          </table:table-cell>
          <table:table-cell table:style-name="b4.I2" table:number-rows-spanned="3" office:value-type="string">
            <text:p text:style-name="P26"><text:span text:style-name="T13">Limits of intrinsic relative error</text:span>, % </text:p>
            <text:p text:style-name="P27">not above</text:p>
          </table:table-cell>
        </table:table-row>
        <table:table-row table:style-name="b4.3">
          <table:covered-table-cell/>
          <table:covered-table-cell/>
          <table:table-cell table:style-name="b4.C3" table:number-columns-spanned="3" office:value-type="string">
            <text:p text:style-name="P39"><text:span text:style-name="T13">Measured value</text:span> <text:span text:style-name="T39"></text:span><text:span text:style-name="T27">i</text:span></text:p>
          </table:table-cell>
          <table:covered-table-cell/>
          <table:covered-table-cell/>
          <table:table-cell table:style-name="b4.C3" table:number-rows-spanned="2" office:value-type="string">
            <text:p text:style-name="P39"><text:span text:style-name="T13">Average value</text:span>, <text:span text:style-name="T39"></text:span></text:p>
          </table:table-cell>
          <table:covered-table-cell/>
          <table:covered-table-cell/>
          <table:covered-table-cell/>
        </table:table-row>
        <table:table-row table:style-name="b4.4">
          <table:covered-table-cell/>
          <table:covered-table-cell/>
          <table:table-cell table:style-name="b4.C4" office:value-type="string">
            <text:p text:style-name="P40"><text:span text:style-name="T38"></text:span><text:span text:style-name="T21">1</text:span></text:p>
          </table:table-cell>
          <table:table-cell table:style-name="b4.C4" office:value-type="string">
            <text:p text:style-name="P39"><text:span text:style-name="T39"></text:span><text:span text:style-name="T21">2</text:span></text:p>
          </table:table-cell>
          <table:table-cell table:style-name="b4.C4" office:value-type="string">
            <text:p text:style-name="P39"><text:span text:style-name="T39">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4.A5" office:value-type="string">
            <text:p text:style-name="P16">β4-90</text:p>
          </table:table-cell>
          <table:table-cell table:style-name="b4.C3" office:value-type="string">
            <text:p text:style-name="P16">β4-30</text:p>
          </table:table-cell>
          <table:table-cell table:style-name="b4.C3" office:value-type="string">
            <text:p text:style-name="P16">β4-60</text:p>
          </table:table-cell>
          <table:table-cell table:style-name="b4.C3" office:value-type="string">
            <text:p text:style-name="P16">β4-70</text:p>
          </table:table-cell>
          <table:table-cell table:style-name="b4.C3" office:value-type="string">
            <text:p text:style-name="P16">β4-80</text:p>
          </table:table-cell>
          <table:table-cell table:style-name="b4.C3" office:value-type="string">
            <text:p text:style-name="P16">β4-00</text:p>
          </table:table-cell>
          <table:table-cell table:style-name="b4.C3" office:value-type="string">
            <text:p text:style-name="P16">β4-10</text:p>
          </table:table-cell>
          <table:table-cell table:style-name="b4.C3" office:value-type="string">
            <text:p text:style-name="P16">β4-20</text:p>
          </table:table-cell>
          <table:table-cell table:style-name="b4.I5" table:number-rows-spanned="3" office:value-type="string">
            <text:p text:style-name="P17">±20</text:p>
          </table:table-cell>
        </table:table-row>
        <table:table-row>
          <table:table-cell table:style-name="b4.A5" office:value-type="string">
            <text:p text:style-name="P16">β4-91</text:p>
          </table:table-cell>
          <table:table-cell table:style-name="b4.C3" office:value-type="string">
            <text:p text:style-name="P16">β4-31</text:p>
          </table:table-cell>
          <table:table-cell table:style-name="b4.C3" office:value-type="string">
            <text:p text:style-name="P16">β4-61</text:p>
          </table:table-cell>
          <table:table-cell table:style-name="b4.C3" office:value-type="string">
            <text:p text:style-name="P16">β4-71</text:p>
          </table:table-cell>
          <table:table-cell table:style-name="b4.C3" office:value-type="string">
            <text:p text:style-name="P16">β4-81</text:p>
          </table:table-cell>
          <table:table-cell table:style-name="b4.C3" office:value-type="string">
            <text:p text:style-name="P16">β4-01</text:p>
          </table:table-cell>
          <table:table-cell table:style-name="b4.C3" office:value-type="string">
            <text:p text:style-name="P16">β4-11</text:p>
          </table:table-cell>
          <table:table-cell table:style-name="b4.C3" office:value-type="string">
            <text:p text:style-name="P16">β4-21</text:p>
          </table:table-cell>
          <table:covered-table-cell/>
        </table:table-row>
        <table:table-row>
          <table:table-cell table:style-name="b4.A7" office:value-type="string">
            <text:p text:style-name="P16">β4-92</text:p>
          </table:table-cell>
          <table:table-cell table:style-name="b4.B7" office:value-type="string">
            <text:p text:style-name="P16">β4-32</text:p>
          </table:table-cell>
          <table:table-cell table:style-name="b4.B7" office:value-type="string">
            <text:p text:style-name="P16">β4-62</text:p>
          </table:table-cell>
          <table:table-cell table:style-name="b4.B7" office:value-type="string">
            <text:p text:style-name="P16">β4-72</text:p>
          </table:table-cell>
          <table:table-cell table:style-name="b4.B7" office:value-type="string">
            <text:p text:style-name="P16">β4-82</text:p>
          </table:table-cell>
          <table:table-cell table:style-name="b4.B7" office:value-type="string">
            <text:p text:style-name="P16">β4-02</text:p>
          </table:table-cell>
          <table:table-cell table:style-name="b4.B7" office:value-type="string">
            <text:p text:style-name="P16">β4-12</text:p>
          </table:table-cell>
          <table:table-cell table:style-name="b4.B7" office:value-type="string">
            <text:p text:style-name="P16">β4-22</text:p>
          </table:table-cell>
          <table:covered-table-cell/>
        </table:table-row>
      </table:table>
      <table:table table:name="b5" table:style-name="b5">
        <table:table-column table:style-name="b5.A"/>
        <table:table-column table:style-name="b5.B"/>
        <table:table-column table:style-name="b5.C" table:number-columns-repeated="6"/>
        <table:table-column table:style-name="b5.I"/>
        <table:table-row table:style-name="b5.1">
          <table:table-cell table:style-name="b5.A1" table:number-columns-spanned="9" office:value-type="string">
            <text:p text:style-name="P19"><text:span text:style-name="T1">Radiation monitor AT6130</text:span><text:span text:style-name="T28"> S/</text:span>N $bd_num5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5.2">
          <table:table-cell table:style-name="b5.A2" table:number-rows-spanned="3" office:value-type="string">
            <text:p text:style-name="P29"><text:span text:style-name="T13">Flux density in test point</text:span> <text:span text:style-name="T46"></text:span><text:span text:style-name="T21">0</text:span><text:span text:style-name="T22">i</text:span>,</text:p>
            <text:p text:style-name="P30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5.B2" table:number-rows-spanned="3" office:value-type="string">
            <text:p text:style-name="P20">Radiation source <text:s/>number</text:p>
          </table:table-cell>
          <table:table-cell table:style-name="b5.B2" table:number-columns-spanned="4" office:value-type="string">
            <text:p text:style-name="P31"><text:span text:style-name="T13">Measured radiation flux density in test point</text:span>, <text:span text:style-name="T39"></text:span><text:span text:style-name="T27">i</text:span></text:p>
          </table:table-cell>
          <table:covered-table-cell/>
          <table:covered-table-cell/>
          <table:covered-table-cell/>
          <table:table-cell table:style-name="b5.B2" table:number-rows-spanned="3" office:value-type="string">
            <text:p text:style-name="P23"><text:span text:style-name="T34">Relative <text:s/>measure-ment</text:span> <text:span text:style-name="T13">error</text:span></text:p>
            <text:p text:style-name="P23"><text:span text:style-name="T31">θ</text:span><text:span text:style-name="T24">пр</text:span><text:span text:style-name="T25">i</text:span><text:span text:style-name="T28">,</text:span> %</text:p>
          </table:table-cell>
          <table:table-cell table:style-name="b5.B2" table:number-rows-spanned="3" office:value-type="string">
            <text:p text:style-name="P28"><text:span text:style-name="T13">Confidence limit of the intrinsic <text:s/>relative error</text:span> <text:span text:style-name="T33">Δ</text:span><text:span text:style-name="T26">i</text:span><text:span text:style-name="T13">,</text:span> % </text:p>
          </table:table-cell>
          <table:table-cell table:style-name="b5.I2" table:number-rows-spanned="3" office:value-type="string">
            <text:p text:style-name="P26"><text:span text:style-name="T13">Limits of intrinsic relative error</text:span>, % </text:p>
            <text:p text:style-name="P27">not above</text:p>
          </table:table-cell>
        </table:table-row>
        <table:table-row table:style-name="b5.3">
          <table:covered-table-cell/>
          <table:covered-table-cell/>
          <table:table-cell table:style-name="b5.C3" table:number-columns-spanned="3" office:value-type="string">
            <text:p text:style-name="P39"><text:span text:style-name="T13">Measured value</text:span> <text:span text:style-name="T39"></text:span><text:span text:style-name="T27">i</text:span></text:p>
          </table:table-cell>
          <table:covered-table-cell/>
          <table:covered-table-cell/>
          <table:table-cell table:style-name="b5.C3" table:number-rows-spanned="2" office:value-type="string">
            <text:p text:style-name="P39"><text:span text:style-name="T13">Average value</text:span>, <text:span text:style-name="T39"></text:span></text:p>
          </table:table-cell>
          <table:covered-table-cell/>
          <table:covered-table-cell/>
          <table:covered-table-cell/>
        </table:table-row>
        <table:table-row table:style-name="b5.4">
          <table:covered-table-cell/>
          <table:covered-table-cell/>
          <table:table-cell table:style-name="b5.C4" office:value-type="string">
            <text:p text:style-name="P40"><text:span text:style-name="T38"></text:span><text:span text:style-name="T21">1</text:span></text:p>
          </table:table-cell>
          <table:table-cell table:style-name="b5.C4" office:value-type="string">
            <text:p text:style-name="P39"><text:span text:style-name="T39"></text:span><text:span text:style-name="T21">2</text:span></text:p>
          </table:table-cell>
          <table:table-cell table:style-name="b5.C4" office:value-type="string">
            <text:p text:style-name="P39"><text:span text:style-name="T39">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5.A5" office:value-type="string">
            <text:p text:style-name="P16">β5-90</text:p>
          </table:table-cell>
          <table:table-cell table:style-name="b5.C3" office:value-type="string">
            <text:p text:style-name="P16">β5-30</text:p>
          </table:table-cell>
          <table:table-cell table:style-name="b5.C3" office:value-type="string">
            <text:p text:style-name="P16">β5-60</text:p>
          </table:table-cell>
          <table:table-cell table:style-name="b5.C3" office:value-type="string">
            <text:p text:style-name="P16">β5-70</text:p>
          </table:table-cell>
          <table:table-cell table:style-name="b5.C3" office:value-type="string">
            <text:p text:style-name="P16">β5-80</text:p>
          </table:table-cell>
          <table:table-cell table:style-name="b5.C3" office:value-type="string">
            <text:p text:style-name="P16">β5-00</text:p>
          </table:table-cell>
          <table:table-cell table:style-name="b5.C3" office:value-type="string">
            <text:p text:style-name="P16">β5-10</text:p>
          </table:table-cell>
          <table:table-cell table:style-name="b5.C3" office:value-type="string">
            <text:p text:style-name="P16">β5-20</text:p>
          </table:table-cell>
          <table:table-cell table:style-name="b5.I5" table:number-rows-spanned="3" office:value-type="string">
            <text:p text:style-name="P17">±20</text:p>
          </table:table-cell>
        </table:table-row>
        <table:table-row>
          <table:table-cell table:style-name="b5.A5" office:value-type="string">
            <text:p text:style-name="P16">β5-91</text:p>
          </table:table-cell>
          <table:table-cell table:style-name="b5.C3" office:value-type="string">
            <text:p text:style-name="P16">β5-31</text:p>
          </table:table-cell>
          <table:table-cell table:style-name="b5.C3" office:value-type="string">
            <text:p text:style-name="P16">β5-61</text:p>
          </table:table-cell>
          <table:table-cell table:style-name="b5.C3" office:value-type="string">
            <text:p text:style-name="P16">β5-71</text:p>
          </table:table-cell>
          <table:table-cell table:style-name="b5.C3" office:value-type="string">
            <text:p text:style-name="P16">β5-81</text:p>
          </table:table-cell>
          <table:table-cell table:style-name="b5.C3" office:value-type="string">
            <text:p text:style-name="P16">β5-01</text:p>
          </table:table-cell>
          <table:table-cell table:style-name="b5.C3" office:value-type="string">
            <text:p text:style-name="P16">β5-11</text:p>
          </table:table-cell>
          <table:table-cell table:style-name="b5.C3" office:value-type="string">
            <text:p text:style-name="P16">β5-21</text:p>
          </table:table-cell>
          <table:covered-table-cell/>
        </table:table-row>
        <table:table-row>
          <table:table-cell table:style-name="b5.A7" office:value-type="string">
            <text:p text:style-name="P16">β5-92</text:p>
          </table:table-cell>
          <table:table-cell table:style-name="b5.B7" office:value-type="string">
            <text:p text:style-name="P16">β5-32</text:p>
          </table:table-cell>
          <table:table-cell table:style-name="b5.B7" office:value-type="string">
            <text:p text:style-name="P16">β5-62</text:p>
          </table:table-cell>
          <table:table-cell table:style-name="b5.B7" office:value-type="string">
            <text:p text:style-name="P16">β5-72</text:p>
          </table:table-cell>
          <table:table-cell table:style-name="b5.B7" office:value-type="string">
            <text:p text:style-name="P16">β5-82</text:p>
          </table:table-cell>
          <table:table-cell table:style-name="b5.B7" office:value-type="string">
            <text:p text:style-name="P16">β5-02</text:p>
          </table:table-cell>
          <table:table-cell table:style-name="b5.B7" office:value-type="string">
            <text:p text:style-name="P16">β5-12</text:p>
          </table:table-cell>
          <table:table-cell table:style-name="b5.B7" office:value-type="string">
            <text:p text:style-name="P16">β5-22</text:p>
          </table:table-cell>
          <table:covered-table-cell/>
        </table:table-row>
      </table:table>
      <table:table table:name="b6" table:style-name="b6">
        <table:table-column table:style-name="b6.A"/>
        <table:table-column table:style-name="b6.B"/>
        <table:table-column table:style-name="b6.C" table:number-columns-repeated="6"/>
        <table:table-column table:style-name="b6.I"/>
        <text:soft-page-break/>
        <table:table-row table:style-name="b6.1">
          <table:table-cell table:style-name="b6.A1" table:number-columns-spanned="9" office:value-type="string">
            <text:p text:style-name="P19"><text:span text:style-name="T1">Radiation monitor AT6130</text:span><text:span text:style-name="T28"> S/</text:span>N $bd_num6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6.2">
          <table:table-cell table:style-name="b6.A2" table:number-rows-spanned="3" office:value-type="string">
            <text:p text:style-name="P29"><text:span text:style-name="T13">Flux density in test point</text:span> <text:span text:style-name="T46"></text:span><text:span text:style-name="T21">0</text:span><text:span text:style-name="T22">i</text:span>,</text:p>
            <text:p text:style-name="P30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6.B2" table:number-rows-spanned="3" office:value-type="string">
            <text:p text:style-name="P20">Radiation source <text:s/>number</text:p>
          </table:table-cell>
          <table:table-cell table:style-name="b6.B2" table:number-columns-spanned="4" office:value-type="string">
            <text:p text:style-name="P31"><text:span text:style-name="T13">Measured radiation flux density in test point</text:span>, <text:span text:style-name="T39"></text:span><text:span text:style-name="T27">i</text:span></text:p>
          </table:table-cell>
          <table:covered-table-cell/>
          <table:covered-table-cell/>
          <table:covered-table-cell/>
          <table:table-cell table:style-name="b6.B2" table:number-rows-spanned="3" office:value-type="string">
            <text:p text:style-name="P23"><text:span text:style-name="T34">Relative <text:s/>measure-ment</text:span> <text:span text:style-name="T13">error</text:span></text:p>
            <text:p text:style-name="P23"><text:span text:style-name="T31">θ</text:span><text:span text:style-name="T24">пр</text:span><text:span text:style-name="T25">i</text:span><text:span text:style-name="T28">,</text:span> %</text:p>
          </table:table-cell>
          <table:table-cell table:style-name="b6.B2" table:number-rows-spanned="3" office:value-type="string">
            <text:p text:style-name="P28"><text:span text:style-name="T13">Confidence limit of the intrinsic <text:s/>relative error</text:span> <text:span text:style-name="T33">Δ</text:span><text:span text:style-name="T26">i</text:span><text:span text:style-name="T13">,</text:span> % </text:p>
          </table:table-cell>
          <table:table-cell table:style-name="b6.I2" table:number-rows-spanned="3" office:value-type="string">
            <text:p text:style-name="P26"><text:span text:style-name="T13">Limits of intrinsic relative error</text:span>, % </text:p>
            <text:p text:style-name="P27">not above</text:p>
          </table:table-cell>
        </table:table-row>
        <table:table-row table:style-name="b6.3">
          <table:covered-table-cell/>
          <table:covered-table-cell/>
          <table:table-cell table:style-name="b6.C3" table:number-columns-spanned="3" office:value-type="string">
            <text:p text:style-name="P39"><text:span text:style-name="T13">Measured value</text:span> <text:span text:style-name="T39"></text:span><text:span text:style-name="T27">i</text:span></text:p>
          </table:table-cell>
          <table:covered-table-cell/>
          <table:covered-table-cell/>
          <table:table-cell table:style-name="b6.C3" table:number-rows-spanned="2" office:value-type="string">
            <text:p text:style-name="P39"><text:span text:style-name="T13">Average value</text:span>, <text:span text:style-name="T39"></text:span></text:p>
          </table:table-cell>
          <table:covered-table-cell/>
          <table:covered-table-cell/>
          <table:covered-table-cell/>
        </table:table-row>
        <table:table-row table:style-name="b6.4">
          <table:covered-table-cell/>
          <table:covered-table-cell/>
          <table:table-cell table:style-name="b6.C4" office:value-type="string">
            <text:p text:style-name="P40"><text:span text:style-name="T38"></text:span><text:span text:style-name="T21">1</text:span></text:p>
          </table:table-cell>
          <table:table-cell table:style-name="b6.C4" office:value-type="string">
            <text:p text:style-name="P39"><text:span text:style-name="T39"></text:span><text:span text:style-name="T21">2</text:span></text:p>
          </table:table-cell>
          <table:table-cell table:style-name="b6.C4" office:value-type="string">
            <text:p text:style-name="P39"><text:span text:style-name="T39">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6.A5" office:value-type="string">
            <text:p text:style-name="P16">β6-90</text:p>
          </table:table-cell>
          <table:table-cell table:style-name="b6.C3" office:value-type="string">
            <text:p text:style-name="P16">β6-30</text:p>
          </table:table-cell>
          <table:table-cell table:style-name="b6.C3" office:value-type="string">
            <text:p text:style-name="P16">β6-60</text:p>
          </table:table-cell>
          <table:table-cell table:style-name="b6.C3" office:value-type="string">
            <text:p text:style-name="P16">β6-70</text:p>
          </table:table-cell>
          <table:table-cell table:style-name="b6.C3" office:value-type="string">
            <text:p text:style-name="P16">β6-80</text:p>
          </table:table-cell>
          <table:table-cell table:style-name="b6.C3" office:value-type="string">
            <text:p text:style-name="P16">β6-00</text:p>
          </table:table-cell>
          <table:table-cell table:style-name="b6.C3" office:value-type="string">
            <text:p text:style-name="P16">β6-10</text:p>
          </table:table-cell>
          <table:table-cell table:style-name="b6.C3" office:value-type="string">
            <text:p text:style-name="P16">β6-20</text:p>
          </table:table-cell>
          <table:table-cell table:style-name="b6.I5" table:number-rows-spanned="3" office:value-type="string">
            <text:p text:style-name="P17">±20</text:p>
          </table:table-cell>
        </table:table-row>
        <table:table-row>
          <table:table-cell table:style-name="b6.A5" office:value-type="string">
            <text:p text:style-name="P16">β6-91</text:p>
          </table:table-cell>
          <table:table-cell table:style-name="b6.C3" office:value-type="string">
            <text:p text:style-name="P16">β6-31</text:p>
          </table:table-cell>
          <table:table-cell table:style-name="b6.C3" office:value-type="string">
            <text:p text:style-name="P16">β6-61</text:p>
          </table:table-cell>
          <table:table-cell table:style-name="b6.C3" office:value-type="string">
            <text:p text:style-name="P16">β6-71</text:p>
          </table:table-cell>
          <table:table-cell table:style-name="b6.C3" office:value-type="string">
            <text:p text:style-name="P16">β6-81</text:p>
          </table:table-cell>
          <table:table-cell table:style-name="b6.C3" office:value-type="string">
            <text:p text:style-name="P16">β6-01</text:p>
          </table:table-cell>
          <table:table-cell table:style-name="b6.C3" office:value-type="string">
            <text:p text:style-name="P16">β6-11</text:p>
          </table:table-cell>
          <table:table-cell table:style-name="b6.C3" office:value-type="string">
            <text:p text:style-name="P16">β6-21</text:p>
          </table:table-cell>
          <table:covered-table-cell/>
        </table:table-row>
        <table:table-row>
          <table:table-cell table:style-name="b6.A7" office:value-type="string">
            <text:p text:style-name="P16">β6-92</text:p>
          </table:table-cell>
          <table:table-cell table:style-name="b6.B7" office:value-type="string">
            <text:p text:style-name="P16">β6-32</text:p>
          </table:table-cell>
          <table:table-cell table:style-name="b6.B7" office:value-type="string">
            <text:p text:style-name="P16">β6-62</text:p>
          </table:table-cell>
          <table:table-cell table:style-name="b6.B7" office:value-type="string">
            <text:p text:style-name="P16">β6-72</text:p>
          </table:table-cell>
          <table:table-cell table:style-name="b6.B7" office:value-type="string">
            <text:p text:style-name="P16">β6-82</text:p>
          </table:table-cell>
          <table:table-cell table:style-name="b6.B7" office:value-type="string">
            <text:p text:style-name="P16">β6-02</text:p>
          </table:table-cell>
          <table:table-cell table:style-name="b6.B7" office:value-type="string">
            <text:p text:style-name="P16">β6-12</text:p>
          </table:table-cell>
          <table:table-cell table:style-name="b6.B7" office:value-type="string">
            <text:p text:style-name="P16">β6-22</text:p>
          </table:table-cell>
          <table:covered-table-cell/>
        </table:table-row>
      </table:table>
      <table:table table:name="b7" table:style-name="b7">
        <table:table-column table:style-name="b7.A"/>
        <table:table-column table:style-name="b7.B"/>
        <table:table-column table:style-name="b7.C" table:number-columns-repeated="6"/>
        <table:table-column table:style-name="b7.I"/>
        <table:table-row table:style-name="b7.1">
          <table:table-cell table:style-name="b7.A1" table:number-columns-spanned="9" office:value-type="string">
            <text:p text:style-name="P19"><text:span text:style-name="T1">Radiation monitor AT6130</text:span><text:span text:style-name="T28"> S/</text:span>N $bd_num7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7.2">
          <table:table-cell table:style-name="b7.A2" table:number-rows-spanned="3" office:value-type="string">
            <text:p text:style-name="P29"><text:span text:style-name="T13">Flux density in test point</text:span> <text:span text:style-name="T46"></text:span><text:span text:style-name="T21">0</text:span><text:span text:style-name="T22">i</text:span>,</text:p>
            <text:p text:style-name="P30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7.B2" table:number-rows-spanned="3" office:value-type="string">
            <text:p text:style-name="P20">Radiation source <text:s/>number</text:p>
          </table:table-cell>
          <table:table-cell table:style-name="b7.B2" table:number-columns-spanned="4" office:value-type="string">
            <text:p text:style-name="P31"><text:span text:style-name="T13">Measured radiation flux density in test point</text:span>, <text:span text:style-name="T39"></text:span><text:span text:style-name="T27">i</text:span></text:p>
          </table:table-cell>
          <table:covered-table-cell/>
          <table:covered-table-cell/>
          <table:covered-table-cell/>
          <table:table-cell table:style-name="b7.B2" table:number-rows-spanned="3" office:value-type="string">
            <text:p text:style-name="P23"><text:span text:style-name="T34">Relative <text:s/>measure-ment</text:span> <text:span text:style-name="T13">error</text:span></text:p>
            <text:p text:style-name="P23"><text:span text:style-name="T31">θ</text:span><text:span text:style-name="T24">пр</text:span><text:span text:style-name="T25">i</text:span><text:span text:style-name="T28">,</text:span> %</text:p>
          </table:table-cell>
          <table:table-cell table:style-name="b7.B2" table:number-rows-spanned="3" office:value-type="string">
            <text:p text:style-name="P28"><text:span text:style-name="T13">Confidence limit of the intrinsic <text:s/>relative error</text:span> <text:span text:style-name="T33">Δ</text:span><text:span text:style-name="T26">i</text:span><text:span text:style-name="T13">,</text:span> % </text:p>
          </table:table-cell>
          <table:table-cell table:style-name="b7.I2" table:number-rows-spanned="3" office:value-type="string">
            <text:p text:style-name="P26"><text:span text:style-name="T13">Limits of intrinsic relative error</text:span>, % </text:p>
            <text:p text:style-name="P27">not above</text:p>
          </table:table-cell>
        </table:table-row>
        <table:table-row table:style-name="b7.3">
          <table:covered-table-cell/>
          <table:covered-table-cell/>
          <table:table-cell table:style-name="b7.C3" table:number-columns-spanned="3" office:value-type="string">
            <text:p text:style-name="P39"><text:span text:style-name="T13">Measured value</text:span> <text:span text:style-name="T39"></text:span><text:span text:style-name="T27">i</text:span></text:p>
          </table:table-cell>
          <table:covered-table-cell/>
          <table:covered-table-cell/>
          <table:table-cell table:style-name="b7.C3" table:number-rows-spanned="2" office:value-type="string">
            <text:p text:style-name="P39"><text:span text:style-name="T13">Average value</text:span>, <text:span text:style-name="T39"></text:span></text:p>
          </table:table-cell>
          <table:covered-table-cell/>
          <table:covered-table-cell/>
          <table:covered-table-cell/>
        </table:table-row>
        <table:table-row table:style-name="b7.4">
          <table:covered-table-cell/>
          <table:covered-table-cell/>
          <table:table-cell table:style-name="b7.C4" office:value-type="string">
            <text:p text:style-name="P40"><text:span text:style-name="T38"></text:span><text:span text:style-name="T21">1</text:span></text:p>
          </table:table-cell>
          <table:table-cell table:style-name="b7.C4" office:value-type="string">
            <text:p text:style-name="P39"><text:span text:style-name="T39"></text:span><text:span text:style-name="T21">2</text:span></text:p>
          </table:table-cell>
          <table:table-cell table:style-name="b7.C4" office:value-type="string">
            <text:p text:style-name="P39"><text:span text:style-name="T39">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7.A5" office:value-type="string">
            <text:p text:style-name="P16">β7-90</text:p>
          </table:table-cell>
          <table:table-cell table:style-name="b7.C3" office:value-type="string">
            <text:p text:style-name="P16">β7-30</text:p>
          </table:table-cell>
          <table:table-cell table:style-name="b7.C3" office:value-type="string">
            <text:p text:style-name="P16">β7-60</text:p>
          </table:table-cell>
          <table:table-cell table:style-name="b7.C3" office:value-type="string">
            <text:p text:style-name="P16">β7-70</text:p>
          </table:table-cell>
          <table:table-cell table:style-name="b7.C3" office:value-type="string">
            <text:p text:style-name="P16">β7-80</text:p>
          </table:table-cell>
          <table:table-cell table:style-name="b7.C3" office:value-type="string">
            <text:p text:style-name="P16">β7-00</text:p>
          </table:table-cell>
          <table:table-cell table:style-name="b7.C3" office:value-type="string">
            <text:p text:style-name="P16">β7-10</text:p>
          </table:table-cell>
          <table:table-cell table:style-name="b7.C3" office:value-type="string">
            <text:p text:style-name="P16">β7-20</text:p>
          </table:table-cell>
          <table:table-cell table:style-name="b7.I5" table:number-rows-spanned="3" office:value-type="string">
            <text:p text:style-name="P17">±20</text:p>
          </table:table-cell>
        </table:table-row>
        <table:table-row>
          <table:table-cell table:style-name="b7.A5" office:value-type="string">
            <text:p text:style-name="P16">β7-91</text:p>
          </table:table-cell>
          <table:table-cell table:style-name="b7.C3" office:value-type="string">
            <text:p text:style-name="P16">β7-31</text:p>
          </table:table-cell>
          <table:table-cell table:style-name="b7.C3" office:value-type="string">
            <text:p text:style-name="P16">β7-61</text:p>
          </table:table-cell>
          <table:table-cell table:style-name="b7.C3" office:value-type="string">
            <text:p text:style-name="P16">β7-71</text:p>
          </table:table-cell>
          <table:table-cell table:style-name="b7.C3" office:value-type="string">
            <text:p text:style-name="P16">β7-81</text:p>
          </table:table-cell>
          <table:table-cell table:style-name="b7.C3" office:value-type="string">
            <text:p text:style-name="P16">β7-01</text:p>
          </table:table-cell>
          <table:table-cell table:style-name="b7.C3" office:value-type="string">
            <text:p text:style-name="P16">β7-11</text:p>
          </table:table-cell>
          <table:table-cell table:style-name="b7.C3" office:value-type="string">
            <text:p text:style-name="P16">β7-21</text:p>
          </table:table-cell>
          <table:covered-table-cell/>
        </table:table-row>
        <table:table-row>
          <table:table-cell table:style-name="b7.A7" office:value-type="string">
            <text:p text:style-name="P16">β7-92</text:p>
          </table:table-cell>
          <table:table-cell table:style-name="b7.B7" office:value-type="string">
            <text:p text:style-name="P16">β7-32</text:p>
          </table:table-cell>
          <table:table-cell table:style-name="b7.B7" office:value-type="string">
            <text:p text:style-name="P16">β7-62</text:p>
          </table:table-cell>
          <table:table-cell table:style-name="b7.B7" office:value-type="string">
            <text:p text:style-name="P16">β7-72</text:p>
          </table:table-cell>
          <table:table-cell table:style-name="b7.B7" office:value-type="string">
            <text:p text:style-name="P16">β7-82</text:p>
          </table:table-cell>
          <table:table-cell table:style-name="b7.B7" office:value-type="string">
            <text:p text:style-name="P16">β7-02</text:p>
          </table:table-cell>
          <table:table-cell table:style-name="b7.B7" office:value-type="string">
            <text:p text:style-name="P16">β7-12</text:p>
          </table:table-cell>
          <table:table-cell table:style-name="b7.B7" office:value-type="string">
            <text:p text:style-name="P16">β7-22</text:p>
          </table:table-cell>
          <table:covered-table-cell/>
        </table:table-row>
      </table:table>
      <table:table table:name="b8" table:style-name="b8">
        <table:table-column table:style-name="b8.A"/>
        <table:table-column table:style-name="b8.B"/>
        <table:table-column table:style-name="b8.C" table:number-columns-repeated="6"/>
        <table:table-column table:style-name="b8.I"/>
        <table:table-row table:style-name="b8.1">
          <table:table-cell table:style-name="b8.A1" table:number-columns-spanned="9" office:value-type="string">
            <text:p text:style-name="P19"><text:span text:style-name="T1">Radiation monitor AT6130</text:span><text:span text:style-name="T28"> S/</text:span>N $bd_num8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8.2">
          <table:table-cell table:style-name="b8.A2" table:number-rows-spanned="3" office:value-type="string">
            <text:p text:style-name="P29"><text:span text:style-name="T13">Flux density in test point</text:span> <text:span text:style-name="T46"></text:span><text:span text:style-name="T21">0</text:span><text:span text:style-name="T22">i</text:span>,</text:p>
            <text:p text:style-name="P30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8.B2" table:number-rows-spanned="3" office:value-type="string">
            <text:p text:style-name="P20">Radiation source <text:s/>number</text:p>
          </table:table-cell>
          <table:table-cell table:style-name="b8.B2" table:number-columns-spanned="4" office:value-type="string">
            <text:p text:style-name="P31"><text:span text:style-name="T13">Measured radiation flux density in test point</text:span>, <text:span text:style-name="T39"></text:span><text:span text:style-name="T27">i</text:span></text:p>
          </table:table-cell>
          <table:covered-table-cell/>
          <table:covered-table-cell/>
          <table:covered-table-cell/>
          <table:table-cell table:style-name="b8.B2" table:number-rows-spanned="3" office:value-type="string">
            <text:p text:style-name="P23"><text:span text:style-name="T34">Relative <text:s/>measure-ment</text:span> <text:span text:style-name="T13">error</text:span></text:p>
            <text:p text:style-name="P23"><text:span text:style-name="T31">θ</text:span><text:span text:style-name="T24">пр</text:span><text:span text:style-name="T25">i</text:span><text:span text:style-name="T28">,</text:span> %</text:p>
          </table:table-cell>
          <table:table-cell table:style-name="b8.B2" table:number-rows-spanned="3" office:value-type="string">
            <text:p text:style-name="P28"><text:span text:style-name="T13">Confidence limit of the intrinsic <text:s/>relative error</text:span> <text:span text:style-name="T33">Δ</text:span><text:span text:style-name="T26">i</text:span><text:span text:style-name="T13">,</text:span> % </text:p>
          </table:table-cell>
          <table:table-cell table:style-name="b8.I2" table:number-rows-spanned="3" office:value-type="string">
            <text:p text:style-name="P26"><text:span text:style-name="T13">Limits of intrinsic relative error</text:span>, % </text:p>
            <text:p text:style-name="P27">not above</text:p>
          </table:table-cell>
        </table:table-row>
        <table:table-row table:style-name="b8.3">
          <table:covered-table-cell/>
          <table:covered-table-cell/>
          <table:table-cell table:style-name="b8.C3" table:number-columns-spanned="3" office:value-type="string">
            <text:p text:style-name="P39"><text:span text:style-name="T13">Measured value</text:span> <text:span text:style-name="T39"></text:span><text:span text:style-name="T27">i</text:span></text:p>
          </table:table-cell>
          <table:covered-table-cell/>
          <table:covered-table-cell/>
          <table:table-cell table:style-name="b8.C3" table:number-rows-spanned="2" office:value-type="string">
            <text:p text:style-name="P39"><text:span text:style-name="T13">Average value</text:span>, <text:span text:style-name="T39"></text:span></text:p>
          </table:table-cell>
          <table:covered-table-cell/>
          <table:covered-table-cell/>
          <table:covered-table-cell/>
        </table:table-row>
        <table:table-row table:style-name="b8.4">
          <table:covered-table-cell/>
          <table:covered-table-cell/>
          <table:table-cell table:style-name="b8.C4" office:value-type="string">
            <text:p text:style-name="P40"><text:span text:style-name="T38"></text:span><text:span text:style-name="T21">1</text:span></text:p>
          </table:table-cell>
          <table:table-cell table:style-name="b8.C4" office:value-type="string">
            <text:p text:style-name="P39"><text:span text:style-name="T39"></text:span><text:span text:style-name="T21">2</text:span></text:p>
          </table:table-cell>
          <table:table-cell table:style-name="b8.C4" office:value-type="string">
            <text:p text:style-name="P39"><text:span text:style-name="T39">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8.A5" office:value-type="string">
            <text:p text:style-name="P16">β8-90</text:p>
          </table:table-cell>
          <table:table-cell table:style-name="b8.C3" office:value-type="string">
            <text:p text:style-name="P16">β8-30</text:p>
          </table:table-cell>
          <table:table-cell table:style-name="b8.C3" office:value-type="string">
            <text:p text:style-name="P16">β8-60</text:p>
          </table:table-cell>
          <table:table-cell table:style-name="b8.C3" office:value-type="string">
            <text:p text:style-name="P16">β8-70</text:p>
          </table:table-cell>
          <table:table-cell table:style-name="b8.C3" office:value-type="string">
            <text:p text:style-name="P16">β8-80</text:p>
          </table:table-cell>
          <table:table-cell table:style-name="b8.C3" office:value-type="string">
            <text:p text:style-name="P16">β8-00</text:p>
          </table:table-cell>
          <table:table-cell table:style-name="b8.C3" office:value-type="string">
            <text:p text:style-name="P16">β8-10</text:p>
          </table:table-cell>
          <table:table-cell table:style-name="b8.C3" office:value-type="string">
            <text:p text:style-name="P16">β8-20</text:p>
          </table:table-cell>
          <table:table-cell table:style-name="b8.I5" table:number-rows-spanned="3" office:value-type="string">
            <text:p text:style-name="P17">±20</text:p>
          </table:table-cell>
        </table:table-row>
        <table:table-row>
          <table:table-cell table:style-name="b8.A5" office:value-type="string">
            <text:p text:style-name="P16">β8-91</text:p>
          </table:table-cell>
          <table:table-cell table:style-name="b8.C3" office:value-type="string">
            <text:p text:style-name="P16">β8-31</text:p>
          </table:table-cell>
          <table:table-cell table:style-name="b8.C3" office:value-type="string">
            <text:p text:style-name="P16">β8-61</text:p>
          </table:table-cell>
          <table:table-cell table:style-name="b8.C3" office:value-type="string">
            <text:p text:style-name="P16">β8-71</text:p>
          </table:table-cell>
          <table:table-cell table:style-name="b8.C3" office:value-type="string">
            <text:p text:style-name="P16">β8-81</text:p>
          </table:table-cell>
          <table:table-cell table:style-name="b8.C3" office:value-type="string">
            <text:p text:style-name="P16">β8-01</text:p>
          </table:table-cell>
          <table:table-cell table:style-name="b8.C3" office:value-type="string">
            <text:p text:style-name="P16">β8-11</text:p>
          </table:table-cell>
          <table:table-cell table:style-name="b8.C3" office:value-type="string">
            <text:p text:style-name="P16">β8-21</text:p>
          </table:table-cell>
          <table:covered-table-cell/>
        </table:table-row>
        <table:table-row>
          <table:table-cell table:style-name="b8.A7" office:value-type="string">
            <text:p text:style-name="P16">β8-92</text:p>
          </table:table-cell>
          <table:table-cell table:style-name="b8.B7" office:value-type="string">
            <text:p text:style-name="P16">β8-32</text:p>
          </table:table-cell>
          <table:table-cell table:style-name="b8.B7" office:value-type="string">
            <text:p text:style-name="P16">β8-62</text:p>
          </table:table-cell>
          <table:table-cell table:style-name="b8.B7" office:value-type="string">
            <text:p text:style-name="P16">β8-72</text:p>
          </table:table-cell>
          <table:table-cell table:style-name="b8.B7" office:value-type="string">
            <text:p text:style-name="P16">β8-82</text:p>
          </table:table-cell>
          <table:table-cell table:style-name="b8.B7" office:value-type="string">
            <text:p text:style-name="P16">β8-02</text:p>
          </table:table-cell>
          <table:table-cell table:style-name="b8.B7" office:value-type="string">
            <text:p text:style-name="P16">β8-12</text:p>
          </table:table-cell>
          <table:table-cell table:style-name="b8.B7" office:value-type="string">
            <text:p text:style-name="P16">β8-22</text:p>
          </table:table-cell>
          <table:covered-table-cell/>
        </table:table-row>
      </table:table>
      <table:table table:name="b9" table:style-name="b9">
        <table:table-column table:style-name="b9.A"/>
        <table:table-column table:style-name="b9.B"/>
        <table:table-column table:style-name="b9.C" table:number-columns-repeated="6"/>
        <table:table-column table:style-name="b9.I"/>
        <table:table-row table:style-name="b9.1">
          <table:table-cell table:style-name="b9.A1" table:number-columns-spanned="9" office:value-type="string">
            <text:p text:style-name="P19"><text:span text:style-name="T1">Radiation monitor AT6130</text:span><text:span text:style-name="T28"> S/</text:span>N $bd_num9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9.2">
          <table:table-cell table:style-name="b9.A2" table:number-rows-spanned="3" office:value-type="string">
            <text:p text:style-name="P29"><text:span text:style-name="T13">Flux density in test point</text:span> <text:span text:style-name="T46"></text:span><text:span text:style-name="T21">0</text:span><text:span text:style-name="T22">i</text:span>,</text:p>
            <text:p text:style-name="P30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9.B2" table:number-rows-spanned="3" office:value-type="string">
            <text:p text:style-name="P20">Radiation source <text:s/>number</text:p>
          </table:table-cell>
          <table:table-cell table:style-name="b9.B2" table:number-columns-spanned="4" office:value-type="string">
            <text:p text:style-name="P31"><text:span text:style-name="T13">Measured radiation flux density in test point</text:span>, <text:span text:style-name="T39"></text:span><text:span text:style-name="T27">i</text:span></text:p>
          </table:table-cell>
          <table:covered-table-cell/>
          <table:covered-table-cell/>
          <table:covered-table-cell/>
          <table:table-cell table:style-name="b9.B2" table:number-rows-spanned="3" office:value-type="string">
            <text:p text:style-name="P23"><text:span text:style-name="T34">Relative <text:s/>measure-ment</text:span> <text:span text:style-name="T13">error</text:span></text:p>
            <text:p text:style-name="P23"><text:span text:style-name="T31">θ</text:span><text:span text:style-name="T24">пр</text:span><text:span text:style-name="T25">i</text:span><text:span text:style-name="T28">,</text:span> %</text:p>
          </table:table-cell>
          <table:table-cell table:style-name="b9.B2" table:number-rows-spanned="3" office:value-type="string">
            <text:p text:style-name="P28"><text:span text:style-name="T13">Confidence limit of the intrinsic <text:s/>relative error</text:span> <text:span text:style-name="T33">Δ</text:span><text:span text:style-name="T26">i</text:span><text:span text:style-name="T13">,</text:span> % </text:p>
          </table:table-cell>
          <table:table-cell table:style-name="b9.I2" table:number-rows-spanned="3" office:value-type="string">
            <text:p text:style-name="P26"><text:span text:style-name="T13">Limits of intrinsic relative error</text:span>, % </text:p>
            <text:p text:style-name="P27">not above</text:p>
          </table:table-cell>
        </table:table-row>
        <table:table-row table:style-name="b9.3">
          <table:covered-table-cell/>
          <table:covered-table-cell/>
          <table:table-cell table:style-name="b9.C3" table:number-columns-spanned="3" office:value-type="string">
            <text:p text:style-name="P39"><text:span text:style-name="T13">Measured value</text:span> <text:span text:style-name="T39"></text:span><text:span text:style-name="T27">i</text:span></text:p>
          </table:table-cell>
          <table:covered-table-cell/>
          <table:covered-table-cell/>
          <table:table-cell table:style-name="b9.C3" table:number-rows-spanned="2" office:value-type="string">
            <text:p text:style-name="P39"><text:span text:style-name="T13">Average value</text:span>, <text:span text:style-name="T39"></text:span></text:p>
          </table:table-cell>
          <table:covered-table-cell/>
          <table:covered-table-cell/>
          <table:covered-table-cell/>
        </table:table-row>
        <table:table-row table:style-name="b9.4">
          <table:covered-table-cell/>
          <table:covered-table-cell/>
          <table:table-cell table:style-name="b9.C4" office:value-type="string">
            <text:p text:style-name="P40"><text:span text:style-name="T38"></text:span><text:span text:style-name="T21">1</text:span></text:p>
          </table:table-cell>
          <table:table-cell table:style-name="b9.C4" office:value-type="string">
            <text:p text:style-name="P39"><text:span text:style-name="T39"></text:span><text:span text:style-name="T21">2</text:span></text:p>
          </table:table-cell>
          <table:table-cell table:style-name="b9.C4" office:value-type="string">
            <text:p text:style-name="P39"><text:span text:style-name="T39">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9.A5" office:value-type="string">
            <text:p text:style-name="P16">β9-90</text:p>
          </table:table-cell>
          <table:table-cell table:style-name="b9.C3" office:value-type="string">
            <text:p text:style-name="P16">β9-30</text:p>
          </table:table-cell>
          <table:table-cell table:style-name="b9.C3" office:value-type="string">
            <text:p text:style-name="P16">β9-60</text:p>
          </table:table-cell>
          <table:table-cell table:style-name="b9.C3" office:value-type="string">
            <text:p text:style-name="P16">β9-70</text:p>
          </table:table-cell>
          <table:table-cell table:style-name="b9.C3" office:value-type="string">
            <text:p text:style-name="P16">β9-80</text:p>
          </table:table-cell>
          <table:table-cell table:style-name="b9.C3" office:value-type="string">
            <text:p text:style-name="P16">β9-00</text:p>
          </table:table-cell>
          <table:table-cell table:style-name="b9.C3" office:value-type="string">
            <text:p text:style-name="P16">β9-10</text:p>
          </table:table-cell>
          <table:table-cell table:style-name="b9.C3" office:value-type="string">
            <text:p text:style-name="P16">β9-20</text:p>
          </table:table-cell>
          <table:table-cell table:style-name="b9.I5" table:number-rows-spanned="3" office:value-type="string">
            <text:p text:style-name="P17">±20</text:p>
          </table:table-cell>
        </table:table-row>
        <table:table-row>
          <table:table-cell table:style-name="b9.A5" office:value-type="string">
            <text:p text:style-name="P16">β9-91</text:p>
          </table:table-cell>
          <table:table-cell table:style-name="b9.C3" office:value-type="string">
            <text:p text:style-name="P16">β9-31</text:p>
          </table:table-cell>
          <table:table-cell table:style-name="b9.C3" office:value-type="string">
            <text:p text:style-name="P16">β9-61</text:p>
          </table:table-cell>
          <table:table-cell table:style-name="b9.C3" office:value-type="string">
            <text:p text:style-name="P16">β9-71</text:p>
          </table:table-cell>
          <table:table-cell table:style-name="b9.C3" office:value-type="string">
            <text:p text:style-name="P16">β9-81</text:p>
          </table:table-cell>
          <table:table-cell table:style-name="b9.C3" office:value-type="string">
            <text:p text:style-name="P16">β9-01</text:p>
          </table:table-cell>
          <table:table-cell table:style-name="b9.C3" office:value-type="string">
            <text:p text:style-name="P16">β9-11</text:p>
          </table:table-cell>
          <table:table-cell table:style-name="b9.C3" office:value-type="string">
            <text:p text:style-name="P16">β9-21</text:p>
          </table:table-cell>
          <table:covered-table-cell/>
        </table:table-row>
        <table:table-row>
          <table:table-cell table:style-name="b9.A7" office:value-type="string">
            <text:p text:style-name="P16">β9-92</text:p>
          </table:table-cell>
          <table:table-cell table:style-name="b9.B7" office:value-type="string">
            <text:p text:style-name="P16">β9-32</text:p>
          </table:table-cell>
          <table:table-cell table:style-name="b9.B7" office:value-type="string">
            <text:p text:style-name="P16">β9-62</text:p>
          </table:table-cell>
          <table:table-cell table:style-name="b9.B7" office:value-type="string">
            <text:p text:style-name="P16">β9-72</text:p>
          </table:table-cell>
          <table:table-cell table:style-name="b9.B7" office:value-type="string">
            <text:p text:style-name="P16">β9-82</text:p>
          </table:table-cell>
          <table:table-cell table:style-name="b9.B7" office:value-type="string">
            <text:p text:style-name="P16">β9-02</text:p>
          </table:table-cell>
          <table:table-cell table:style-name="b9.B7" office:value-type="string">
            <text:p text:style-name="P16">β9-12</text:p>
          </table:table-cell>
          <table:table-cell table:style-name="b9.B7" office:value-type="string">
            <text:p text:style-name="P16">β9-22</text:p>
          </table:table-cell>
          <table:covered-table-cell/>
        </table:table-row>
      </table:table>
      <text:p text:style-name="Text_20_body"/>
      <table:table table:name="b10" table:style-name="b10">
        <table:table-column table:style-name="b10.A"/>
        <table:table-column table:style-name="b10.B"/>
        <table:table-column table:style-name="b10.C" table:number-columns-repeated="6"/>
        <table:table-column table:style-name="b10.I"/>
        <table:table-row table:style-name="b10.1">
          <table:table-cell table:style-name="b10.A1" table:number-columns-spanned="9" office:value-type="string">
            <text:p text:style-name="P19"><text:span text:style-name="T1">Radiation monitor AT6130</text:span><text:span text:style-name="T28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10.2">
          <table:table-cell table:style-name="b10.A2" table:number-rows-spanned="3" office:value-type="string">
            <text:p text:style-name="P29"><text:span text:style-name="T13">Flux density in test point</text:span> <text:span text:style-name="T46"></text:span><text:span text:style-name="T21">0</text:span><text:span text:style-name="T22">i</text:span>,</text:p>
            <text:p text:style-name="P30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b10.B2" table:number-rows-spanned="3" office:value-type="string">
            <text:p text:style-name="P20">Radiation source <text:s/>number</text:p>
          </table:table-cell>
          <table:table-cell table:style-name="b10.B2" table:number-columns-spanned="4" office:value-type="string">
            <text:p text:style-name="P31"><text:span text:style-name="T13">Measured radiation flux density in test point</text:span>, <text:span text:style-name="T39"></text:span><text:span text:style-name="T27">i</text:span></text:p>
          </table:table-cell>
          <table:covered-table-cell/>
          <table:covered-table-cell/>
          <table:covered-table-cell/>
          <table:table-cell table:style-name="b10.B2" table:number-rows-spanned="3" office:value-type="string">
            <text:p text:style-name="P23"><text:span text:style-name="T34">Relative <text:s/>measure-ment</text:span> <text:span text:style-name="T13">error</text:span></text:p>
            <text:p text:style-name="P23"><text:span text:style-name="T31">θ</text:span><text:span text:style-name="T24">пр</text:span><text:span text:style-name="T25">i</text:span><text:span text:style-name="T28">,</text:span> %</text:p>
          </table:table-cell>
          <table:table-cell table:style-name="b10.B2" table:number-rows-spanned="3" office:value-type="string">
            <text:p text:style-name="P28"><text:span text:style-name="T13">Confidence limit of the intrinsic <text:s/>relative error</text:span> <text:span text:style-name="T33">Δ</text:span><text:span text:style-name="T26">i</text:span><text:span text:style-name="T13">,</text:span> % </text:p>
          </table:table-cell>
          <table:table-cell table:style-name="b10.I2" table:number-rows-spanned="3" office:value-type="string">
            <text:p text:style-name="P26"><text:span text:style-name="T13">Limits of intrinsic relative error</text:span>, % </text:p>
            <text:p text:style-name="P27">not above</text:p>
          </table:table-cell>
        </table:table-row>
        <table:table-row table:style-name="b10.3">
          <table:covered-table-cell/>
          <table:covered-table-cell/>
          <table:table-cell table:style-name="b10.C3" table:number-columns-spanned="3" office:value-type="string">
            <text:p text:style-name="P39"><text:span text:style-name="T13">Measured value</text:span> <text:span text:style-name="T39"></text:span><text:span text:style-name="T27">i</text:span></text:p>
          </table:table-cell>
          <table:covered-table-cell/>
          <table:covered-table-cell/>
          <table:table-cell table:style-name="b10.C3" table:number-rows-spanned="2" office:value-type="string">
            <text:p text:style-name="P39"><text:span text:style-name="T13">Average value</text:span>, <text:span text:style-name="T39"></text:span></text:p>
          </table:table-cell>
          <table:covered-table-cell/>
          <table:covered-table-cell/>
          <table:covered-table-cell/>
        </table:table-row>
        <table:table-row table:style-name="b10.4">
          <table:covered-table-cell/>
          <table:covered-table-cell/>
          <table:table-cell table:style-name="b10.C4" office:value-type="string">
            <text:p text:style-name="P40"><text:span text:style-name="T38"></text:span><text:span text:style-name="T21">1</text:span></text:p>
          </table:table-cell>
          <table:table-cell table:style-name="b10.C4" office:value-type="string">
            <text:p text:style-name="P39"><text:span text:style-name="T39"></text:span><text:span text:style-name="T21">2</text:span></text:p>
          </table:table-cell>
          <table:table-cell table:style-name="b10.C4" office:value-type="string">
            <text:p text:style-name="P39"><text:span text:style-name="T39">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10.A5" office:value-type="string">
            <text:p text:style-name="P16">β10-90</text:p>
          </table:table-cell>
          <table:table-cell table:style-name="b10.C3" office:value-type="string">
            <text:p text:style-name="P16">β10-30</text:p>
          </table:table-cell>
          <table:table-cell table:style-name="b10.C3" office:value-type="string">
            <text:p text:style-name="P16">β10-60</text:p>
          </table:table-cell>
          <table:table-cell table:style-name="b10.C3" office:value-type="string">
            <text:p text:style-name="P16">β10-70</text:p>
          </table:table-cell>
          <table:table-cell table:style-name="b10.C3" office:value-type="string">
            <text:p text:style-name="P16">β10-80</text:p>
          </table:table-cell>
          <table:table-cell table:style-name="b10.C3" office:value-type="string">
            <text:p text:style-name="P16">β10-00</text:p>
          </table:table-cell>
          <table:table-cell table:style-name="b10.C3" office:value-type="string">
            <text:p text:style-name="P16">β10-10</text:p>
          </table:table-cell>
          <table:table-cell table:style-name="b10.C3" office:value-type="string">
            <text:p text:style-name="P16">β10-20</text:p>
          </table:table-cell>
          <table:table-cell table:style-name="b10.I5" table:number-rows-spanned="3" office:value-type="string">
            <text:p text:style-name="P15">±<text:span text:style-name="T13">20</text:span></text:p>
          </table:table-cell>
        </table:table-row>
        <table:table-row>
          <table:table-cell table:style-name="b10.A5" office:value-type="string">
            <text:p text:style-name="P16">β10-91</text:p>
          </table:table-cell>
          <table:table-cell table:style-name="b10.C3" office:value-type="string">
            <text:p text:style-name="P16">β10-31</text:p>
          </table:table-cell>
          <table:table-cell table:style-name="b10.C3" office:value-type="string">
            <text:p text:style-name="P16">β10-61</text:p>
          </table:table-cell>
          <table:table-cell table:style-name="b10.C3" office:value-type="string">
            <text:p text:style-name="P16">β10-71</text:p>
          </table:table-cell>
          <table:table-cell table:style-name="b10.C3" office:value-type="string">
            <text:p text:style-name="P16">β10-81</text:p>
          </table:table-cell>
          <table:table-cell table:style-name="b10.C3" office:value-type="string">
            <text:p text:style-name="P16">β10-01</text:p>
          </table:table-cell>
          <table:table-cell table:style-name="b10.C3" office:value-type="string">
            <text:p text:style-name="P16">β10-11</text:p>
          </table:table-cell>
          <table:table-cell table:style-name="b10.C3" office:value-type="string">
            <text:p text:style-name="P16">β10-21</text:p>
          </table:table-cell>
          <table:covered-table-cell/>
        </table:table-row>
        <table:table-row>
          <table:table-cell table:style-name="b10.A7" office:value-type="string">
            <text:p text:style-name="P16">β10-92</text:p>
          </table:table-cell>
          <table:table-cell table:style-name="b10.B7" office:value-type="string">
            <text:p text:style-name="P16">β10-32</text:p>
          </table:table-cell>
          <table:table-cell table:style-name="b10.B7" office:value-type="string">
            <text:p text:style-name="P16">β10-62</text:p>
          </table:table-cell>
          <table:table-cell table:style-name="b10.B7" office:value-type="string">
            <text:p text:style-name="P16">β10-72</text:p>
          </table:table-cell>
          <table:table-cell table:style-name="b10.B7" office:value-type="string">
            <text:p text:style-name="P16">β10-82</text:p>
          </table:table-cell>
          <table:table-cell table:style-name="b10.B7" office:value-type="string">
            <text:p text:style-name="P16">β10-02</text:p>
          </table:table-cell>
          <table:table-cell table:style-name="b10.B7" office:value-type="string">
            <text:p text:style-name="P16">β10-12</text:p>
          </table:table-cell>
          <table:table-cell table:style-name="b10.B7" office:value-type="string">
            <text:p text:style-name="P16">β10-22</text:p>
          </table:table-cell>
          <table:covered-table-cell/>
        </table:table-row>
      </table:table>
      <text:p text:style-name="P4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ext:soft-page-break/>
        <table:table-row>
          <table:table-cell table:style-name="Таблица1.A1" office:value-type="string">
            <text:p text:style-name="P33">Calibrated by:</text:p>
          </table:table-cell>
          <table:table-cell table:style-name="Таблица1.A1" office:value-type="string">
            <text:p text:style-name="P34">$calibratedBy</text:p>
          </table:table-cell>
          <table:table-cell table:style-name="Таблица1.A1" office:value-type="string">
            <text:p text:style-name="P42"><text:s text:c="36"/></text:p>
          </table:table-cell>
        </table:table-row>
        <table:table-row>
          <table:table-cell table:style-name="Таблица1.A1" office:value-type="string">
            <text:p text:style-name="P41"/>
          </table:table-cell>
          <table:table-cell table:style-name="Таблица1.A1" office:value-type="string">
            <text:p text:style-name="P41"/>
          </table:table-cell>
          <table:table-cell table:style-name="Таблица1.C2" office:value-type="string">
            <text:p text:style-name="P36">(signature)</text:p>
          </table:table-cell>
        </table:table-row>
        <table:table-row>
          <table:table-cell table:style-name="Таблица1.A1" office:value-type="string">
            <text:p text:style-name="P33">Technical control:</text:p>
          </table:table-cell>
          <table:table-cell table:style-name="Таблица1.A1" office:value-type="string">
            <text:p text:style-name="P35">$controlledBy</text:p>
          </table:table-cell>
          <table:table-cell table:style-name="Таблица1.A1" office:value-type="string">
            <text:p text:style-name="P42"><text:s text:c="36"/></text:p>
          </table:table-cell>
        </table:table-row>
        <table:table-row>
          <table:table-cell table:style-name="Таблица1.A1" office:value-type="string">
            <text:p text:style-name="P41"/>
          </table:table-cell>
          <table:table-cell table:style-name="Таблица1.B4" office:value-type="string">
            <text:p text:style-name="P41"/>
          </table:table-cell>
          <table:table-cell table:style-name="Таблица1.C2" office:value-type="string">
            <text:p text:style-name="P36">(signature)</text:p>
          </table:table-cell>
        </table:table-row>
      </table:table>
      <text:p text:style-name="P52"/>
      <text:p text:style-name="P52"/>
      <text:p text:style-name="Text_20_body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 table:number-columns-repeated="6"/>
        <table:table-column table:style-name="Таблица2.I"/>
        <table:table-row table:style-name="Таблица2.1">
          <table:table-cell table:style-name="Таблица2.A1" table:number-columns-spanned="9" office:value-type="string">
            <text:p text:style-name="P19"><text:span text:style-name="T1">Radiation monitor AT6130</text:span><text:span text:style-name="T28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.2">
          <table:table-cell table:style-name="Таблица2.A2" table:number-rows-spanned="3" office:value-type="string">
            <text:p text:style-name="P29"><text:span text:style-name="T13">Flux density in test point</text:span> <text:span text:style-name="T46"></text:span><text:span text:style-name="T21">0</text:span><text:span text:style-name="T22">i</text:span>,</text:p>
            <text:p text:style-name="P30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Таблица2.B2" table:number-rows-spanned="3" office:value-type="string">
            <text:p text:style-name="P20">Radiation source <text:s/>number</text:p>
          </table:table-cell>
          <table:table-cell table:style-name="Таблица2.B2" table:number-columns-spanned="4" office:value-type="string">
            <text:p text:style-name="P31"><text:span text:style-name="T13">Measured radiation flux density in test point</text:span>, <text:span text:style-name="T39"></text:span><text:span text:style-name="T27">i</text:span></text:p>
          </table:table-cell>
          <table:covered-table-cell/>
          <table:covered-table-cell/>
          <table:covered-table-cell/>
          <table:table-cell table:style-name="Таблица2.B2" table:number-rows-spanned="3" office:value-type="string">
            <text:p text:style-name="P23"><text:span text:style-name="T34">Relative <text:s/>measure-ment</text:span> <text:span text:style-name="T13">error</text:span></text:p>
            <text:p text:style-name="P23"><text:span text:style-name="T31">θ</text:span><text:span text:style-name="T24">пр</text:span><text:span text:style-name="T25">i</text:span><text:span text:style-name="T28">,</text:span> %</text:p>
          </table:table-cell>
          <table:table-cell table:style-name="Таблица2.B2" table:number-rows-spanned="3" office:value-type="string">
            <text:p text:style-name="P28"><text:span text:style-name="T13">Confidence limit of the intrinsic <text:s/>relative error</text:span> <text:span text:style-name="T33">Δ</text:span><text:span text:style-name="T26">i</text:span><text:span text:style-name="T13">,</text:span> % </text:p>
          </table:table-cell>
          <table:table-cell table:style-name="Таблица2.I2" table:number-rows-spanned="3" office:value-type="string">
            <text:p text:style-name="P26"><text:span text:style-name="T13">Limits of intrinsic relative error</text:span>, % </text:p>
            <text:p text:style-name="P27">not above</text:p>
          </table:table-cell>
        </table:table-row>
        <table:table-row table:style-name="Таблица2.3">
          <table:covered-table-cell/>
          <table:covered-table-cell/>
          <table:table-cell table:style-name="Таблица2.C3" table:number-columns-spanned="3" office:value-type="string">
            <text:p text:style-name="P39"><text:span text:style-name="T13">Measured value</text:span> <text:span text:style-name="T39"></text:span><text:span text:style-name="T27">i</text:span></text:p>
          </table:table-cell>
          <table:covered-table-cell/>
          <table:covered-table-cell/>
          <table:table-cell table:style-name="Таблица2.C3" table:number-rows-spanned="2" office:value-type="string">
            <text:p text:style-name="P39"><text:span text:style-name="T13">Average value</text:span>, <text:span text:style-name="T39"></text:span></text:p>
          </table:table-cell>
          <table:covered-table-cell/>
          <table:covered-table-cell/>
          <table:covered-table-cell/>
        </table:table-row>
        <table:table-row table:style-name="Таблица2.4">
          <table:covered-table-cell/>
          <table:covered-table-cell/>
          <table:table-cell table:style-name="Таблица2.C4" office:value-type="string">
            <text:p text:style-name="P40"><text:span text:style-name="T38"></text:span><text:span text:style-name="T21">1</text:span></text:p>
          </table:table-cell>
          <table:table-cell table:style-name="Таблица2.C4" office:value-type="string">
            <text:p text:style-name="P39"><text:span text:style-name="T39"></text:span><text:span text:style-name="T21">2</text:span></text:p>
          </table:table-cell>
          <table:table-cell table:style-name="Таблица2.C4" office:value-type="string">
            <text:p text:style-name="P39"><text:span text:style-name="T39">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2.A5" office:value-type="string">
            <text:p text:style-name="P16">β10-90</text:p>
          </table:table-cell>
          <table:table-cell table:style-name="Таблица2.C3" office:value-type="string">
            <text:p text:style-name="P16">β10-30</text:p>
          </table:table-cell>
          <table:table-cell table:style-name="Таблица2.C3" office:value-type="string">
            <text:p text:style-name="P16">β10-60</text:p>
          </table:table-cell>
          <table:table-cell table:style-name="Таблица2.C3" office:value-type="string">
            <text:p text:style-name="P16">β10-70</text:p>
          </table:table-cell>
          <table:table-cell table:style-name="Таблица2.C3" office:value-type="string">
            <text:p text:style-name="P16">β10-80</text:p>
          </table:table-cell>
          <table:table-cell table:style-name="Таблица2.C3" office:value-type="string">
            <text:p text:style-name="P16">β10-00</text:p>
          </table:table-cell>
          <table:table-cell table:style-name="Таблица2.C3" office:value-type="string">
            <text:p text:style-name="P16">β10-10</text:p>
          </table:table-cell>
          <table:table-cell table:style-name="Таблица2.C3" office:value-type="string">
            <text:p text:style-name="P16">β10-20</text:p>
          </table:table-cell>
          <table:table-cell table:style-name="Таблица2.I5" table:number-rows-spanned="4" office:value-type="string">
            <text:p text:style-name="P15">±<text:span text:style-name="T13">20</text:span></text:p>
          </table:table-cell>
        </table:table-row>
        <table:table-row>
          <table:table-cell table:style-name="Таблица2.A5" office:value-type="string">
            <text:p text:style-name="P16">β10-91</text:p>
          </table:table-cell>
          <table:table-cell table:style-name="Таблица2.C3" office:value-type="string">
            <text:p text:style-name="P16">β10-31</text:p>
          </table:table-cell>
          <table:table-cell table:style-name="Таблица2.C3" office:value-type="string">
            <text:p text:style-name="P16">β10-61</text:p>
          </table:table-cell>
          <table:table-cell table:style-name="Таблица2.C3" office:value-type="string">
            <text:p text:style-name="P16">β10-71</text:p>
          </table:table-cell>
          <table:table-cell table:style-name="Таблица2.C3" office:value-type="string">
            <text:p text:style-name="P16">β10-81</text:p>
          </table:table-cell>
          <table:table-cell table:style-name="Таблица2.C3" office:value-type="string">
            <text:p text:style-name="P16">β10-01</text:p>
          </table:table-cell>
          <table:table-cell table:style-name="Таблица2.C3" office:value-type="string">
            <text:p text:style-name="P16">β10-11</text:p>
          </table:table-cell>
          <table:table-cell table:style-name="Таблица2.C3" office:value-type="string">
            <text:p text:style-name="P16">β10-21</text:p>
          </table:table-cell>
          <table:covered-table-cell/>
        </table:table-row>
        <table:table-row>
          <table:table-cell table:style-name="Таблица2.A5" office:value-type="string">
            <text:p text:style-name="P16">β10-92</text:p>
          </table:table-cell>
          <table:table-cell table:style-name="Таблица2.C3" office:value-type="string">
            <text:p text:style-name="P16">β10-32</text:p>
          </table:table-cell>
          <table:table-cell table:style-name="Таблица2.C3" office:value-type="string">
            <text:p text:style-name="P16">β10-62</text:p>
          </table:table-cell>
          <table:table-cell table:style-name="Таблица2.C3" office:value-type="string">
            <text:p text:style-name="P16">β10-72</text:p>
          </table:table-cell>
          <table:table-cell table:style-name="Таблица2.C3" office:value-type="string">
            <text:p text:style-name="P16">β10-82</text:p>
          </table:table-cell>
          <table:table-cell table:style-name="Таблица2.C3" office:value-type="string">
            <text:p text:style-name="P16">β10-02</text:p>
          </table:table-cell>
          <table:table-cell table:style-name="Таблица2.C3" office:value-type="string">
            <text:p text:style-name="P16">β10-12</text:p>
          </table:table-cell>
          <table:table-cell table:style-name="Таблица2.C3" office:value-type="string">
            <text:p text:style-name="P16">β10-22</text:p>
          </table:table-cell>
          <table:covered-table-cell/>
        </table:table-row>
        <table:table-row>
          <table:table-cell table:style-name="Таблица2.A8" office:value-type="string">
            <text:p text:style-name="P16">β10-9<text:span text:style-name="T13">3</text:span></text:p>
          </table:table-cell>
          <table:table-cell table:style-name="Таблица2.B8" office:value-type="string">
            <text:p text:style-name="P16">β10-3<text:span text:style-name="T13">3</text:span></text:p>
          </table:table-cell>
          <table:table-cell table:style-name="Таблица2.B8" office:value-type="string">
            <text:p text:style-name="P16">β10-6<text:span text:style-name="T13">3</text:span></text:p>
          </table:table-cell>
          <table:table-cell table:style-name="Таблица2.B8" office:value-type="string">
            <text:p text:style-name="P16">β10-7<text:span text:style-name="T13">3</text:span></text:p>
          </table:table-cell>
          <table:table-cell table:style-name="Таблица2.B8" office:value-type="string">
            <text:p text:style-name="P16">β10-8<text:span text:style-name="T13">3</text:span></text:p>
          </table:table-cell>
          <table:table-cell table:style-name="Таблица2.B8" office:value-type="string">
            <text:p text:style-name="P16">β10-0<text:span text:style-name="T13">3</text:span></text:p>
          </table:table-cell>
          <table:table-cell table:style-name="Таблица2.B8" office:value-type="string">
            <text:p text:style-name="P16">β10-1<text:span text:style-name="T13">3</text:span></text:p>
          </table:table-cell>
          <table:table-cell table:style-name="Таблица2.B8" office:value-type="string">
            <text:p text:style-name="P16">β10-2<text:span text:style-name="T13">3</text:span></text:p>
          </table:table-cell>
          <table:covered-table-cell/>
        </table:table-row>
      </table:table>
      <text:p text:style-name="P46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6"/>
        <table:table-column table:style-name="Таблица3.I"/>
        <table:table-row table:style-name="Таблица3.1">
          <table:table-cell table:style-name="Таблица3.A1" table:number-columns-spanned="9" office:value-type="string">
            <text:p text:style-name="P19"><text:span text:style-name="T1">Radiation monitor AT6130</text:span><text:span text:style-name="T28"> S/</text:span>N $bd_num10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rows-spanned="3" office:value-type="string">
            <text:p text:style-name="P29"><text:span text:style-name="T13">Flux density in test point</text:span> <text:span text:style-name="T46"></text:span><text:span text:style-name="T21">0</text:span><text:span text:style-name="T22">i</text:span>,</text:p>
            <text:p text:style-name="P30"><text:s/><text:span text:style-name="T14">min</text:span><text:span text:style-name="T17">-1</text:span>·<text:span text:style-name="T14">cm</text:span><text:span text:style-name="T17">-2</text:span></text:p>
          </table:table-cell>
          <table:table-cell table:style-name="Таблица3.B2" table:number-rows-spanned="3" office:value-type="string">
            <text:p text:style-name="P20">Radiation source <text:s/>number</text:p>
          </table:table-cell>
          <table:table-cell table:style-name="Таблица3.B2" table:number-columns-spanned="4" office:value-type="string">
            <text:p text:style-name="P31"><text:span text:style-name="T13">Measured radiation flux density in test point</text:span>, <text:span text:style-name="T39"></text:span><text:span text:style-name="T27">i</text:span></text:p>
          </table:table-cell>
          <table:covered-table-cell/>
          <table:covered-table-cell/>
          <table:covered-table-cell/>
          <table:table-cell table:style-name="Таблица3.B2" table:number-rows-spanned="3" office:value-type="string">
            <text:p text:style-name="P23"><text:span text:style-name="T34">Relative <text:s/>measure-ment</text:span> <text:span text:style-name="T13">error</text:span></text:p>
            <text:p text:style-name="P23"><text:span text:style-name="T31">θ</text:span><text:span text:style-name="T24">пр</text:span><text:span text:style-name="T25">i</text:span><text:span text:style-name="T28">,</text:span> %</text:p>
          </table:table-cell>
          <table:table-cell table:style-name="Таблица3.B2" table:number-rows-spanned="3" office:value-type="string">
            <text:p text:style-name="P28"><text:span text:style-name="T13">Confidence limit of the intrinsic <text:s/>relative error</text:span> <text:span text:style-name="T33">Δ</text:span><text:span text:style-name="T26">i</text:span><text:span text:style-name="T13">,</text:span> % </text:p>
          </table:table-cell>
          <table:table-cell table:style-name="Таблица3.I2" table:number-rows-spanned="3" office:value-type="string">
            <text:p text:style-name="P26"><text:span text:style-name="T13">Limits of intrinsic relative error</text:span>, % </text:p>
            <text:p text:style-name="P27">not above</text:p>
          </table:table-cell>
        </table:table-row>
        <table:table-row table:style-name="Таблица3.3">
          <table:covered-table-cell/>
          <table:covered-table-cell/>
          <table:table-cell table:style-name="Таблица3.C3" table:number-columns-spanned="3" office:value-type="string">
            <text:p text:style-name="P39"><text:span text:style-name="T13">Measured value</text:span> <text:span text:style-name="T39"></text:span><text:span text:style-name="T27">i</text:span></text:p>
          </table:table-cell>
          <table:covered-table-cell/>
          <table:covered-table-cell/>
          <table:table-cell table:style-name="Таблица3.C3" table:number-rows-spanned="2" office:value-type="string">
            <text:p text:style-name="P39"><text:span text:style-name="T13">Average value</text:span>, <text:span text:style-name="T39"></text:span></text:p>
          </table:table-cell>
          <table:covered-table-cell/>
          <table:covered-table-cell/>
          <table:covered-table-cell/>
        </table:table-row>
        <table:table-row table:style-name="Таблица3.4">
          <table:covered-table-cell/>
          <table:covered-table-cell/>
          <table:table-cell table:style-name="Таблица3.C4" office:value-type="string">
            <text:p text:style-name="P40"><text:span text:style-name="T38"></text:span><text:span text:style-name="T21">1</text:span></text:p>
          </table:table-cell>
          <table:table-cell table:style-name="Таблица3.C4" office:value-type="string">
            <text:p text:style-name="P39"><text:span text:style-name="T39"></text:span><text:span text:style-name="T21">2</text:span></text:p>
          </table:table-cell>
          <table:table-cell table:style-name="Таблица3.C4" office:value-type="string">
            <text:p text:style-name="P39"><text:span text:style-name="T39"></text:span><text:span text:style-name="T21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5" office:value-type="string">
            <text:p text:style-name="P16">β10-90</text:p>
          </table:table-cell>
          <table:table-cell table:style-name="Таблица3.C3" office:value-type="string">
            <text:p text:style-name="P16">β10-30</text:p>
          </table:table-cell>
          <table:table-cell table:style-name="Таблица3.C3" office:value-type="string">
            <text:p text:style-name="P16">β10-60</text:p>
          </table:table-cell>
          <table:table-cell table:style-name="Таблица3.C3" office:value-type="string">
            <text:p text:style-name="P16">β10-70</text:p>
          </table:table-cell>
          <table:table-cell table:style-name="Таблица3.C3" office:value-type="string">
            <text:p text:style-name="P16">β10-80</text:p>
          </table:table-cell>
          <table:table-cell table:style-name="Таблица3.C3" office:value-type="string">
            <text:p text:style-name="P16">β10-00</text:p>
          </table:table-cell>
          <table:table-cell table:style-name="Таблица3.C3" office:value-type="string">
            <text:p text:style-name="P16">β10-10</text:p>
          </table:table-cell>
          <table:table-cell table:style-name="Таблица3.C3" office:value-type="string">
            <text:p text:style-name="P16">β10-20</text:p>
          </table:table-cell>
          <table:table-cell table:style-name="Таблица3.I5" table:number-rows-spanned="4" office:value-type="string">
            <text:p text:style-name="P15">±<text:span text:style-name="T13">20</text:span></text:p>
          </table:table-cell>
        </table:table-row>
        <table:table-row>
          <table:table-cell table:style-name="Таблица3.A5" office:value-type="string">
            <text:p text:style-name="P16">β10-91</text:p>
          </table:table-cell>
          <table:table-cell table:style-name="Таблица3.C3" office:value-type="string">
            <text:p text:style-name="P16">β10-31</text:p>
          </table:table-cell>
          <table:table-cell table:style-name="Таблица3.C3" office:value-type="string">
            <text:p text:style-name="P16">β10-61</text:p>
          </table:table-cell>
          <table:table-cell table:style-name="Таблица3.C3" office:value-type="string">
            <text:p text:style-name="P16">β10-71</text:p>
          </table:table-cell>
          <table:table-cell table:style-name="Таблица3.C3" office:value-type="string">
            <text:p text:style-name="P16">β10-81</text:p>
          </table:table-cell>
          <table:table-cell table:style-name="Таблица3.C3" office:value-type="string">
            <text:p text:style-name="P16">β10-01</text:p>
          </table:table-cell>
          <table:table-cell table:style-name="Таблица3.C3" office:value-type="string">
            <text:p text:style-name="P16">β10-11</text:p>
          </table:table-cell>
          <table:table-cell table:style-name="Таблица3.C3" office:value-type="string">
            <text:p text:style-name="P16">β10-21</text:p>
          </table:table-cell>
          <table:covered-table-cell/>
        </table:table-row>
        <table:table-row>
          <table:table-cell table:style-name="Таблица3.A5" office:value-type="string">
            <text:p text:style-name="P16">β10-92</text:p>
          </table:table-cell>
          <table:table-cell table:style-name="Таблица3.C3" office:value-type="string">
            <text:p text:style-name="P16">β10-32</text:p>
          </table:table-cell>
          <table:table-cell table:style-name="Таблица3.C3" office:value-type="string">
            <text:p text:style-name="P16">β10-62</text:p>
          </table:table-cell>
          <table:table-cell table:style-name="Таблица3.C3" office:value-type="string">
            <text:p text:style-name="P16">β10-72</text:p>
          </table:table-cell>
          <table:table-cell table:style-name="Таблица3.C3" office:value-type="string">
            <text:p text:style-name="P16">β10-82</text:p>
          </table:table-cell>
          <table:table-cell table:style-name="Таблица3.C3" office:value-type="string">
            <text:p text:style-name="P16">β10-02</text:p>
          </table:table-cell>
          <table:table-cell table:style-name="Таблица3.C3" office:value-type="string">
            <text:p text:style-name="P16">β10-12</text:p>
          </table:table-cell>
          <table:table-cell table:style-name="Таблица3.C3" office:value-type="string">
            <text:p text:style-name="P16">β10-22</text:p>
          </table:table-cell>
          <table:covered-table-cell/>
        </table:table-row>
        <table:table-row>
          <table:table-cell table:style-name="Таблица3.A8" office:value-type="string">
            <text:p text:style-name="P16">β10-9<text:span text:style-name="T13">3</text:span></text:p>
          </table:table-cell>
          <table:table-cell table:style-name="Таблица3.B8" office:value-type="string">
            <text:p text:style-name="P16">β10-3<text:span text:style-name="T13">3</text:span></text:p>
          </table:table-cell>
          <table:table-cell table:style-name="Таблица3.B8" office:value-type="string">
            <text:p text:style-name="P16">β10-6<text:span text:style-name="T13">3</text:span></text:p>
          </table:table-cell>
          <table:table-cell table:style-name="Таблица3.B8" office:value-type="string">
            <text:p text:style-name="P16">β10-7<text:span text:style-name="T13">3</text:span></text:p>
          </table:table-cell>
          <table:table-cell table:style-name="Таблица3.B8" office:value-type="string">
            <text:p text:style-name="P16">β10-8<text:span text:style-name="T13">3</text:span></text:p>
          </table:table-cell>
          <table:table-cell table:style-name="Таблица3.B8" office:value-type="string">
            <text:p text:style-name="P16">β10-0<text:span text:style-name="T13">3</text:span></text:p>
          </table:table-cell>
          <table:table-cell table:style-name="Таблица3.B8" office:value-type="string">
            <text:p text:style-name="P16">β10-1<text:span text:style-name="T13">3</text:span></text:p>
          </table:table-cell>
          <table:table-cell table:style-name="Таблица3.B8" office:value-type="string">
            <text:p text:style-name="P16">β10-2<text:span text:style-name="T13">3</text:span></text:p>
          </table:table-cell>
          <table:covered-table-cell/>
        </table:table-row>
      </table:table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5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9-04T15:56:21.15</dc:date>
    <meta:print-date>2019-04-03T15:18:00</meta:print-date>
    <meta:editing-cycles>158</meta:editing-cycles>
    <meta:editing-duration>PT11H35M15S</meta:editing-duration>
    <meta:generator>OpenOffice/4.1.6$Win32 OpenOffice.org_project/416m1$Build-9790</meta:generator>
    <meta:document-statistic meta:table-count="23" meta:image-count="1" meta:object-count="0" meta:page-count="6" meta:paragraph-count="1192" meta:word-count="2276" meta:character-count="12799"/>
  </office:meta>
</office:document-meta>
</file>